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1.88383333333333cm"/>
    </style:style>
    <style:style style:name="co5" style:family="table-column">
      <style:table-column-properties fo:break-before="auto" style:column-width="1.82033333333333cm" style:use-optimal-column-width="true"/>
    </style:style>
    <style:style style:name="co6" style:family="table-column">
      <style:table-column-properties fo:break-before="auto" style:column-width="4.78366666666667cm"/>
    </style:style>
    <style:style style:name="co7" style:family="table-column">
      <style:table-column-properties fo:break-before="auto" style:column-width="4.191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481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BIB</text:p>
          </table:table-cell>
          <table:table-cell office:value-type="string" table:style-name="ce3">
            <text:p>LASTNAME</text:p>
          </table:table-cell>
          <table:table-cell office:value-type="string" table:style-name="ce3">
            <text:p>FISRTNAME</text:p>
          </table:table-cell>
          <table:table-cell office:value-type="string" table:style-name="ce3">
            <text:p>YYYY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CLUB</text:p>
          </table:table-cell>
          <table:table-cell office:value-type="string" table:style-name="ce3">
            <text:p>CHALLENGE BXL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office:string-value="AZWBED" table:formula="of:=COM.MICROSOFT.CONCAT(CHAR(RANDBETWEEN(65;90));CHAR(RANDBETWEEN(65;90));CHAR(RANDBETWEEN(65;90));CHAR(RANDBETWEEN(65;90));CHAR(RANDBETWEEN(65;90));CHAR(RANDBETWEEN(65;90)))" table:style-name="ce1">
            <text:p>AZWBED</text:p>
          </table:table-cell>
          <table:table-cell office:value-type="string" table:style-name="ce1">
            <text:p>IGOR</text:p>
          </table:table-cell>
          <table:table-cell office:value-type="float" office:value="1970" table:style-name="ce1">
            <text:p>1970</text:p>
          </table:table-cell>
          <table:table-cell office:value-type="string" table:style-name="ce4">
            <text:p>M</text:p>
          </table:table-cell>
          <table:table-cell office:value-type="float" office:value="49" table:formula="of:=IF([.D2] &lt;&gt; &quot;&quot;;YEAR(TODAY()) - [.D2]; &quot;&quot;)" table:style-name="ce5">
            <text:p>49</text:p>
          </table:table-cell>
          <table:table-cell office:value-type="string" office:string-value="V1" table:formula="of:=IF([.F2] &lt;&gt; &quot;&quot;;IF([.E2]=&quot;M&quot;; IF([.F2]&lt;=20;&quot;EH&quot;;IF([.F2]&lt;40;&quot;S&quot;;IF([.F2]&gt;=50;IF([.F2]&gt;= 60;IF([.F2]&gt;=70;&quot;V4&quot;;&quot;V3&quot;);&quot;V2&quot;);&quot;V1&quot;))); IF([.F2]&lt;=20;&quot;ED&quot;;IF([.F2]&lt;40;&quot;D&quot;;IF([.F2]&gt;=50;IF([.F2]&gt;= 60;IF([.F2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office:string-value="HSHKMJ" table:formula="of:=COM.MICROSOFT.CONCAT(CHAR(RANDBETWEEN(65;90));CHAR(RANDBETWEEN(65;90));CHAR(RANDBETWEEN(65;90));CHAR(RANDBETWEEN(65;90));CHAR(RANDBETWEEN(65;90));CHAR(RANDBETWEEN(65;90)))" table:style-name="ce1">
            <text:p>HSHKMJ</text:p>
          </table:table-cell>
          <table:table-cell office:value-type="string" table:style-name="ce1">
            <text:p>EMMANUELLE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F</text:p>
          </table:table-cell>
          <table:table-cell office:value-type="float" office:value="43" table:formula="of:=IF([.D3] &lt;&gt; &quot;&quot;;YEAR(TODAY()) - [.D3]; &quot;&quot;)" table:style-name="ce5">
            <text:p>43</text:p>
          </table:table-cell>
          <table:table-cell office:value-type="string" office:string-value="A1" table:formula="of:=IF([.F3] &lt;&gt; &quot;&quot;;IF([.E3]=&quot;M&quot;; IF([.F3]&lt;=20;&quot;EH&quot;;IF([.F3]&lt;40;&quot;S&quot;;IF([.F3]&gt;=50;IF([.F3]&gt;= 60;IF([.F3]&gt;=70;&quot;V4&quot;;&quot;V3&quot;);&quot;V2&quot;);&quot;V1&quot;))); IF([.F3]&lt;=20;&quot;ED&quot;;IF([.F3]&lt;40;&quot;D&quot;;IF([.F3]&gt;=50;IF([.F3]&gt;= 60;IF([.F3]&gt;=70;&quot;A4&quot;;&quot;A3&quot;);&quot;A2&quot;);&quot;A1&quot;)))); &quot;&quot; )" table:style-name="ce5">
            <text:p>A1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office:string-value="JVIKIL" table:formula="of:=COM.MICROSOFT.CONCAT(CHAR(RANDBETWEEN(65;90));CHAR(RANDBETWEEN(65;90));CHAR(RANDBETWEEN(65;90));CHAR(RANDBETWEEN(65;90));CHAR(RANDBETWEEN(65;90));CHAR(RANDBETWEEN(65;90)))" table:style-name="ce1">
            <text:p>JVIKIL</text:p>
          </table:table-cell>
          <table:table-cell office:value-type="string" table:style-name="ce1">
            <text:p>FRANK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M</text:p>
          </table:table-cell>
          <table:table-cell office:value-type="float" office:value="52" table:formula="of:=IF([.D4] &lt;&gt; &quot;&quot;;YEAR(TODAY()) - [.D4]; &quot;&quot;)" table:style-name="ce5">
            <text:p>52</text:p>
          </table:table-cell>
          <table:table-cell office:value-type="string" office:string-value="V2" table:formula="of:=IF([.F4] &lt;&gt; &quot;&quot;;IF([.E4]=&quot;M&quot;; IF([.F4]&lt;=20;&quot;EH&quot;;IF([.F4]&lt;40;&quot;S&quot;;IF([.F4]&gt;=50;IF([.F4]&gt;= 60;IF([.F4]&gt;=70;&quot;V4&quot;;&quot;V3&quot;);&quot;V2&quot;);&quot;V1&quot;))); IF([.F4]&lt;=20;&quot;ED&quot;;IF([.F4]&lt;40;&quot;D&quot;;IF([.F4]&gt;=50;IF([.F4]&gt;= 60;IF([.F4]&gt;=70;&quot;A4&quot;;&quot;A3&quot;);&quot;A2&quot;);&quot;A1&quot;)))); &quot;&quot; )" table:style-name="ce5">
            <text:p>V2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office:string-value="IBQHQT" table:formula="of:=COM.MICROSOFT.CONCAT(CHAR(RANDBETWEEN(65;90));CHAR(RANDBETWEEN(65;90));CHAR(RANDBETWEEN(65;90));CHAR(RANDBETWEEN(65;90));CHAR(RANDBETWEEN(65;90));CHAR(RANDBETWEEN(65;90)))" table:style-name="ce1">
            <text:p>IBQHQT</text:p>
          </table:table-cell>
          <table:table-cell office:value-type="string" table:style-name="ce1">
            <text:p>RIDWAN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M</text:p>
          </table:table-cell>
          <table:table-cell office:value-type="float" office:value="39" table:formula="of:=IF([.D5] &lt;&gt; &quot;&quot;;YEAR(TODAY()) - [.D5]; &quot;&quot;)" table:style-name="ce5">
            <text:p>39</text:p>
          </table:table-cell>
          <table:table-cell office:value-type="string" office:string-value="S" table:formula="of:=IF([.F5] &lt;&gt; &quot;&quot;;IF([.E5]=&quot;M&quot;; IF([.F5]&lt;=20;&quot;EH&quot;;IF([.F5]&lt;40;&quot;S&quot;;IF([.F5]&gt;=50;IF([.F5]&gt;= 60;IF([.F5]&gt;=70;&quot;V4&quot;;&quot;V3&quot;);&quot;V2&quot;);&quot;V1&quot;))); IF([.F5]&lt;=20;&quot;ED&quot;;IF([.F5]&lt;40;&quot;D&quot;;IF([.F5]&gt;=50;IF([.F5]&gt;= 60;IF([.F5]&gt;=70;&quot;A4&quot;;&quot;A3&quot;);&quot;A2&quot;);&quot;A1&quot;)))); &quot;&quot; )" table:style-name="ce5">
            <text:p>S</text:p>
          </table:table-cell>
          <table:table-cell office:value-type="string" table:style-name="ce1">
            <text:p>DAC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office:string-value="FEAJJU" table:formula="of:=COM.MICROSOFT.CONCAT(CHAR(RANDBETWEEN(65;90));CHAR(RANDBETWEEN(65;90));CHAR(RANDBETWEEN(65;90));CHAR(RANDBETWEEN(65;90));CHAR(RANDBETWEEN(65;90));CHAR(RANDBETWEEN(65;90)))" table:style-name="ce1">
            <text:p>FEAJJU</text:p>
          </table:table-cell>
          <table:table-cell office:value-type="string" table:style-name="ce1">
            <text:p>TOM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M</text:p>
          </table:table-cell>
          <table:table-cell office:value-type="float" office:value="36" table:formula="of:=IF([.D6] &lt;&gt; &quot;&quot;;YEAR(TODAY()) - [.D6]; &quot;&quot;)" table:style-name="ce5">
            <text:p>36</text:p>
          </table:table-cell>
          <table:table-cell office:value-type="string" office:string-value="S" table:formula="of:=IF([.F6] &lt;&gt; &quot;&quot;;IF([.E6]=&quot;M&quot;; IF([.F6]&lt;=20;&quot;EH&quot;;IF([.F6]&lt;40;&quot;S&quot;;IF([.F6]&gt;=50;IF([.F6]&gt;= 60;IF([.F6]&gt;=70;&quot;V4&quot;;&quot;V3&quot;);&quot;V2&quot;);&quot;V1&quot;))); IF([.F6]&lt;=20;&quot;ED&quot;;IF([.F6]&lt;40;&quot;D&quot;;IF([.F6]&gt;=50;IF([.F6]&gt;= 60;IF([.F6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office:string-value="SYYKRU" table:formula="of:=COM.MICROSOFT.CONCAT(CHAR(RANDBETWEEN(65;90));CHAR(RANDBETWEEN(65;90));CHAR(RANDBETWEEN(65;90));CHAR(RANDBETWEEN(65;90));CHAR(RANDBETWEEN(65;90));CHAR(RANDBETWEEN(65;90)))" table:style-name="ce1">
            <text:p>SYYKRU</text:p>
          </table:table-cell>
          <table:table-cell office:value-type="string" table:style-name="ce1">
            <text:p>JACQUES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M</text:p>
          </table:table-cell>
          <table:table-cell office:value-type="float" office:value="42" table:formula="of:=IF([.D7] &lt;&gt; &quot;&quot;;YEAR(TODAY()) - [.D7]; &quot;&quot;)" table:style-name="ce5">
            <text:p>42</text:p>
          </table:table-cell>
          <table:table-cell office:value-type="string" office:string-value="V1" table:formula="of:=IF([.F7] &lt;&gt; &quot;&quot;;IF([.E7]=&quot;M&quot;; IF([.F7]&lt;=20;&quot;EH&quot;;IF([.F7]&lt;40;&quot;S&quot;;IF([.F7]&gt;=50;IF([.F7]&gt;= 60;IF([.F7]&gt;=70;&quot;V4&quot;;&quot;V3&quot;);&quot;V2&quot;);&quot;V1&quot;))); IF([.F7]&lt;=20;&quot;ED&quot;;IF([.F7]&lt;40;&quot;D&quot;;IF([.F7]&gt;=50;IF([.F7]&gt;= 60;IF([.F7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office:string-value="QYEYLL" table:formula="of:=COM.MICROSOFT.CONCAT(CHAR(RANDBETWEEN(65;90));CHAR(RANDBETWEEN(65;90));CHAR(RANDBETWEEN(65;90));CHAR(RANDBETWEEN(65;90));CHAR(RANDBETWEEN(65;90));CHAR(RANDBETWEEN(65;90)))" table:style-name="ce1">
            <text:p>QYEYLL</text:p>
          </table:table-cell>
          <table:table-cell office:value-type="string" table:style-name="ce1">
            <text:p>MARIE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M</text:p>
          </table:table-cell>
          <table:table-cell office:value-type="float" office:value="27" table:formula="of:=IF([.D8] &lt;&gt; &quot;&quot;;YEAR(TODAY()) - [.D8]; &quot;&quot;)" table:style-name="ce5">
            <text:p>27</text:p>
          </table:table-cell>
          <table:table-cell office:value-type="string" office:string-value="S" table:formula="of:=IF([.F8] &lt;&gt; &quot;&quot;;IF([.E8]=&quot;M&quot;; IF([.F8]&lt;=20;&quot;EH&quot;;IF([.F8]&lt;40;&quot;S&quot;;IF([.F8]&gt;=50;IF([.F8]&gt;= 60;IF([.F8]&gt;=70;&quot;V4&quot;;&quot;V3&quot;);&quot;V2&quot;);&quot;V1&quot;))); IF([.F8]&lt;=20;&quot;ED&quot;;IF([.F8]&lt;40;&quot;D&quot;;IF([.F8]&gt;=50;IF([.F8]&gt;= 60;IF([.F8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office:string-value="VBCTXO" table:formula="of:=COM.MICROSOFT.CONCAT(CHAR(RANDBETWEEN(65;90));CHAR(RANDBETWEEN(65;90));CHAR(RANDBETWEEN(65;90));CHAR(RANDBETWEEN(65;90));CHAR(RANDBETWEEN(65;90));CHAR(RANDBETWEEN(65;90)))" table:style-name="ce1">
            <text:p>VBCTXO</text:p>
          </table:table-cell>
          <table:table-cell office:value-type="string" table:style-name="ce1">
            <text:p>YANNICK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M</text:p>
          </table:table-cell>
          <table:table-cell office:value-type="float" office:value="34" table:formula="of:=IF([.D9] &lt;&gt; &quot;&quot;;YEAR(TODAY()) - [.D9]; &quot;&quot;)" table:style-name="ce5">
            <text:p>34</text:p>
          </table:table-cell>
          <table:table-cell office:value-type="string" office:string-value="S" table:formula="of:=IF([.F9] &lt;&gt; &quot;&quot;;IF([.E9]=&quot;M&quot;; IF([.F9]&lt;=20;&quot;EH&quot;;IF([.F9]&lt;40;&quot;S&quot;;IF([.F9]&gt;=50;IF([.F9]&gt;= 60;IF([.F9]&gt;=70;&quot;V4&quot;;&quot;V3&quot;);&quot;V2&quot;);&quot;V1&quot;))); IF([.F9]&lt;=20;&quot;ED&quot;;IF([.F9]&lt;40;&quot;D&quot;;IF([.F9]&gt;=50;IF([.F9]&gt;= 60;IF([.F9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office:string-value="TXSNHY" table:formula="of:=COM.MICROSOFT.CONCAT(CHAR(RANDBETWEEN(65;90));CHAR(RANDBETWEEN(65;90));CHAR(RANDBETWEEN(65;90));CHAR(RANDBETWEEN(65;90));CHAR(RANDBETWEEN(65;90));CHAR(RANDBETWEEN(65;90)))" table:style-name="ce1">
            <text:p>TXSNHY</text:p>
          </table:table-cell>
          <table:table-cell office:value-type="string" table:style-name="ce1">
            <text:p>DOMINIQUE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M</text:p>
          </table:table-cell>
          <table:table-cell office:value-type="float" office:value="50" table:formula="of:=IF([.D10] &lt;&gt; &quot;&quot;;YEAR(TODAY()) - [.D10]; &quot;&quot;)" table:style-name="ce5">
            <text:p>50</text:p>
          </table:table-cell>
          <table:table-cell office:value-type="string" office:string-value="V2" table:formula="of:=IF([.F10] &lt;&gt; &quot;&quot;;IF([.E10]=&quot;M&quot;; IF([.F10]&lt;=20;&quot;EH&quot;;IF([.F10]&lt;40;&quot;S&quot;;IF([.F10]&gt;=50;IF([.F10]&gt;= 60;IF([.F10]&gt;=70;&quot;V4&quot;;&quot;V3&quot;);&quot;V2&quot;);&quot;V1&quot;))); IF([.F10]&lt;=20;&quot;ED&quot;;IF([.F10]&lt;40;&quot;D&quot;;IF([.F10]&gt;=50;IF([.F10]&gt;= 60;IF([.F10]&gt;=70;&quot;A4&quot;;&quot;A3&quot;);&quot;A2&quot;);&quot;A1&quot;)))); &quot;&quot; )" table:style-name="ce5">
            <text:p>V2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office:string-value="BBTKWW" table:formula="of:=COM.MICROSOFT.CONCAT(CHAR(RANDBETWEEN(65;90));CHAR(RANDBETWEEN(65;90));CHAR(RANDBETWEEN(65;90));CHAR(RANDBETWEEN(65;90));CHAR(RANDBETWEEN(65;90));CHAR(RANDBETWEEN(65;90)))" table:style-name="ce1">
            <text:p>BBTKWW</text:p>
          </table:table-cell>
          <table:table-cell office:value-type="string" table:style-name="ce1">
            <text:p>LAURE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F</text:p>
          </table:table-cell>
          <table:table-cell office:value-type="float" office:value="39" table:formula="of:=IF([.D11] &lt;&gt; &quot;&quot;;YEAR(TODAY()) - [.D11]; &quot;&quot;)" table:style-name="ce5">
            <text:p>39</text:p>
          </table:table-cell>
          <table:table-cell office:value-type="string" office:string-value="D" table:formula="of:=IF([.F11] &lt;&gt; &quot;&quot;;IF([.E11]=&quot;M&quot;; IF([.F11]&lt;=20;&quot;EH&quot;;IF([.F11]&lt;40;&quot;S&quot;;IF([.F11]&gt;=50;IF([.F11]&gt;= 60;IF([.F11]&gt;=70;&quot;V4&quot;;&quot;V3&quot;);&quot;V2&quot;);&quot;V1&quot;))); IF([.F11]&lt;=20;&quot;ED&quot;;IF([.F11]&lt;40;&quot;D&quot;;IF([.F11]&gt;=50;IF([.F11]&gt;= 60;IF([.F11]&gt;=70;&quot;A4&quot;;&quot;A3&quot;);&quot;A2&quot;);&quot;A1&quot;)))); &quot;&quot; )" table:style-name="ce5">
            <text:p>D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office:string-value="UREQBW" table:formula="of:=COM.MICROSOFT.CONCAT(CHAR(RANDBETWEEN(65;90));CHAR(RANDBETWEEN(65;90));CHAR(RANDBETWEEN(65;90));CHAR(RANDBETWEEN(65;90));CHAR(RANDBETWEEN(65;90));CHAR(RANDBETWEEN(65;90)))" table:style-name="ce1">
            <text:p>UREQBW</text:p>
          </table:table-cell>
          <table:table-cell office:value-type="string" table:style-name="ce1">
            <text:p>MAUD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F</text:p>
          </table:table-cell>
          <table:table-cell office:value-type="float" office:value="42" table:formula="of:=IF([.D12] &lt;&gt; &quot;&quot;;YEAR(TODAY()) - [.D12]; &quot;&quot;)" table:style-name="ce5">
            <text:p>42</text:p>
          </table:table-cell>
          <table:table-cell office:value-type="string" office:string-value="A1" table:formula="of:=IF([.F12] &lt;&gt; &quot;&quot;;IF([.E12]=&quot;M&quot;; IF([.F12]&lt;=20;&quot;EH&quot;;IF([.F12]&lt;40;&quot;S&quot;;IF([.F12]&gt;=50;IF([.F12]&gt;= 60;IF([.F12]&gt;=70;&quot;V4&quot;;&quot;V3&quot;);&quot;V2&quot;);&quot;V1&quot;))); IF([.F12]&lt;=20;&quot;ED&quot;;IF([.F12]&lt;40;&quot;D&quot;;IF([.F12]&gt;=50;IF([.F12]&gt;= 60;IF([.F12]&gt;=70;&quot;A4&quot;;&quot;A3&quot;);&quot;A2&quot;);&quot;A1&quot;)))); &quot;&quot; )" table:style-name="ce5">
            <text:p>A1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office:string-value="QJVVOF" table:formula="of:=COM.MICROSOFT.CONCAT(CHAR(RANDBETWEEN(65;90));CHAR(RANDBETWEEN(65;90));CHAR(RANDBETWEEN(65;90));CHAR(RANDBETWEEN(65;90));CHAR(RANDBETWEEN(65;90));CHAR(RANDBETWEEN(65;90)))" table:style-name="ce1">
            <text:p>QJVVOF</text:p>
          </table:table-cell>
          <table:table-cell office:value-type="string" table:style-name="ce1">
            <text:p>ANDREA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F</text:p>
          </table:table-cell>
          <table:table-cell office:value-type="float" office:value="29" table:formula="of:=IF([.D13] &lt;&gt; &quot;&quot;;YEAR(TODAY()) - [.D13]; &quot;&quot;)" table:style-name="ce5">
            <text:p>29</text:p>
          </table:table-cell>
          <table:table-cell office:value-type="string" office:string-value="D" table:formula="of:=IF([.F13] &lt;&gt; &quot;&quot;;IF([.E13]=&quot;M&quot;; IF([.F13]&lt;=20;&quot;EH&quot;;IF([.F13]&lt;40;&quot;S&quot;;IF([.F13]&gt;=50;IF([.F13]&gt;= 60;IF([.F13]&gt;=70;&quot;V4&quot;;&quot;V3&quot;);&quot;V2&quot;);&quot;V1&quot;))); IF([.F13]&lt;=20;&quot;ED&quot;;IF([.F13]&lt;40;&quot;D&quot;;IF([.F13]&gt;=50;IF([.F13]&gt;= 60;IF([.F13]&gt;=70;&quot;A4&quot;;&quot;A3&quot;);&quot;A2&quot;);&quot;A1&quot;)))); &quot;&quot; )" table:style-name="ce5">
            <text:p>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office:string-value="RTRMRJ" table:formula="of:=COM.MICROSOFT.CONCAT(CHAR(RANDBETWEEN(65;90));CHAR(RANDBETWEEN(65;90));CHAR(RANDBETWEEN(65;90));CHAR(RANDBETWEEN(65;90));CHAR(RANDBETWEEN(65;90));CHAR(RANDBETWEEN(65;90)))" table:style-name="ce1">
            <text:p>RTRMRJ</text:p>
          </table:table-cell>
          <table:table-cell office:value-type="string" table:style-name="ce1">
            <text:p>INTI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</text:p>
          </table:table-cell>
          <table:table-cell office:value-type="float" office:value="14" table:formula="of:=IF([.D14] &lt;&gt; &quot;&quot;;YEAR(TODAY()) - [.D14]; &quot;&quot;)" table:style-name="ce5">
            <text:p>14</text:p>
          </table:table-cell>
          <table:table-cell office:value-type="string" office:string-value="EH" table:formula="of:=IF([.F14] &lt;&gt; &quot;&quot;;IF([.E14]=&quot;M&quot;; IF([.F14]&lt;=20;&quot;EH&quot;;IF([.F14]&lt;40;&quot;S&quot;;IF([.F14]&gt;=50;IF([.F14]&gt;= 60;IF([.F14]&gt;=70;&quot;V4&quot;;&quot;V3&quot;);&quot;V2&quot;);&quot;V1&quot;))); IF([.F14]&lt;=20;&quot;ED&quot;;IF([.F14]&lt;40;&quot;D&quot;;IF([.F14]&gt;=50;IF([.F14]&gt;= 60;IF([.F14]&gt;=70;&quot;A4&quot;;&quot;A3&quot;);&quot;A2&quot;);&quot;A1&quot;)))); &quot;&quot; )" table:style-name="ce5">
            <text:p>EH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office:string-value="SGRNZU" table:formula="of:=COM.MICROSOFT.CONCAT(CHAR(RANDBETWEEN(65;90));CHAR(RANDBETWEEN(65;90));CHAR(RANDBETWEEN(65;90));CHAR(RANDBETWEEN(65;90));CHAR(RANDBETWEEN(65;90));CHAR(RANDBETWEEN(65;90)))" table:style-name="ce1">
            <text:p>SGRNZU</text:p>
          </table:table-cell>
          <table:table-cell office:value-type="string" table:style-name="ce1">
            <text:p>SALVATORE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M</text:p>
          </table:table-cell>
          <table:table-cell office:value-type="float" office:value="46" table:formula="of:=IF([.D15] &lt;&gt; &quot;&quot;;YEAR(TODAY()) - [.D15]; &quot;&quot;)" table:style-name="ce5">
            <text:p>46</text:p>
          </table:table-cell>
          <table:table-cell office:value-type="string" office:string-value="V1" table:formula="of:=IF([.F15] &lt;&gt; &quot;&quot;;IF([.E15]=&quot;M&quot;; IF([.F15]&lt;=20;&quot;EH&quot;;IF([.F15]&lt;40;&quot;S&quot;;IF([.F15]&gt;=50;IF([.F15]&gt;= 60;IF([.F15]&gt;=70;&quot;V4&quot;;&quot;V3&quot;);&quot;V2&quot;);&quot;V1&quot;))); IF([.F15]&lt;=20;&quot;ED&quot;;IF([.F15]&lt;40;&quot;D&quot;;IF([.F15]&gt;=50;IF([.F15]&gt;= 60;IF([.F15]&gt;=70;&quot;A4&quot;;&quot;A3&quot;);&quot;A2&quot;);&quot;A1&quot;)))); &quot;&quot; )" table:style-name="ce5">
            <text:p>V1</text:p>
          </table:table-cell>
          <table:table-cell office:value-type="string" table:style-name="ce1">
            <text:p>NAC</text:p>
          </table:table-cell>
          <table:table-cell table:number-columns-repeated="16376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office:string-value="HSTTOM" table:formula="of:=COM.MICROSOFT.CONCAT(CHAR(RANDBETWEEN(65;90));CHAR(RANDBETWEEN(65;90));CHAR(RANDBETWEEN(65;90));CHAR(RANDBETWEEN(65;90));CHAR(RANDBETWEEN(65;90));CHAR(RANDBETWEEN(65;90)))" table:style-name="ce1">
            <text:p>HSTTOM</text:p>
          </table:table-cell>
          <table:table-cell office:value-type="string" table:style-name="ce1">
            <text:p>MICHEAL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M</text:p>
          </table:table-cell>
          <table:table-cell office:value-type="float" office:value="43" table:formula="of:=IF([.D16] &lt;&gt; &quot;&quot;;YEAR(TODAY()) - [.D16]; &quot;&quot;)" table:style-name="ce5">
            <text:p>43</text:p>
          </table:table-cell>
          <table:table-cell office:value-type="string" office:string-value="V1" table:formula="of:=IF([.F16] &lt;&gt; &quot;&quot;;IF([.E16]=&quot;M&quot;; IF([.F16]&lt;=20;&quot;EH&quot;;IF([.F16]&lt;40;&quot;S&quot;;IF([.F16]&gt;=50;IF([.F16]&gt;= 60;IF([.F16]&gt;=70;&quot;V4&quot;;&quot;V3&quot;);&quot;V2&quot;);&quot;V1&quot;))); IF([.F16]&lt;=20;&quot;ED&quot;;IF([.F16]&lt;40;&quot;D&quot;;IF([.F16]&gt;=50;IF([.F16]&gt;= 60;IF([.F16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office:string-value="RKHCHG" table:formula="of:=COM.MICROSOFT.CONCAT(CHAR(RANDBETWEEN(65;90));CHAR(RANDBETWEEN(65;90));CHAR(RANDBETWEEN(65;90));CHAR(RANDBETWEEN(65;90));CHAR(RANDBETWEEN(65;90));CHAR(RANDBETWEEN(65;90)))" table:style-name="ce1">
            <text:p>RKHCHG</text:p>
          </table:table-cell>
          <table:table-cell office:value-type="string" table:style-name="ce1">
            <text:p>RAYMOND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M</text:p>
          </table:table-cell>
          <table:table-cell office:value-type="float" office:value="50" table:formula="of:=IF([.D17] &lt;&gt; &quot;&quot;;YEAR(TODAY()) - [.D17]; &quot;&quot;)" table:style-name="ce5">
            <text:p>50</text:p>
          </table:table-cell>
          <table:table-cell office:value-type="string" office:string-value="V2" table:formula="of:=IF([.F17] &lt;&gt; &quot;&quot;;IF([.E17]=&quot;M&quot;; IF([.F17]&lt;=20;&quot;EH&quot;;IF([.F17]&lt;40;&quot;S&quot;;IF([.F17]&gt;=50;IF([.F17]&gt;= 60;IF([.F17]&gt;=70;&quot;V4&quot;;&quot;V3&quot;);&quot;V2&quot;);&quot;V1&quot;))); IF([.F17]&lt;=20;&quot;ED&quot;;IF([.F17]&lt;40;&quot;D&quot;;IF([.F17]&gt;=50;IF([.F17]&gt;= 60;IF([.F17]&gt;=70;&quot;A4&quot;;&quot;A3&quot;);&quot;A2&quot;);&quot;A1&quot;)))); &quot;&quot; )" table:style-name="ce5">
            <text:p>V2</text:p>
          </table:table-cell>
          <table:table-cell table:number-columns-repeated="16377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office:string-value="HAZHWT" table:formula="of:=COM.MICROSOFT.CONCAT(CHAR(RANDBETWEEN(65;90));CHAR(RANDBETWEEN(65;90));CHAR(RANDBETWEEN(65;90));CHAR(RANDBETWEEN(65;90));CHAR(RANDBETWEEN(65;90));CHAR(RANDBETWEEN(65;90)))" table:style-name="ce1">
            <text:p>HAZHWT</text:p>
          </table:table-cell>
          <table:table-cell office:value-type="string" table:style-name="ce1">
            <text:p>ETIENNE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M</text:p>
          </table:table-cell>
          <table:table-cell office:value-type="float" office:value="48" table:formula="of:=IF([.D18] &lt;&gt; &quot;&quot;;YEAR(TODAY()) - [.D18]; &quot;&quot;)" table:style-name="ce5">
            <text:p>48</text:p>
          </table:table-cell>
          <table:table-cell office:value-type="string" office:string-value="V1" table:formula="of:=IF([.F18] &lt;&gt; &quot;&quot;;IF([.E18]=&quot;M&quot;; IF([.F18]&lt;=20;&quot;EH&quot;;IF([.F18]&lt;40;&quot;S&quot;;IF([.F18]&gt;=50;IF([.F18]&gt;= 60;IF([.F18]&gt;=70;&quot;V4&quot;;&quot;V3&quot;);&quot;V2&quot;);&quot;V1&quot;))); IF([.F18]&lt;=20;&quot;ED&quot;;IF([.F18]&lt;40;&quot;D&quot;;IF([.F18]&gt;=50;IF([.F18]&gt;= 60;IF([.F18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office:string-value="VLVZHR" table:formula="of:=COM.MICROSOFT.CONCAT(CHAR(RANDBETWEEN(65;90));CHAR(RANDBETWEEN(65;90));CHAR(RANDBETWEEN(65;90));CHAR(RANDBETWEEN(65;90));CHAR(RANDBETWEEN(65;90));CHAR(RANDBETWEEN(65;90)))" table:style-name="ce1">
            <text:p>VLVZHR</text:p>
          </table:table-cell>
          <table:table-cell office:value-type="string" table:style-name="ce1">
            <text:p>ARTHUR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M</text:p>
          </table:table-cell>
          <table:table-cell office:value-type="float" office:value="48" table:formula="of:=IF([.D19] &lt;&gt; &quot;&quot;;YEAR(TODAY()) - [.D19]; &quot;&quot;)" table:style-name="ce5">
            <text:p>48</text:p>
          </table:table-cell>
          <table:table-cell office:value-type="string" office:string-value="V1" table:formula="of:=IF([.F19] &lt;&gt; &quot;&quot;;IF([.E19]=&quot;M&quot;; IF([.F19]&lt;=20;&quot;EH&quot;;IF([.F19]&lt;40;&quot;S&quot;;IF([.F19]&gt;=50;IF([.F19]&gt;= 60;IF([.F19]&gt;=70;&quot;V4&quot;;&quot;V3&quot;);&quot;V2&quot;);&quot;V1&quot;))); IF([.F19]&lt;=20;&quot;ED&quot;;IF([.F19]&lt;40;&quot;D&quot;;IF([.F19]&gt;=50;IF([.F19]&gt;= 60;IF([.F19]&gt;=70;&quot;A4&quot;;&quot;A3&quot;);&quot;A2&quot;);&quot;A1&quot;)))); &quot;&quot; )" table:style-name="ce5">
            <text:p>V1</text:p>
          </table:table-cell>
          <table:table-cell office:value-type="string" table:style-name="ce1">
            <text:p>SPORTIVAMENTE BRUXELLES</text:p>
          </table:table-cell>
          <table:table-cell table:number-columns-repeated="16376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office:string-value="FTMOPU" table:formula="of:=COM.MICROSOFT.CONCAT(CHAR(RANDBETWEEN(65;90));CHAR(RANDBETWEEN(65;90));CHAR(RANDBETWEEN(65;90));CHAR(RANDBETWEEN(65;90));CHAR(RANDBETWEEN(65;90));CHAR(RANDBETWEEN(65;90)))" table:style-name="ce1">
            <text:p>FTMOPU</text:p>
          </table:table-cell>
          <table:table-cell office:value-type="string" table:style-name="ce1">
            <text:p>JAN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M</text:p>
          </table:table-cell>
          <table:table-cell office:value-type="float" office:value="40" table:formula="of:=IF([.D20] &lt;&gt; &quot;&quot;;YEAR(TODAY()) - [.D20]; &quot;&quot;)" table:style-name="ce5">
            <text:p>40</text:p>
          </table:table-cell>
          <table:table-cell office:value-type="string" office:string-value="V1" table:formula="of:=IF([.F20] &lt;&gt; &quot;&quot;;IF([.E20]=&quot;M&quot;; IF([.F20]&lt;=20;&quot;EH&quot;;IF([.F20]&lt;40;&quot;S&quot;;IF([.F20]&gt;=50;IF([.F20]&gt;= 60;IF([.F20]&gt;=70;&quot;V4&quot;;&quot;V3&quot;);&quot;V2&quot;);&quot;V1&quot;))); IF([.F20]&lt;=20;&quot;ED&quot;;IF([.F20]&lt;40;&quot;D&quot;;IF([.F20]&gt;=50;IF([.F20]&gt;= 60;IF([.F20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office:string-value="SQKXLH" table:formula="of:=COM.MICROSOFT.CONCAT(CHAR(RANDBETWEEN(65;90));CHAR(RANDBETWEEN(65;90));CHAR(RANDBETWEEN(65;90));CHAR(RANDBETWEEN(65;90));CHAR(RANDBETWEEN(65;90));CHAR(RANDBETWEEN(65;90)))" table:style-name="ce1">
            <text:p>SQKXLH</text:p>
          </table:table-cell>
          <table:table-cell office:value-type="string" table:style-name="ce1">
            <text:p>PHILIPPE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M</text:p>
          </table:table-cell>
          <table:table-cell office:value-type="float" office:value="41" table:formula="of:=IF([.D21] &lt;&gt; &quot;&quot;;YEAR(TODAY()) - [.D21]; &quot;&quot;)" table:style-name="ce5">
            <text:p>41</text:p>
          </table:table-cell>
          <table:table-cell office:value-type="string" office:string-value="V1" table:formula="of:=IF([.F21] &lt;&gt; &quot;&quot;;IF([.E21]=&quot;M&quot;; IF([.F21]&lt;=20;&quot;EH&quot;;IF([.F21]&lt;40;&quot;S&quot;;IF([.F21]&gt;=50;IF([.F21]&gt;= 60;IF([.F21]&gt;=70;&quot;V4&quot;;&quot;V3&quot;);&quot;V2&quot;);&quot;V1&quot;))); IF([.F21]&lt;=20;&quot;ED&quot;;IF([.F21]&lt;40;&quot;D&quot;;IF([.F21]&gt;=50;IF([.F21]&gt;= 60;IF([.F21]&gt;=70;&quot;A4&quot;;&quot;A3&quot;);&quot;A2&quot;);&quot;A1&quot;)))); &quot;&quot; )" table:style-name="ce5">
            <text:p>V1</text:p>
          </table:table-cell>
          <table:table-cell office:value-type="string" table:style-name="ce1">
            <text:p>KURISTO</text:p>
          </table:table-cell>
          <table:table-cell table:number-columns-repeated="16376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office:string-value="WJLQYJ" table:formula="of:=COM.MICROSOFT.CONCAT(CHAR(RANDBETWEEN(65;90));CHAR(RANDBETWEEN(65;90));CHAR(RANDBETWEEN(65;90));CHAR(RANDBETWEEN(65;90));CHAR(RANDBETWEEN(65;90));CHAR(RANDBETWEEN(65;90)))" table:style-name="ce1">
            <text:p>WJLQYJ</text:p>
          </table:table-cell>
          <table:table-cell office:value-type="string" table:style-name="ce1">
            <text:p>SALUA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F</text:p>
          </table:table-cell>
          <table:table-cell office:value-type="float" office:value="53" table:formula="of:=IF([.D22] &lt;&gt; &quot;&quot;;YEAR(TODAY()) - [.D22]; &quot;&quot;)" table:style-name="ce5">
            <text:p>53</text:p>
          </table:table-cell>
          <table:table-cell office:value-type="string" office:string-value="A2" table:formula="of:=IF([.F22] &lt;&gt; &quot;&quot;;IF([.E22]=&quot;M&quot;; IF([.F22]&lt;=20;&quot;EH&quot;;IF([.F22]&lt;40;&quot;S&quot;;IF([.F22]&gt;=50;IF([.F22]&gt;= 60;IF([.F22]&gt;=70;&quot;V4&quot;;&quot;V3&quot;);&quot;V2&quot;);&quot;V1&quot;))); IF([.F22]&lt;=20;&quot;ED&quot;;IF([.F22]&lt;40;&quot;D&quot;;IF([.F22]&gt;=50;IF([.F22]&gt;= 60;IF([.F22]&gt;=70;&quot;A4&quot;;&quot;A3&quot;);&quot;A2&quot;);&quot;A1&quot;)))); &quot;&quot; )" table:style-name="ce5">
            <text:p>A2</text:p>
          </table:table-cell>
          <table:table-cell table:number-columns-repeated="16377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office:string-value="JGNNXK" table:formula="of:=COM.MICROSOFT.CONCAT(CHAR(RANDBETWEEN(65;90));CHAR(RANDBETWEEN(65;90));CHAR(RANDBETWEEN(65;90));CHAR(RANDBETWEEN(65;90));CHAR(RANDBETWEEN(65;90));CHAR(RANDBETWEEN(65;90)))" table:style-name="ce1">
            <text:p>JGNNXK</text:p>
          </table:table-cell>
          <table:table-cell office:value-type="string" table:style-name="ce1">
            <text:p>IVAN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M</text:p>
          </table:table-cell>
          <table:table-cell office:value-type="float" office:value="49" table:formula="of:=IF([.D23] &lt;&gt; &quot;&quot;;YEAR(TODAY()) - [.D23]; &quot;&quot;)" table:style-name="ce5">
            <text:p>49</text:p>
          </table:table-cell>
          <table:table-cell office:value-type="string" office:string-value="V1" table:formula="of:=IF([.F23] &lt;&gt; &quot;&quot;;IF([.E23]=&quot;M&quot;; IF([.F23]&lt;=20;&quot;EH&quot;;IF([.F23]&lt;40;&quot;S&quot;;IF([.F23]&gt;=50;IF([.F23]&gt;= 60;IF([.F23]&gt;=70;&quot;V4&quot;;&quot;V3&quot;);&quot;V2&quot;);&quot;V1&quot;))); IF([.F23]&lt;=20;&quot;ED&quot;;IF([.F23]&lt;40;&quot;D&quot;;IF([.F23]&gt;=50;IF([.F23]&gt;= 60;IF([.F23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office:string-value="WUMQSW" table:formula="of:=COM.MICROSOFT.CONCAT(CHAR(RANDBETWEEN(65;90));CHAR(RANDBETWEEN(65;90));CHAR(RANDBETWEEN(65;90));CHAR(RANDBETWEEN(65;90));CHAR(RANDBETWEEN(65;90));CHAR(RANDBETWEEN(65;90)))" table:style-name="ce1">
            <text:p>WUMQSW</text:p>
          </table:table-cell>
          <table:table-cell office:value-type="string" table:style-name="ce1">
            <text:p>YOURY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M</text:p>
          </table:table-cell>
          <table:table-cell office:value-type="float" office:value="46" table:formula="of:=IF([.D24] &lt;&gt; &quot;&quot;;YEAR(TODAY()) - [.D24]; &quot;&quot;)" table:style-name="ce5">
            <text:p>46</text:p>
          </table:table-cell>
          <table:table-cell office:value-type="string" office:string-value="V1" table:formula="of:=IF([.F24] &lt;&gt; &quot;&quot;;IF([.E24]=&quot;M&quot;; IF([.F24]&lt;=20;&quot;EH&quot;;IF([.F24]&lt;40;&quot;S&quot;;IF([.F24]&gt;=50;IF([.F24]&gt;= 60;IF([.F24]&gt;=70;&quot;V4&quot;;&quot;V3&quot;);&quot;V2&quot;);&quot;V1&quot;))); IF([.F24]&lt;=20;&quot;ED&quot;;IF([.F24]&lt;40;&quot;D&quot;;IF([.F24]&gt;=50;IF([.F24]&gt;= 60;IF([.F24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office:string-value="AHDFUW" table:formula="of:=COM.MICROSOFT.CONCAT(CHAR(RANDBETWEEN(65;90));CHAR(RANDBETWEEN(65;90));CHAR(RANDBETWEEN(65;90));CHAR(RANDBETWEEN(65;90));CHAR(RANDBETWEEN(65;90));CHAR(RANDBETWEEN(65;90)))" table:style-name="ce1">
            <text:p>AHDFUW</text:p>
          </table:table-cell>
          <table:table-cell office:value-type="string" table:style-name="ce1">
            <text:p>STEWART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M</text:p>
          </table:table-cell>
          <table:table-cell office:value-type="float" office:value="62" table:formula="of:=IF([.D25] &lt;&gt; &quot;&quot;;YEAR(TODAY()) - [.D25]; &quot;&quot;)" table:style-name="ce5">
            <text:p>62</text:p>
          </table:table-cell>
          <table:table-cell office:value-type="string" office:string-value="V3" table:formula="of:=IF([.F25] &lt;&gt; &quot;&quot;;IF([.E25]=&quot;M&quot;; IF([.F25]&lt;=20;&quot;EH&quot;;IF([.F25]&lt;40;&quot;S&quot;;IF([.F25]&gt;=50;IF([.F25]&gt;= 60;IF([.F25]&gt;=70;&quot;V4&quot;;&quot;V3&quot;);&quot;V2&quot;);&quot;V1&quot;))); IF([.F25]&lt;=20;&quot;ED&quot;;IF([.F25]&lt;40;&quot;D&quot;;IF([.F25]&gt;=50;IF([.F25]&gt;= 60;IF([.F25]&gt;=70;&quot;A4&quot;;&quot;A3&quot;);&quot;A2&quot;);&quot;A1&quot;)))); &quot;&quot; )" table:style-name="ce5">
            <text:p>V3</text:p>
          </table:table-cell>
          <table:table-cell table:number-columns-repeated="16377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office:string-value="YWEKOT" table:formula="of:=COM.MICROSOFT.CONCAT(CHAR(RANDBETWEEN(65;90));CHAR(RANDBETWEEN(65;90));CHAR(RANDBETWEEN(65;90));CHAR(RANDBETWEEN(65;90));CHAR(RANDBETWEEN(65;90));CHAR(RANDBETWEEN(65;90)))" table:style-name="ce1">
            <text:p>YWEKOT</text:p>
          </table:table-cell>
          <table:table-cell office:value-type="string" table:style-name="ce1">
            <text:p>ALAIN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M</text:p>
          </table:table-cell>
          <table:table-cell office:value-type="float" office:value="68" table:formula="of:=IF([.D26] &lt;&gt; &quot;&quot;;YEAR(TODAY()) - [.D26]; &quot;&quot;)" table:style-name="ce5">
            <text:p>68</text:p>
          </table:table-cell>
          <table:table-cell office:value-type="string" office:string-value="V3" table:formula="of:=IF([.F26] &lt;&gt; &quot;&quot;;IF([.E26]=&quot;M&quot;; IF([.F26]&lt;=20;&quot;EH&quot;;IF([.F26]&lt;40;&quot;S&quot;;IF([.F26]&gt;=50;IF([.F26]&gt;= 60;IF([.F26]&gt;=70;&quot;V4&quot;;&quot;V3&quot;);&quot;V2&quot;);&quot;V1&quot;))); IF([.F26]&lt;=20;&quot;ED&quot;;IF([.F26]&lt;40;&quot;D&quot;;IF([.F26]&gt;=50;IF([.F26]&gt;= 60;IF([.F26]&gt;=70;&quot;A4&quot;;&quot;A3&quot;);&quot;A2&quot;);&quot;A1&quot;)))); &quot;&quot; )" table:style-name="ce5">
            <text:p>V3</text:p>
          </table:table-cell>
          <table:table-cell office:value-type="string" table:style-name="ce1">
            <text:p>JOGGANS</text:p>
          </table:table-cell>
          <table:table-cell table:number-columns-repeated="16376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office:string-value="IBOYEU" table:formula="of:=COM.MICROSOFT.CONCAT(CHAR(RANDBETWEEN(65;90));CHAR(RANDBETWEEN(65;90));CHAR(RANDBETWEEN(65;90));CHAR(RANDBETWEEN(65;90));CHAR(RANDBETWEEN(65;90));CHAR(RANDBETWEEN(65;90)))" table:style-name="ce1">
            <text:p>IBOYEU</text:p>
          </table:table-cell>
          <table:table-cell office:value-type="string" table:style-name="ce1">
            <text:p>MARC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M</text:p>
          </table:table-cell>
          <table:table-cell office:value-type="float" office:value="58" table:formula="of:=IF([.D27] &lt;&gt; &quot;&quot;;YEAR(TODAY()) - [.D27]; &quot;&quot;)" table:style-name="ce5">
            <text:p>58</text:p>
          </table:table-cell>
          <table:table-cell office:value-type="string" office:string-value="V2" table:formula="of:=IF([.F27] &lt;&gt; &quot;&quot;;IF([.E27]=&quot;M&quot;; IF([.F27]&lt;=20;&quot;EH&quot;;IF([.F27]&lt;40;&quot;S&quot;;IF([.F27]&gt;=50;IF([.F27]&gt;= 60;IF([.F27]&gt;=70;&quot;V4&quot;;&quot;V3&quot;);&quot;V2&quot;);&quot;V1&quot;))); IF([.F27]&lt;=20;&quot;ED&quot;;IF([.F27]&lt;40;&quot;D&quot;;IF([.F27]&gt;=50;IF([.F27]&gt;= 60;IF([.F27]&gt;=70;&quot;A4&quot;;&quot;A3&quot;);&quot;A2&quot;);&quot;A1&quot;)))); &quot;&quot; )" table:style-name="ce5">
            <text:p>V2</text:p>
          </table:table-cell>
          <table:table-cell office:value-type="string" table:style-name="ce1">
            <text:p>RUNNIN'GREZ</text:p>
          </table:table-cell>
          <table:table-cell table:number-columns-repeated="16376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office:string-value="CQFAZO" table:formula="of:=COM.MICROSOFT.CONCAT(CHAR(RANDBETWEEN(65;90));CHAR(RANDBETWEEN(65;90));CHAR(RANDBETWEEN(65;90));CHAR(RANDBETWEEN(65;90));CHAR(RANDBETWEEN(65;90));CHAR(RANDBETWEEN(65;90)))" table:style-name="ce1">
            <text:p>CQFAZO</text:p>
          </table:table-cell>
          <table:table-cell office:value-type="string" table:style-name="ce1">
            <text:p>JULIE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F</text:p>
          </table:table-cell>
          <table:table-cell office:value-type="float" office:value="37" table:formula="of:=IF([.D28] &lt;&gt; &quot;&quot;;YEAR(TODAY()) - [.D28]; &quot;&quot;)" table:style-name="ce5">
            <text:p>37</text:p>
          </table:table-cell>
          <table:table-cell office:value-type="string" office:string-value="D" table:formula="of:=IF([.F28] &lt;&gt; &quot;&quot;;IF([.E28]=&quot;M&quot;; IF([.F28]&lt;=20;&quot;EH&quot;;IF([.F28]&lt;40;&quot;S&quot;;IF([.F28]&gt;=50;IF([.F28]&gt;= 60;IF([.F28]&gt;=70;&quot;V4&quot;;&quot;V3&quot;);&quot;V2&quot;);&quot;V1&quot;))); IF([.F28]&lt;=20;&quot;ED&quot;;IF([.F28]&lt;40;&quot;D&quot;;IF([.F28]&gt;=50;IF([.F28]&gt;= 60;IF([.F28]&gt;=70;&quot;A4&quot;;&quot;A3&quot;);&quot;A2&quot;);&quot;A1&quot;)))); &quot;&quot; )" table:style-name="ce5">
            <text:p>D</text:p>
          </table:table-cell>
          <table:table-cell office:value-type="string" table:style-name="ce1">
            <text:p>RIAAC</text:p>
          </table:table-cell>
          <table:table-cell table:number-columns-repeated="16376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office:string-value="OCRACG" table:formula="of:=COM.MICROSOFT.CONCAT(CHAR(RANDBETWEEN(65;90));CHAR(RANDBETWEEN(65;90));CHAR(RANDBETWEEN(65;90));CHAR(RANDBETWEEN(65;90));CHAR(RANDBETWEEN(65;90));CHAR(RANDBETWEEN(65;90)))" table:style-name="ce1">
            <text:p>OCRACG</text:p>
          </table:table-cell>
          <table:table-cell office:value-type="string" table:style-name="ce1">
            <text:p>VINCENT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M</text:p>
          </table:table-cell>
          <table:table-cell office:value-type="float" office:value="42" table:formula="of:=IF([.D29] &lt;&gt; &quot;&quot;;YEAR(TODAY()) - [.D29]; &quot;&quot;)" table:style-name="ce5">
            <text:p>42</text:p>
          </table:table-cell>
          <table:table-cell office:value-type="string" office:string-value="V1" table:formula="of:=IF([.F29] &lt;&gt; &quot;&quot;;IF([.E29]=&quot;M&quot;; IF([.F29]&lt;=20;&quot;EH&quot;;IF([.F29]&lt;40;&quot;S&quot;;IF([.F29]&gt;=50;IF([.F29]&gt;= 60;IF([.F29]&gt;=70;&quot;V4&quot;;&quot;V3&quot;);&quot;V2&quot;);&quot;V1&quot;))); IF([.F29]&lt;=20;&quot;ED&quot;;IF([.F29]&lt;40;&quot;D&quot;;IF([.F29]&gt;=50;IF([.F29]&gt;= 60;IF([.F29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office:string-value="DDRVZX" table:formula="of:=COM.MICROSOFT.CONCAT(CHAR(RANDBETWEEN(65;90));CHAR(RANDBETWEEN(65;90));CHAR(RANDBETWEEN(65;90));CHAR(RANDBETWEEN(65;90));CHAR(RANDBETWEEN(65;90));CHAR(RANDBETWEEN(65;90)))" table:style-name="ce1">
            <text:p>DDRVZX</text:p>
          </table:table-cell>
          <table:table-cell office:value-type="string" table:style-name="ce1">
            <text:p>OLIVIER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M</text:p>
          </table:table-cell>
          <table:table-cell office:value-type="float" office:value="49" table:formula="of:=IF([.D30] &lt;&gt; &quot;&quot;;YEAR(TODAY()) - [.D30]; &quot;&quot;)" table:style-name="ce5">
            <text:p>49</text:p>
          </table:table-cell>
          <table:table-cell office:value-type="string" office:string-value="V1" table:formula="of:=IF([.F30] &lt;&gt; &quot;&quot;;IF([.E30]=&quot;M&quot;; IF([.F30]&lt;=20;&quot;EH&quot;;IF([.F30]&lt;40;&quot;S&quot;;IF([.F30]&gt;=50;IF([.F30]&gt;= 60;IF([.F30]&gt;=70;&quot;V4&quot;;&quot;V3&quot;);&quot;V2&quot;);&quot;V1&quot;))); IF([.F30]&lt;=20;&quot;ED&quot;;IF([.F30]&lt;40;&quot;D&quot;;IF([.F30]&gt;=50;IF([.F30]&gt;= 60;IF([.F30]&gt;=70;&quot;A4&quot;;&quot;A3&quot;);&quot;A2&quot;);&quot;A1&quot;)))); &quot;&quot; )" table:style-name="ce5">
            <text:p>V1</text:p>
          </table:table-cell>
          <table:table-cell office:value-type="string" table:style-name="ce1">
            <text:p>KURISTO</text:p>
          </table:table-cell>
          <table:table-cell table:number-columns-repeated="16376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office:string-value="ZKMNLF" table:formula="of:=COM.MICROSOFT.CONCAT(CHAR(RANDBETWEEN(65;90));CHAR(RANDBETWEEN(65;90));CHAR(RANDBETWEEN(65;90));CHAR(RANDBETWEEN(65;90));CHAR(RANDBETWEEN(65;90));CHAR(RANDBETWEEN(65;90)))" table:style-name="ce1">
            <text:p>ZKMNLF</text:p>
          </table:table-cell>
          <table:table-cell office:value-type="string" table:style-name="ce1">
            <text:p>OLIVIER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M</text:p>
          </table:table-cell>
          <table:table-cell office:value-type="float" office:value="58" table:formula="of:=IF([.D31] &lt;&gt; &quot;&quot;;YEAR(TODAY()) - [.D31]; &quot;&quot;)" table:style-name="ce5">
            <text:p>58</text:p>
          </table:table-cell>
          <table:table-cell office:value-type="string" office:string-value="V2" table:formula="of:=IF([.F31] &lt;&gt; &quot;&quot;;IF([.E31]=&quot;M&quot;; IF([.F31]&lt;=20;&quot;EH&quot;;IF([.F31]&lt;40;&quot;S&quot;;IF([.F31]&gt;=50;IF([.F31]&gt;= 60;IF([.F31]&gt;=70;&quot;V4&quot;;&quot;V3&quot;);&quot;V2&quot;);&quot;V1&quot;))); IF([.F31]&lt;=20;&quot;ED&quot;;IF([.F31]&lt;40;&quot;D&quot;;IF([.F31]&gt;=50;IF([.F31]&gt;= 60;IF([.F31]&gt;=70;&quot;A4&quot;;&quot;A3&quot;);&quot;A2&quot;);&quot;A1&quot;)))); &quot;&quot; )" table:style-name="ce5">
            <text:p>V2</text:p>
          </table:table-cell>
          <table:table-cell office:value-type="string" table:style-name="ce1">
            <text:p>RCB</text:p>
          </table:table-cell>
          <table:table-cell table:number-columns-repeated="1637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office:string-value="FRMDCX" table:formula="of:=COM.MICROSOFT.CONCAT(CHAR(RANDBETWEEN(65;90));CHAR(RANDBETWEEN(65;90));CHAR(RANDBETWEEN(65;90));CHAR(RANDBETWEEN(65;90));CHAR(RANDBETWEEN(65;90));CHAR(RANDBETWEEN(65;90)))" table:style-name="ce1">
            <text:p>FRMDCX</text:p>
          </table:table-cell>
          <table:table-cell office:value-type="string" table:style-name="ce1">
            <text:p>BERNADETTE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F</text:p>
          </table:table-cell>
          <table:table-cell office:value-type="float" office:value="63" table:formula="of:=IF([.D32] &lt;&gt; &quot;&quot;;YEAR(TODAY()) - [.D32]; &quot;&quot;)" table:style-name="ce5">
            <text:p>63</text:p>
          </table:table-cell>
          <table:table-cell office:value-type="string" office:string-value="A3" table:formula="of:=IF([.F32] &lt;&gt; &quot;&quot;;IF([.E32]=&quot;M&quot;; IF([.F32]&lt;=20;&quot;EH&quot;;IF([.F32]&lt;40;&quot;S&quot;;IF([.F32]&gt;=50;IF([.F32]&gt;= 60;IF([.F32]&gt;=70;&quot;V4&quot;;&quot;V3&quot;);&quot;V2&quot;);&quot;V1&quot;))); IF([.F32]&lt;=20;&quot;ED&quot;;IF([.F32]&lt;40;&quot;D&quot;;IF([.F32]&gt;=50;IF([.F32]&gt;= 60;IF([.F32]&gt;=70;&quot;A4&quot;;&quot;A3&quot;);&quot;A2&quot;);&quot;A1&quot;)))); &quot;&quot; )" table:style-name="ce5">
            <text:p>A3</text:p>
          </table:table-cell>
          <table:table-cell office:value-type="string" table:style-name="ce1">
            <text:p>KURISTO</text:p>
          </table:table-cell>
          <table:table-cell table:number-columns-repeated="16376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office:string-value="RWBKCS" table:formula="of:=COM.MICROSOFT.CONCAT(CHAR(RANDBETWEEN(65;90));CHAR(RANDBETWEEN(65;90));CHAR(RANDBETWEEN(65;90));CHAR(RANDBETWEEN(65;90));CHAR(RANDBETWEEN(65;90));CHAR(RANDBETWEEN(65;90)))" table:style-name="ce1">
            <text:p>RWBKCS</text:p>
          </table:table-cell>
          <table:table-cell office:value-type="string" table:style-name="ce1">
            <text:p>SELASSE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F</text:p>
          </table:table-cell>
          <table:table-cell office:value-type="float" office:value="27" table:formula="of:=IF([.D33] &lt;&gt; &quot;&quot;;YEAR(TODAY()) - [.D33]; &quot;&quot;)" table:style-name="ce5">
            <text:p>27</text:p>
          </table:table-cell>
          <table:table-cell office:value-type="string" office:string-value="D" table:formula="of:=IF([.F33] &lt;&gt; &quot;&quot;;IF([.E33]=&quot;M&quot;; IF([.F33]&lt;=20;&quot;EH&quot;;IF([.F33]&lt;40;&quot;S&quot;;IF([.F33]&gt;=50;IF([.F33]&gt;= 60;IF([.F33]&gt;=70;&quot;V4&quot;;&quot;V3&quot;);&quot;V2&quot;);&quot;V1&quot;))); IF([.F33]&lt;=20;&quot;ED&quot;;IF([.F33]&lt;40;&quot;D&quot;;IF([.F33]&gt;=50;IF([.F33]&gt;= 60;IF([.F33]&gt;=70;&quot;A4&quot;;&quot;A3&quot;);&quot;A2&quot;);&quot;A1&quot;)))); &quot;&quot; )" table:style-name="ce5">
            <text:p>D</text:p>
          </table:table-cell>
          <table:table-cell office:value-type="string" table:style-name="ce1">
            <text:p>ATIEMO</text:p>
          </table:table-cell>
          <table:table-cell table:number-columns-repeated="16376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office:string-value="FWLGPL" table:formula="of:=COM.MICROSOFT.CONCAT(CHAR(RANDBETWEEN(65;90));CHAR(RANDBETWEEN(65;90));CHAR(RANDBETWEEN(65;90));CHAR(RANDBETWEEN(65;90));CHAR(RANDBETWEEN(65;90));CHAR(RANDBETWEEN(65;90)))" table:style-name="ce1">
            <text:p>FWLGPL</text:p>
          </table:table-cell>
          <table:table-cell office:value-type="string" table:style-name="ce1">
            <text:p>MICHELE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F</text:p>
          </table:table-cell>
          <table:table-cell office:value-type="float" office:value="53" table:formula="of:=IF([.D34] &lt;&gt; &quot;&quot;;YEAR(TODAY()) - [.D34]; &quot;&quot;)" table:style-name="ce5">
            <text:p>53</text:p>
          </table:table-cell>
          <table:table-cell office:value-type="string" office:string-value="A2" table:formula="of:=IF([.F34] &lt;&gt; &quot;&quot;;IF([.E34]=&quot;M&quot;; IF([.F34]&lt;=20;&quot;EH&quot;;IF([.F34]&lt;40;&quot;S&quot;;IF([.F34]&gt;=50;IF([.F34]&gt;= 60;IF([.F34]&gt;=70;&quot;V4&quot;;&quot;V3&quot;);&quot;V2&quot;);&quot;V1&quot;))); IF([.F34]&lt;=20;&quot;ED&quot;;IF([.F34]&lt;40;&quot;D&quot;;IF([.F34]&gt;=50;IF([.F34]&gt;= 60;IF([.F34]&gt;=70;&quot;A4&quot;;&quot;A3&quot;);&quot;A2&quot;);&quot;A1&quot;)))); &quot;&quot; )" table:style-name="ce5">
            <text:p>A2</text:p>
          </table:table-cell>
          <table:table-cell office:value-type="string" table:style-name="ce1">
            <text:p>AXA RUNNING TEAM</text:p>
          </table:table-cell>
          <table:table-cell table:number-columns-repeated="16376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office:string-value="LJRVYI" table:formula="of:=COM.MICROSOFT.CONCAT(CHAR(RANDBETWEEN(65;90));CHAR(RANDBETWEEN(65;90));CHAR(RANDBETWEEN(65;90));CHAR(RANDBETWEEN(65;90));CHAR(RANDBETWEEN(65;90));CHAR(RANDBETWEEN(65;90)))" table:style-name="ce1">
            <text:p>LJRVYI</text:p>
          </table:table-cell>
          <table:table-cell office:value-type="string" table:style-name="ce1">
            <text:p>CHRISTEL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F</text:p>
          </table:table-cell>
          <table:table-cell office:value-type="float" office:value="48" table:formula="of:=IF([.D35] &lt;&gt; &quot;&quot;;YEAR(TODAY()) - [.D35]; &quot;&quot;)" table:style-name="ce5">
            <text:p>48</text:p>
          </table:table-cell>
          <table:table-cell office:value-type="string" office:string-value="A1" table:formula="of:=IF([.F35] &lt;&gt; &quot;&quot;;IF([.E35]=&quot;M&quot;; IF([.F35]&lt;=20;&quot;EH&quot;;IF([.F35]&lt;40;&quot;S&quot;;IF([.F35]&gt;=50;IF([.F35]&gt;= 60;IF([.F35]&gt;=70;&quot;V4&quot;;&quot;V3&quot;);&quot;V2&quot;);&quot;V1&quot;))); IF([.F35]&lt;=20;&quot;ED&quot;;IF([.F35]&lt;40;&quot;D&quot;;IF([.F35]&gt;=50;IF([.F35]&gt;= 60;IF([.F35]&gt;=70;&quot;A4&quot;;&quot;A3&quot;);&quot;A2&quot;);&quot;A1&quot;)))); &quot;&quot; )" table:style-name="ce5">
            <text:p>A1</text:p>
          </table:table-cell>
          <table:table-cell office:value-type="string" table:style-name="ce1">
            <text:p>LDLV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office:string-value="SMRXUC" table:formula="of:=COM.MICROSOFT.CONCAT(CHAR(RANDBETWEEN(65;90));CHAR(RANDBETWEEN(65;90));CHAR(RANDBETWEEN(65;90));CHAR(RANDBETWEEN(65;90));CHAR(RANDBETWEEN(65;90));CHAR(RANDBETWEEN(65;90)))" table:style-name="ce1">
            <text:p>SMRXUC</text:p>
          </table:table-cell>
          <table:table-cell office:value-type="string" table:style-name="ce1">
            <text:p>GUIDO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M</text:p>
          </table:table-cell>
          <table:table-cell office:value-type="float" office:value="68" table:formula="of:=IF([.D36] &lt;&gt; &quot;&quot;;YEAR(TODAY()) - [.D36]; &quot;&quot;)" table:style-name="ce5">
            <text:p>68</text:p>
          </table:table-cell>
          <table:table-cell office:value-type="string" office:string-value="V3" table:formula="of:=IF([.F36] &lt;&gt; &quot;&quot;;IF([.E36]=&quot;M&quot;; IF([.F36]&lt;=20;&quot;EH&quot;;IF([.F36]&lt;40;&quot;S&quot;;IF([.F36]&gt;=50;IF([.F36]&gt;= 60;IF([.F36]&gt;=70;&quot;V4&quot;;&quot;V3&quot;);&quot;V2&quot;);&quot;V1&quot;))); IF([.F36]&lt;=20;&quot;ED&quot;;IF([.F36]&lt;40;&quot;D&quot;;IF([.F36]&gt;=50;IF([.F36]&gt;= 60;IF([.F36]&gt;=70;&quot;A4&quot;;&quot;A3&quot;);&quot;A2&quot;);&quot;A1&quot;)))); &quot;&quot; )" table:style-name="ce5">
            <text:p>V3</text:p>
          </table:table-cell>
          <table:table-cell table:number-columns-repeated="16377" table:style-name="ce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office:string-value="COQRES" table:formula="of:=COM.MICROSOFT.CONCAT(CHAR(RANDBETWEEN(65;90));CHAR(RANDBETWEEN(65;90));CHAR(RANDBETWEEN(65;90));CHAR(RANDBETWEEN(65;90));CHAR(RANDBETWEEN(65;90));CHAR(RANDBETWEEN(65;90)))" table:style-name="ce1">
            <text:p>COQRES</text:p>
          </table:table-cell>
          <table:table-cell office:value-type="string" table:style-name="ce1">
            <text:p>SOLANGE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F</text:p>
          </table:table-cell>
          <table:table-cell office:value-type="float" office:value="42" table:formula="of:=IF([.D37] &lt;&gt; &quot;&quot;;YEAR(TODAY()) - [.D37]; &quot;&quot;)" table:style-name="ce5">
            <text:p>42</text:p>
          </table:table-cell>
          <table:table-cell office:value-type="string" office:string-value="A1" table:formula="of:=IF([.F37] &lt;&gt; &quot;&quot;;IF([.E37]=&quot;M&quot;; IF([.F37]&lt;=20;&quot;EH&quot;;IF([.F37]&lt;40;&quot;S&quot;;IF([.F37]&gt;=50;IF([.F37]&gt;= 60;IF([.F37]&gt;=70;&quot;V4&quot;;&quot;V3&quot;);&quot;V2&quot;);&quot;V1&quot;))); IF([.F37]&lt;=20;&quot;ED&quot;;IF([.F37]&lt;40;&quot;D&quot;;IF([.F37]&gt;=50;IF([.F37]&gt;= 60;IF([.F37]&gt;=70;&quot;A4&quot;;&quot;A3&quot;);&quot;A2&quot;);&quot;A1&quot;)))); &quot;&quot; )" table:style-name="ce5">
            <text:p>A1</text:p>
          </table:table-cell>
          <table:table-cell office:value-type="string" table:style-name="ce1">
            <text:p>JCPMF</text:p>
          </table:table-cell>
          <table:table-cell table:number-columns-repeated="16376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office:string-value="KFXSSV" table:formula="of:=COM.MICROSOFT.CONCAT(CHAR(RANDBETWEEN(65;90));CHAR(RANDBETWEEN(65;90));CHAR(RANDBETWEEN(65;90));CHAR(RANDBETWEEN(65;90));CHAR(RANDBETWEEN(65;90));CHAR(RANDBETWEEN(65;90)))" table:style-name="ce1">
            <text:p>KFXSSV</text:p>
          </table:table-cell>
          <table:table-cell office:value-type="string" table:style-name="ce1">
            <text:p>MARC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M</text:p>
          </table:table-cell>
          <table:table-cell office:value-type="float" office:value="66" table:formula="of:=IF([.D38] &lt;&gt; &quot;&quot;;YEAR(TODAY()) - [.D38]; &quot;&quot;)" table:style-name="ce5">
            <text:p>66</text:p>
          </table:table-cell>
          <table:table-cell office:value-type="string" office:string-value="V3" table:formula="of:=IF([.F38] &lt;&gt; &quot;&quot;;IF([.E38]=&quot;M&quot;; IF([.F38]&lt;=20;&quot;EH&quot;;IF([.F38]&lt;40;&quot;S&quot;;IF([.F38]&gt;=50;IF([.F38]&gt;= 60;IF([.F38]&gt;=70;&quot;V4&quot;;&quot;V3&quot;);&quot;V2&quot;);&quot;V1&quot;))); IF([.F38]&lt;=20;&quot;ED&quot;;IF([.F38]&lt;40;&quot;D&quot;;IF([.F38]&gt;=50;IF([.F38]&gt;= 60;IF([.F38]&gt;=70;&quot;A4&quot;;&quot;A3&quot;);&quot;A2&quot;);&quot;A1&quot;)))); &quot;&quot; )" table:style-name="ce5">
            <text:p>V3</text:p>
          </table:table-cell>
          <table:table-cell office:value-type="string" table:style-name="ce1">
            <text:p>JCPMF</text:p>
          </table:table-cell>
          <table:table-cell table:number-columns-repeated="16376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office:string-value="FGOFSC" table:formula="of:=COM.MICROSOFT.CONCAT(CHAR(RANDBETWEEN(65;90));CHAR(RANDBETWEEN(65;90));CHAR(RANDBETWEEN(65;90));CHAR(RANDBETWEEN(65;90));CHAR(RANDBETWEEN(65;90));CHAR(RANDBETWEEN(65;90)))" table:style-name="ce1">
            <text:p>FGOFSC</text:p>
          </table:table-cell>
          <table:table-cell office:value-type="string" table:style-name="ce1">
            <text:p>FABIO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M</text:p>
          </table:table-cell>
          <table:table-cell office:value-type="float" office:value="31" table:formula="of:=IF([.D39] &lt;&gt; &quot;&quot;;YEAR(TODAY()) - [.D39]; &quot;&quot;)" table:style-name="ce5">
            <text:p>31</text:p>
          </table:table-cell>
          <table:table-cell office:value-type="string" office:string-value="S" table:formula="of:=IF([.F39] &lt;&gt; &quot;&quot;;IF([.E39]=&quot;M&quot;; IF([.F39]&lt;=20;&quot;EH&quot;;IF([.F39]&lt;40;&quot;S&quot;;IF([.F39]&gt;=50;IF([.F39]&gt;= 60;IF([.F39]&gt;=70;&quot;V4&quot;;&quot;V3&quot;);&quot;V2&quot;);&quot;V1&quot;))); IF([.F39]&lt;=20;&quot;ED&quot;;IF([.F39]&lt;40;&quot;D&quot;;IF([.F39]&gt;=50;IF([.F39]&gt;= 60;IF([.F39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office:string-value="HNKXLF" table:formula="of:=COM.MICROSOFT.CONCAT(CHAR(RANDBETWEEN(65;90));CHAR(RANDBETWEEN(65;90));CHAR(RANDBETWEEN(65;90));CHAR(RANDBETWEEN(65;90));CHAR(RANDBETWEEN(65;90));CHAR(RANDBETWEEN(65;90)))" table:style-name="ce1">
            <text:p>HNKXLF</text:p>
          </table:table-cell>
          <table:table-cell office:value-type="string" table:style-name="ce1">
            <text:p>GONCALO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M</text:p>
          </table:table-cell>
          <table:table-cell office:value-type="float" office:value="30" table:formula="of:=IF([.D40] &lt;&gt; &quot;&quot;;YEAR(TODAY()) - [.D40]; &quot;&quot;)" table:style-name="ce5">
            <text:p>30</text:p>
          </table:table-cell>
          <table:table-cell office:value-type="string" office:string-value="S" table:formula="of:=IF([.F40] &lt;&gt; &quot;&quot;;IF([.E40]=&quot;M&quot;; IF([.F40]&lt;=20;&quot;EH&quot;;IF([.F40]&lt;40;&quot;S&quot;;IF([.F40]&gt;=50;IF([.F40]&gt;= 60;IF([.F40]&gt;=70;&quot;V4&quot;;&quot;V3&quot;);&quot;V2&quot;);&quot;V1&quot;))); IF([.F40]&lt;=20;&quot;ED&quot;;IF([.F40]&lt;40;&quot;D&quot;;IF([.F40]&gt;=50;IF([.F40]&gt;= 60;IF([.F40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office:string-value="GYVNMV" table:formula="of:=COM.MICROSOFT.CONCAT(CHAR(RANDBETWEEN(65;90));CHAR(RANDBETWEEN(65;90));CHAR(RANDBETWEEN(65;90));CHAR(RANDBETWEEN(65;90));CHAR(RANDBETWEEN(65;90));CHAR(RANDBETWEEN(65;90)))" table:style-name="ce1">
            <text:p>GYVNMV</text:p>
          </table:table-cell>
          <table:table-cell office:value-type="string" table:style-name="ce1">
            <text:p>JACQUELINE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F</text:p>
          </table:table-cell>
          <table:table-cell office:value-type="float" office:value="56" table:formula="of:=IF([.D41] &lt;&gt; &quot;&quot;;YEAR(TODAY()) - [.D41]; &quot;&quot;)" table:style-name="ce5">
            <text:p>56</text:p>
          </table:table-cell>
          <table:table-cell office:value-type="string" office:string-value="A2" table:formula="of:=IF([.F41] &lt;&gt; &quot;&quot;;IF([.E41]=&quot;M&quot;; IF([.F41]&lt;=20;&quot;EH&quot;;IF([.F41]&lt;40;&quot;S&quot;;IF([.F41]&gt;=50;IF([.F41]&gt;= 60;IF([.F41]&gt;=70;&quot;V4&quot;;&quot;V3&quot;);&quot;V2&quot;);&quot;V1&quot;))); IF([.F41]&lt;=20;&quot;ED&quot;;IF([.F41]&lt;40;&quot;D&quot;;IF([.F41]&gt;=50;IF([.F41]&gt;= 60;IF([.F41]&gt;=70;&quot;A4&quot;;&quot;A3&quot;);&quot;A2&quot;);&quot;A1&quot;)))); &quot;&quot; )" table:style-name="ce5">
            <text:p>A2</text:p>
          </table:table-cell>
          <table:table-cell office:value-type="string" table:style-name="ce1">
            <text:p>NAC</text:p>
          </table:table-cell>
          <table:table-cell table:number-columns-repeated="16376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office:string-value="ITVRQX" table:formula="of:=COM.MICROSOFT.CONCAT(CHAR(RANDBETWEEN(65;90));CHAR(RANDBETWEEN(65;90));CHAR(RANDBETWEEN(65;90));CHAR(RANDBETWEEN(65;90));CHAR(RANDBETWEEN(65;90));CHAR(RANDBETWEEN(65;90)))" table:style-name="ce1">
            <text:p>ITVRQX</text:p>
          </table:table-cell>
          <table:table-cell office:value-type="string" table:style-name="ce1">
            <text:p>DIDIER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M</text:p>
          </table:table-cell>
          <table:table-cell office:value-type="float" office:value="45" table:formula="of:=IF([.D42] &lt;&gt; &quot;&quot;;YEAR(TODAY()) - [.D42]; &quot;&quot;)" table:style-name="ce5">
            <text:p>45</text:p>
          </table:table-cell>
          <table:table-cell office:value-type="string" office:string-value="V1" table:formula="of:=IF([.F42] &lt;&gt; &quot;&quot;;IF([.E42]=&quot;M&quot;; IF([.F42]&lt;=20;&quot;EH&quot;;IF([.F42]&lt;40;&quot;S&quot;;IF([.F42]&gt;=50;IF([.F42]&gt;= 60;IF([.F42]&gt;=70;&quot;V4&quot;;&quot;V3&quot;);&quot;V2&quot;);&quot;V1&quot;))); IF([.F42]&lt;=20;&quot;ED&quot;;IF([.F42]&lt;40;&quot;D&quot;;IF([.F42]&gt;=50;IF([.F42]&gt;= 60;IF([.F42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office:string-value="YEBIZW" table:formula="of:=COM.MICROSOFT.CONCAT(CHAR(RANDBETWEEN(65;90));CHAR(RANDBETWEEN(65;90));CHAR(RANDBETWEEN(65;90));CHAR(RANDBETWEEN(65;90));CHAR(RANDBETWEEN(65;90));CHAR(RANDBETWEEN(65;90)))" table:style-name="ce1">
            <text:p>YEBIZW</text:p>
          </table:table-cell>
          <table:table-cell office:value-type="string" table:style-name="ce1">
            <text:p>JULIE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F</text:p>
          </table:table-cell>
          <table:table-cell office:value-type="float" office:value="35" table:formula="of:=IF([.D43] &lt;&gt; &quot;&quot;;YEAR(TODAY()) - [.D43]; &quot;&quot;)" table:style-name="ce5">
            <text:p>35</text:p>
          </table:table-cell>
          <table:table-cell office:value-type="string" office:string-value="D" table:formula="of:=IF([.F43] &lt;&gt; &quot;&quot;;IF([.E43]=&quot;M&quot;; IF([.F43]&lt;=20;&quot;EH&quot;;IF([.F43]&lt;40;&quot;S&quot;;IF([.F43]&gt;=50;IF([.F43]&gt;= 60;IF([.F43]&gt;=70;&quot;V4&quot;;&quot;V3&quot;);&quot;V2&quot;);&quot;V1&quot;))); IF([.F43]&lt;=20;&quot;ED&quot;;IF([.F43]&lt;40;&quot;D&quot;;IF([.F43]&gt;=50;IF([.F43]&gt;= 60;IF([.F43]&gt;=70;&quot;A4&quot;;&quot;A3&quot;);&quot;A2&quot;);&quot;A1&quot;)))); &quot;&quot; )" table:style-name="ce5">
            <text:p>D</text:p>
          </table:table-cell>
          <table:table-cell office:value-type="string" table:style-name="ce1">
            <text:p>RCB</text:p>
          </table:table-cell>
          <table:table-cell table:number-columns-repeated="16376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office:string-value="HZHYKL" table:formula="of:=COM.MICROSOFT.CONCAT(CHAR(RANDBETWEEN(65;90));CHAR(RANDBETWEEN(65;90));CHAR(RANDBETWEEN(65;90));CHAR(RANDBETWEEN(65;90));CHAR(RANDBETWEEN(65;90));CHAR(RANDBETWEEN(65;90)))" table:style-name="ce1">
            <text:p>HZHYKL</text:p>
          </table:table-cell>
          <table:table-cell office:value-type="string" table:style-name="ce1">
            <text:p>JOEL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M</text:p>
          </table:table-cell>
          <table:table-cell office:value-type="float" office:value="53" table:formula="of:=IF([.D44] &lt;&gt; &quot;&quot;;YEAR(TODAY()) - [.D44]; &quot;&quot;)" table:style-name="ce5">
            <text:p>53</text:p>
          </table:table-cell>
          <table:table-cell office:value-type="string" office:string-value="V2" table:formula="of:=IF([.F44] &lt;&gt; &quot;&quot;;IF([.E44]=&quot;M&quot;; IF([.F44]&lt;=20;&quot;EH&quot;;IF([.F44]&lt;40;&quot;S&quot;;IF([.F44]&gt;=50;IF([.F44]&gt;= 60;IF([.F44]&gt;=70;&quot;V4&quot;;&quot;V3&quot;);&quot;V2&quot;);&quot;V1&quot;))); IF([.F44]&lt;=20;&quot;ED&quot;;IF([.F44]&lt;40;&quot;D&quot;;IF([.F44]&gt;=50;IF([.F44]&gt;= 60;IF([.F44]&gt;=70;&quot;A4&quot;;&quot;A3&quot;);&quot;A2&quot;);&quot;A1&quot;)))); &quot;&quot; )" table:style-name="ce5">
            <text:p>V2</text:p>
          </table:table-cell>
          <table:table-cell office:value-type="string" table:style-name="ce1">
            <text:p>ANDERLECHT RUNNING TEAM</text:p>
          </table:table-cell>
          <table:table-cell table:number-columns-repeated="16376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office:string-value="EZLBFE" table:formula="of:=COM.MICROSOFT.CONCAT(CHAR(RANDBETWEEN(65;90));CHAR(RANDBETWEEN(65;90));CHAR(RANDBETWEEN(65;90));CHAR(RANDBETWEEN(65;90));CHAR(RANDBETWEEN(65;90));CHAR(RANDBETWEEN(65;90)))" table:style-name="ce1">
            <text:p>EZLBFE</text:p>
          </table:table-cell>
          <table:table-cell office:value-type="string" table:style-name="ce1">
            <text:p>WIVINE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F</text:p>
          </table:table-cell>
          <table:table-cell office:value-type="float" office:value="59" table:formula="of:=IF([.D45] &lt;&gt; &quot;&quot;;YEAR(TODAY()) - [.D45]; &quot;&quot;)" table:style-name="ce5">
            <text:p>59</text:p>
          </table:table-cell>
          <table:table-cell office:value-type="string" office:string-value="A2" table:formula="of:=IF([.F45] &lt;&gt; &quot;&quot;;IF([.E45]=&quot;M&quot;; IF([.F45]&lt;=20;&quot;EH&quot;;IF([.F45]&lt;40;&quot;S&quot;;IF([.F45]&gt;=50;IF([.F45]&gt;= 60;IF([.F45]&gt;=70;&quot;V4&quot;;&quot;V3&quot;);&quot;V2&quot;);&quot;V1&quot;))); IF([.F45]&lt;=20;&quot;ED&quot;;IF([.F45]&lt;40;&quot;D&quot;;IF([.F45]&gt;=50;IF([.F45]&gt;= 60;IF([.F45]&gt;=70;&quot;A4&quot;;&quot;A3&quot;);&quot;A2&quot;);&quot;A1&quot;)))); &quot;&quot; )" table:style-name="ce5">
            <text:p>A2</text:p>
          </table:table-cell>
          <table:table-cell office:value-type="string" table:style-name="ce1">
            <text:p>CEPAL</text:p>
          </table:table-cell>
          <table:table-cell table:number-columns-repeated="16376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office:string-value="KKRMJJ" table:formula="of:=COM.MICROSOFT.CONCAT(CHAR(RANDBETWEEN(65;90));CHAR(RANDBETWEEN(65;90));CHAR(RANDBETWEEN(65;90));CHAR(RANDBETWEEN(65;90));CHAR(RANDBETWEEN(65;90));CHAR(RANDBETWEEN(65;90)))" table:style-name="ce1">
            <text:p>KKRMJJ</text:p>
          </table:table-cell>
          <table:table-cell office:value-type="string" table:style-name="ce1">
            <text:p>DIDIER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M</text:p>
          </table:table-cell>
          <table:table-cell office:value-type="float" office:value="55" table:formula="of:=IF([.D46] &lt;&gt; &quot;&quot;;YEAR(TODAY()) - [.D46]; &quot;&quot;)" table:style-name="ce5">
            <text:p>55</text:p>
          </table:table-cell>
          <table:table-cell office:value-type="string" office:string-value="V2" table:formula="of:=IF([.F46] &lt;&gt; &quot;&quot;;IF([.E46]=&quot;M&quot;; IF([.F46]&lt;=20;&quot;EH&quot;;IF([.F46]&lt;40;&quot;S&quot;;IF([.F46]&gt;=50;IF([.F46]&gt;= 60;IF([.F46]&gt;=70;&quot;V4&quot;;&quot;V3&quot;);&quot;V2&quot;);&quot;V1&quot;))); IF([.F46]&lt;=20;&quot;ED&quot;;IF([.F46]&lt;40;&quot;D&quot;;IF([.F46]&gt;=50;IF([.F46]&gt;= 60;IF([.F46]&gt;=70;&quot;A4&quot;;&quot;A3&quot;);&quot;A2&quot;);&quot;A1&quot;)))); &quot;&quot; )" table:style-name="ce5">
            <text:p>V2</text:p>
          </table:table-cell>
          <table:table-cell table:number-columns-repeated="16377" table:style-name="ce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office:string-value="MRRSGY" table:formula="of:=COM.MICROSOFT.CONCAT(CHAR(RANDBETWEEN(65;90));CHAR(RANDBETWEEN(65;90));CHAR(RANDBETWEEN(65;90));CHAR(RANDBETWEEN(65;90));CHAR(RANDBETWEEN(65;90));CHAR(RANDBETWEEN(65;90)))" table:style-name="ce1">
            <text:p>MRRSGY</text:p>
          </table:table-cell>
          <table:table-cell office:value-type="string" table:style-name="ce1">
            <text:p>PIERRE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M</text:p>
          </table:table-cell>
          <table:table-cell office:value-type="float" office:value="66" table:formula="of:=IF([.D47] &lt;&gt; &quot;&quot;;YEAR(TODAY()) - [.D47]; &quot;&quot;)" table:style-name="ce5">
            <text:p>66</text:p>
          </table:table-cell>
          <table:table-cell office:value-type="string" office:string-value="V3" table:formula="of:=IF([.F47] &lt;&gt; &quot;&quot;;IF([.E47]=&quot;M&quot;; IF([.F47]&lt;=20;&quot;EH&quot;;IF([.F47]&lt;40;&quot;S&quot;;IF([.F47]&gt;=50;IF([.F47]&gt;= 60;IF([.F47]&gt;=70;&quot;V4&quot;;&quot;V3&quot;);&quot;V2&quot;);&quot;V1&quot;))); IF([.F47]&lt;=20;&quot;ED&quot;;IF([.F47]&lt;40;&quot;D&quot;;IF([.F47]&gt;=50;IF([.F47]&gt;= 60;IF([.F47]&gt;=70;&quot;A4&quot;;&quot;A3&quot;);&quot;A2&quot;);&quot;A1&quot;)))); &quot;&quot; )" table:style-name="ce5">
            <text:p>V3</text:p>
          </table:table-cell>
          <table:table-cell table:number-columns-repeated="16377" table:style-name="ce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office:string-value="NLWCJF" table:formula="of:=COM.MICROSOFT.CONCAT(CHAR(RANDBETWEEN(65;90));CHAR(RANDBETWEEN(65;90));CHAR(RANDBETWEEN(65;90));CHAR(RANDBETWEEN(65;90));CHAR(RANDBETWEEN(65;90));CHAR(RANDBETWEEN(65;90)))" table:style-name="ce1">
            <text:p>NLWCJF</text:p>
          </table:table-cell>
          <table:table-cell office:value-type="string" table:style-name="ce1">
            <text:p>RAFIKA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F</text:p>
          </table:table-cell>
          <table:table-cell office:value-type="float" office:value="44" table:formula="of:=IF([.D48] &lt;&gt; &quot;&quot;;YEAR(TODAY()) - [.D48]; &quot;&quot;)" table:style-name="ce5">
            <text:p>44</text:p>
          </table:table-cell>
          <table:table-cell office:value-type="string" office:string-value="A1" table:formula="of:=IF([.F48] &lt;&gt; &quot;&quot;;IF([.E48]=&quot;M&quot;; IF([.F48]&lt;=20;&quot;EH&quot;;IF([.F48]&lt;40;&quot;S&quot;;IF([.F48]&gt;=50;IF([.F48]&gt;= 60;IF([.F48]&gt;=70;&quot;V4&quot;;&quot;V3&quot;);&quot;V2&quot;);&quot;V1&quot;))); IF([.F48]&lt;=20;&quot;ED&quot;;IF([.F48]&lt;40;&quot;D&quot;;IF([.F48]&gt;=50;IF([.F48]&gt;= 60;IF([.F48]&gt;=70;&quot;A4&quot;;&quot;A3&quot;);&quot;A2&quot;);&quot;A1&quot;)))); &quot;&quot; )" table:style-name="ce5">
            <text:p>A1</text:p>
          </table:table-cell>
          <table:table-cell table:number-columns-repeated="16377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office:string-value="JMVCWE" table:formula="of:=COM.MICROSOFT.CONCAT(CHAR(RANDBETWEEN(65;90));CHAR(RANDBETWEEN(65;90));CHAR(RANDBETWEEN(65;90));CHAR(RANDBETWEEN(65;90));CHAR(RANDBETWEEN(65;90));CHAR(RANDBETWEEN(65;90)))" table:style-name="ce1">
            <text:p>JMVCWE</text:p>
          </table:table-cell>
          <table:table-cell office:value-type="string" table:style-name="ce1">
            <text:p>CHARLOTTE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F</text:p>
          </table:table-cell>
          <table:table-cell office:value-type="float" office:value="27" table:formula="of:=IF([.D49] &lt;&gt; &quot;&quot;;YEAR(TODAY()) - [.D49]; &quot;&quot;)" table:style-name="ce5">
            <text:p>27</text:p>
          </table:table-cell>
          <table:table-cell office:value-type="string" office:string-value="D" table:formula="of:=IF([.F49] &lt;&gt; &quot;&quot;;IF([.E49]=&quot;M&quot;; IF([.F49]&lt;=20;&quot;EH&quot;;IF([.F49]&lt;40;&quot;S&quot;;IF([.F49]&gt;=50;IF([.F49]&gt;= 60;IF([.F49]&gt;=70;&quot;V4&quot;;&quot;V3&quot;);&quot;V2&quot;);&quot;V1&quot;))); IF([.F49]&lt;=20;&quot;ED&quot;;IF([.F49]&lt;40;&quot;D&quot;;IF([.F49]&gt;=50;IF([.F49]&gt;= 60;IF([.F49]&gt;=70;&quot;A4&quot;;&quot;A3&quot;);&quot;A2&quot;);&quot;A1&quot;)))); &quot;&quot; )" table:style-name="ce5">
            <text:p>D</text:p>
          </table:table-cell>
          <table:table-cell office:value-type="string" table:style-name="ce1">
            <text:p>RCT</text:p>
          </table:table-cell>
          <table:table-cell table:number-columns-repeated="16376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office:string-value="PSJZQT" table:formula="of:=COM.MICROSOFT.CONCAT(CHAR(RANDBETWEEN(65;90));CHAR(RANDBETWEEN(65;90));CHAR(RANDBETWEEN(65;90));CHAR(RANDBETWEEN(65;90));CHAR(RANDBETWEEN(65;90));CHAR(RANDBETWEEN(65;90)))" table:style-name="ce1">
            <text:p>PSJZQT</text:p>
          </table:table-cell>
          <table:table-cell office:value-type="string" table:style-name="ce1">
            <text:p>NASTASIA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F</text:p>
          </table:table-cell>
          <table:table-cell office:value-type="float" office:value="33" table:formula="of:=IF([.D50] &lt;&gt; &quot;&quot;;YEAR(TODAY()) - [.D50]; &quot;&quot;)" table:style-name="ce5">
            <text:p>33</text:p>
          </table:table-cell>
          <table:table-cell office:value-type="string" office:string-value="D" table:formula="of:=IF([.F50] &lt;&gt; &quot;&quot;;IF([.E50]=&quot;M&quot;; IF([.F50]&lt;=20;&quot;EH&quot;;IF([.F50]&lt;40;&quot;S&quot;;IF([.F50]&gt;=50;IF([.F50]&gt;= 60;IF([.F50]&gt;=70;&quot;V4&quot;;&quot;V3&quot;);&quot;V2&quot;);&quot;V1&quot;))); IF([.F50]&lt;=20;&quot;ED&quot;;IF([.F50]&lt;40;&quot;D&quot;;IF([.F50]&gt;=50;IF([.F50]&gt;= 60;IF([.F50]&gt;=70;&quot;A4&quot;;&quot;A3&quot;);&quot;A2&quot;);&quot;A1&quot;)))); &quot;&quot; )" table:style-name="ce5">
            <text:p>D</text:p>
          </table:table-cell>
          <table:table-cell office:value-type="string" table:style-name="ce1">
            <text:p>SPORTIVAMENTE BRUXELLES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office:string-value="TOCPIG" table:formula="of:=COM.MICROSOFT.CONCAT(CHAR(RANDBETWEEN(65;90));CHAR(RANDBETWEEN(65;90));CHAR(RANDBETWEEN(65;90));CHAR(RANDBETWEEN(65;90));CHAR(RANDBETWEEN(65;90));CHAR(RANDBETWEEN(65;90)))" table:style-name="ce1">
            <text:p>TOCPIG</text:p>
          </table:table-cell>
          <table:table-cell office:value-type="string" table:style-name="ce1">
            <text:p>JEAN BENOI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M</text:p>
          </table:table-cell>
          <table:table-cell office:value-type="float" office:value="44" table:formula="of:=IF([.D51] &lt;&gt; &quot;&quot;;YEAR(TODAY()) - [.D51]; &quot;&quot;)" table:style-name="ce5">
            <text:p>44</text:p>
          </table:table-cell>
          <table:table-cell office:value-type="string" office:string-value="V1" table:formula="of:=IF([.F51] &lt;&gt; &quot;&quot;;IF([.E51]=&quot;M&quot;; IF([.F51]&lt;=20;&quot;EH&quot;;IF([.F51]&lt;40;&quot;S&quot;;IF([.F51]&gt;=50;IF([.F51]&gt;= 60;IF([.F51]&gt;=70;&quot;V4&quot;;&quot;V3&quot;);&quot;V2&quot;);&quot;V1&quot;))); IF([.F51]&lt;=20;&quot;ED&quot;;IF([.F51]&lt;40;&quot;D&quot;;IF([.F51]&gt;=50;IF([.F51]&gt;= 60;IF([.F51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office:string-value="KGGAAT" table:formula="of:=COM.MICROSOFT.CONCAT(CHAR(RANDBETWEEN(65;90));CHAR(RANDBETWEEN(65;90));CHAR(RANDBETWEEN(65;90));CHAR(RANDBETWEEN(65;90));CHAR(RANDBETWEEN(65;90));CHAR(RANDBETWEEN(65;90)))" table:style-name="ce1">
            <text:p>KGGAAT</text:p>
          </table:table-cell>
          <table:table-cell office:value-type="string" table:style-name="ce1">
            <text:p>JAMICE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M</text:p>
          </table:table-cell>
          <table:table-cell office:value-type="float" office:value="36" table:formula="of:=IF([.D52] &lt;&gt; &quot;&quot;;YEAR(TODAY()) - [.D52]; &quot;&quot;)" table:style-name="ce5">
            <text:p>36</text:p>
          </table:table-cell>
          <table:table-cell office:value-type="string" office:string-value="S" table:formula="of:=IF([.F52] &lt;&gt; &quot;&quot;;IF([.E52]=&quot;M&quot;; IF([.F52]&lt;=20;&quot;EH&quot;;IF([.F52]&lt;40;&quot;S&quot;;IF([.F52]&gt;=50;IF([.F52]&gt;= 60;IF([.F52]&gt;=70;&quot;V4&quot;;&quot;V3&quot;);&quot;V2&quot;);&quot;V1&quot;))); IF([.F52]&lt;=20;&quot;ED&quot;;IF([.F52]&lt;40;&quot;D&quot;;IF([.F52]&gt;=50;IF([.F52]&gt;= 60;IF([.F52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office:string-value="HAGADA" table:formula="of:=COM.MICROSOFT.CONCAT(CHAR(RANDBETWEEN(65;90));CHAR(RANDBETWEEN(65;90));CHAR(RANDBETWEEN(65;90));CHAR(RANDBETWEEN(65;90));CHAR(RANDBETWEEN(65;90));CHAR(RANDBETWEEN(65;90)))" table:style-name="ce1">
            <text:p>HAGADA</text:p>
          </table:table-cell>
          <table:table-cell office:value-type="string" table:style-name="ce1">
            <text:p>ENEO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M</text:p>
          </table:table-cell>
          <table:table-cell office:value-type="float" office:value="34" table:formula="of:=IF([.D53] &lt;&gt; &quot;&quot;;YEAR(TODAY()) - [.D53]; &quot;&quot;)" table:style-name="ce5">
            <text:p>34</text:p>
          </table:table-cell>
          <table:table-cell office:value-type="string" office:string-value="S" table:formula="of:=IF([.F53] &lt;&gt; &quot;&quot;;IF([.E53]=&quot;M&quot;; IF([.F53]&lt;=20;&quot;EH&quot;;IF([.F53]&lt;40;&quot;S&quot;;IF([.F53]&gt;=50;IF([.F53]&gt;= 60;IF([.F53]&gt;=70;&quot;V4&quot;;&quot;V3&quot;);&quot;V2&quot;);&quot;V1&quot;))); IF([.F53]&lt;=20;&quot;ED&quot;;IF([.F53]&lt;40;&quot;D&quot;;IF([.F53]&gt;=50;IF([.F53]&gt;= 60;IF([.F53]&gt;=70;&quot;A4&quot;;&quot;A3&quot;);&quot;A2&quot;);&quot;A1&quot;)))); &quot;&quot; )" table:style-name="ce5">
            <text:p>S</text:p>
          </table:table-cell>
          <table:table-cell office:value-type="string" table:style-name="ce1">
            <text:p>TOUS A BORD</text:p>
          </table:table-cell>
          <table:table-cell table:number-columns-repeated="16376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office:string-value="THORKP" table:formula="of:=COM.MICROSOFT.CONCAT(CHAR(RANDBETWEEN(65;90));CHAR(RANDBETWEEN(65;90));CHAR(RANDBETWEEN(65;90));CHAR(RANDBETWEEN(65;90));CHAR(RANDBETWEEN(65;90));CHAR(RANDBETWEEN(65;90)))" table:style-name="ce1">
            <text:p>THORKP</text:p>
          </table:table-cell>
          <table:table-cell office:value-type="string" table:style-name="ce1">
            <text:p>RAQUEL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F</text:p>
          </table:table-cell>
          <table:table-cell office:value-type="float" office:value="35" table:formula="of:=IF([.D54] &lt;&gt; &quot;&quot;;YEAR(TODAY()) - [.D54]; &quot;&quot;)" table:style-name="ce5">
            <text:p>35</text:p>
          </table:table-cell>
          <table:table-cell office:value-type="string" office:string-value="D" table:formula="of:=IF([.F54] &lt;&gt; &quot;&quot;;IF([.E54]=&quot;M&quot;; IF([.F54]&lt;=20;&quot;EH&quot;;IF([.F54]&lt;40;&quot;S&quot;;IF([.F54]&gt;=50;IF([.F54]&gt;= 60;IF([.F54]&gt;=70;&quot;V4&quot;;&quot;V3&quot;);&quot;V2&quot;);&quot;V1&quot;))); IF([.F54]&lt;=20;&quot;ED&quot;;IF([.F54]&lt;40;&quot;D&quot;;IF([.F54]&gt;=50;IF([.F54]&gt;= 60;IF([.F54]&gt;=70;&quot;A4&quot;;&quot;A3&quot;);&quot;A2&quot;);&quot;A1&quot;)))); &quot;&quot; )" table:style-name="ce5">
            <text:p>D</text:p>
          </table:table-cell>
          <table:table-cell office:value-type="string" table:style-name="ce1">
            <text:p>TOUS A BORD</text:p>
          </table:table-cell>
          <table:table-cell table:number-columns-repeated="16376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office:string-value="ZCRHYH" table:formula="of:=COM.MICROSOFT.CONCAT(CHAR(RANDBETWEEN(65;90));CHAR(RANDBETWEEN(65;90));CHAR(RANDBETWEEN(65;90));CHAR(RANDBETWEEN(65;90));CHAR(RANDBETWEEN(65;90));CHAR(RANDBETWEEN(65;90)))" table:style-name="ce1">
            <text:p>ZCRHYH</text:p>
          </table:table-cell>
          <table:table-cell office:value-type="string" table:style-name="ce1">
            <text:p>LORENZO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M</text:p>
          </table:table-cell>
          <table:table-cell office:value-type="float" office:value="30" table:formula="of:=IF([.D55] &lt;&gt; &quot;&quot;;YEAR(TODAY()) - [.D55]; &quot;&quot;)" table:style-name="ce5">
            <text:p>30</text:p>
          </table:table-cell>
          <table:table-cell office:value-type="string" office:string-value="S" table:formula="of:=IF([.F55] &lt;&gt; &quot;&quot;;IF([.E55]=&quot;M&quot;; IF([.F55]&lt;=20;&quot;EH&quot;;IF([.F55]&lt;40;&quot;S&quot;;IF([.F55]&gt;=50;IF([.F55]&gt;= 60;IF([.F55]&gt;=70;&quot;V4&quot;;&quot;V3&quot;);&quot;V2&quot;);&quot;V1&quot;))); IF([.F55]&lt;=20;&quot;ED&quot;;IF([.F55]&lt;40;&quot;D&quot;;IF([.F55]&gt;=50;IF([.F55]&gt;= 60;IF([.F55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office:string-value="WQVAEY" table:formula="of:=COM.MICROSOFT.CONCAT(CHAR(RANDBETWEEN(65;90));CHAR(RANDBETWEEN(65;90));CHAR(RANDBETWEEN(65;90));CHAR(RANDBETWEEN(65;90));CHAR(RANDBETWEEN(65;90));CHAR(RANDBETWEEN(65;90)))" table:style-name="ce1">
            <text:p>WQVAEY</text:p>
          </table:table-cell>
          <table:table-cell office:value-type="string" table:style-name="ce1">
            <text:p>CLAUDIA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F</text:p>
          </table:table-cell>
          <table:table-cell office:value-type="float" office:value="45" table:formula="of:=IF([.D56] &lt;&gt; &quot;&quot;;YEAR(TODAY()) - [.D56]; &quot;&quot;)" table:style-name="ce5">
            <text:p>45</text:p>
          </table:table-cell>
          <table:table-cell office:value-type="string" office:string-value="A1" table:formula="of:=IF([.F56] &lt;&gt; &quot;&quot;;IF([.E56]=&quot;M&quot;; IF([.F56]&lt;=20;&quot;EH&quot;;IF([.F56]&lt;40;&quot;S&quot;;IF([.F56]&gt;=50;IF([.F56]&gt;= 60;IF([.F56]&gt;=70;&quot;V4&quot;;&quot;V3&quot;);&quot;V2&quot;);&quot;V1&quot;))); IF([.F56]&lt;=20;&quot;ED&quot;;IF([.F56]&lt;40;&quot;D&quot;;IF([.F56]&gt;=50;IF([.F56]&gt;= 60;IF([.F56]&gt;=70;&quot;A4&quot;;&quot;A3&quot;);&quot;A2&quot;);&quot;A1&quot;)))); &quot;&quot; )" table:style-name="ce5">
            <text:p>A1</text:p>
          </table:table-cell>
          <table:table-cell table:number-columns-repeated="16377" table:style-name="ce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office:string-value="XOVQJK" table:formula="of:=COM.MICROSOFT.CONCAT(CHAR(RANDBETWEEN(65;90));CHAR(RANDBETWEEN(65;90));CHAR(RANDBETWEEN(65;90));CHAR(RANDBETWEEN(65;90));CHAR(RANDBETWEEN(65;90));CHAR(RANDBETWEEN(65;90)))" table:style-name="ce1">
            <text:p>XOVQJK</text:p>
          </table:table-cell>
          <table:table-cell office:value-type="string" table:style-name="ce1">
            <text:p>SIMON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M</text:p>
          </table:table-cell>
          <table:table-cell office:value-type="float" office:value="16" table:formula="of:=IF([.D57] &lt;&gt; &quot;&quot;;YEAR(TODAY()) - [.D57]; &quot;&quot;)" table:style-name="ce5">
            <text:p>16</text:p>
          </table:table-cell>
          <table:table-cell office:value-type="string" office:string-value="EH" table:formula="of:=IF([.F57] &lt;&gt; &quot;&quot;;IF([.E57]=&quot;M&quot;; IF([.F57]&lt;=20;&quot;EH&quot;;IF([.F57]&lt;40;&quot;S&quot;;IF([.F57]&gt;=50;IF([.F57]&gt;= 60;IF([.F57]&gt;=70;&quot;V4&quot;;&quot;V3&quot;);&quot;V2&quot;);&quot;V1&quot;))); IF([.F57]&lt;=20;&quot;ED&quot;;IF([.F57]&lt;40;&quot;D&quot;;IF([.F57]&gt;=50;IF([.F57]&gt;= 60;IF([.F57]&gt;=70;&quot;A4&quot;;&quot;A3&quot;);&quot;A2&quot;);&quot;A1&quot;)))); &quot;&quot; )" table:style-name="ce5">
            <text:p>EH</text:p>
          </table:table-cell>
          <table:table-cell table:number-columns-repeated="16377" table:style-name="ce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office:string-value="QTUHBC" table:formula="of:=COM.MICROSOFT.CONCAT(CHAR(RANDBETWEEN(65;90));CHAR(RANDBETWEEN(65;90));CHAR(RANDBETWEEN(65;90));CHAR(RANDBETWEEN(65;90));CHAR(RANDBETWEEN(65;90));CHAR(RANDBETWEEN(65;90)))" table:style-name="ce1">
            <text:p>QTUHBC</text:p>
          </table:table-cell>
          <table:table-cell office:value-type="string" table:style-name="ce1">
            <text:p>VALENCE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F</text:p>
          </table:table-cell>
          <table:table-cell office:value-type="float" office:value="30" table:formula="of:=IF([.D58] &lt;&gt; &quot;&quot;;YEAR(TODAY()) - [.D58]; &quot;&quot;)" table:style-name="ce5">
            <text:p>30</text:p>
          </table:table-cell>
          <table:table-cell office:value-type="string" office:string-value="D" table:formula="of:=IF([.F58] &lt;&gt; &quot;&quot;;IF([.E58]=&quot;M&quot;; IF([.F58]&lt;=20;&quot;EH&quot;;IF([.F58]&lt;40;&quot;S&quot;;IF([.F58]&gt;=50;IF([.F58]&gt;= 60;IF([.F58]&gt;=70;&quot;V4&quot;;&quot;V3&quot;);&quot;V2&quot;);&quot;V1&quot;))); IF([.F58]&lt;=20;&quot;ED&quot;;IF([.F58]&lt;40;&quot;D&quot;;IF([.F58]&gt;=50;IF([.F58]&gt;= 60;IF([.F58]&gt;=70;&quot;A4&quot;;&quot;A3&quot;);&quot;A2&quot;);&quot;A1&quot;)))); &quot;&quot; )" table:style-name="ce5">
            <text:p>D</text:p>
          </table:table-cell>
          <table:table-cell table:number-columns-repeated="16377" table:style-name="ce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office:string-value="FTLUAB" table:formula="of:=COM.MICROSOFT.CONCAT(CHAR(RANDBETWEEN(65;90));CHAR(RANDBETWEEN(65;90));CHAR(RANDBETWEEN(65;90));CHAR(RANDBETWEEN(65;90));CHAR(RANDBETWEEN(65;90));CHAR(RANDBETWEEN(65;90)))" table:style-name="ce1">
            <text:p>FTLUAB</text:p>
          </table:table-cell>
          <table:table-cell office:value-type="string" table:style-name="ce1">
            <text:p>HELENE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F</text:p>
          </table:table-cell>
          <table:table-cell office:value-type="float" office:value="36" table:formula="of:=IF([.D59] &lt;&gt; &quot;&quot;;YEAR(TODAY()) - [.D59]; &quot;&quot;)" table:style-name="ce5">
            <text:p>36</text:p>
          </table:table-cell>
          <table:table-cell office:value-type="string" office:string-value="D" table:formula="of:=IF([.F59] &lt;&gt; &quot;&quot;;IF([.E59]=&quot;M&quot;; IF([.F59]&lt;=20;&quot;EH&quot;;IF([.F59]&lt;40;&quot;S&quot;;IF([.F59]&gt;=50;IF([.F59]&gt;= 60;IF([.F59]&gt;=70;&quot;V4&quot;;&quot;V3&quot;);&quot;V2&quot;);&quot;V1&quot;))); IF([.F59]&lt;=20;&quot;ED&quot;;IF([.F59]&lt;40;&quot;D&quot;;IF([.F59]&gt;=50;IF([.F59]&gt;= 60;IF([.F59]&gt;=70;&quot;A4&quot;;&quot;A3&quot;);&quot;A2&quot;);&quot;A1&quot;)))); &quot;&quot; )" table:style-name="ce5">
            <text:p>D</text:p>
          </table:table-cell>
          <table:table-cell table:number-columns-repeated="16377" table:style-name="ce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office:string-value="BPWAUZ" table:formula="of:=COM.MICROSOFT.CONCAT(CHAR(RANDBETWEEN(65;90));CHAR(RANDBETWEEN(65;90));CHAR(RANDBETWEEN(65;90));CHAR(RANDBETWEEN(65;90));CHAR(RANDBETWEEN(65;90));CHAR(RANDBETWEEN(65;90)))" table:style-name="ce1">
            <text:p>BPWAUZ</text:p>
          </table:table-cell>
          <table:table-cell office:value-type="string" table:style-name="ce1">
            <text:p>DIMITRI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M</text:p>
          </table:table-cell>
          <table:table-cell office:value-type="float" office:value="33" table:formula="of:=IF([.D60] &lt;&gt; &quot;&quot;;YEAR(TODAY()) - [.D60]; &quot;&quot;)" table:style-name="ce5">
            <text:p>33</text:p>
          </table:table-cell>
          <table:table-cell office:value-type="string" office:string-value="S" table:formula="of:=IF([.F60] &lt;&gt; &quot;&quot;;IF([.E60]=&quot;M&quot;; IF([.F60]&lt;=20;&quot;EH&quot;;IF([.F60]&lt;40;&quot;S&quot;;IF([.F60]&gt;=50;IF([.F60]&gt;= 60;IF([.F60]&gt;=70;&quot;V4&quot;;&quot;V3&quot;);&quot;V2&quot;);&quot;V1&quot;))); IF([.F60]&lt;=20;&quot;ED&quot;;IF([.F60]&lt;40;&quot;D&quot;;IF([.F60]&gt;=50;IF([.F60]&gt;= 60;IF([.F60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office:string-value="UKYEPN" table:formula="of:=COM.MICROSOFT.CONCAT(CHAR(RANDBETWEEN(65;90));CHAR(RANDBETWEEN(65;90));CHAR(RANDBETWEEN(65;90));CHAR(RANDBETWEEN(65;90));CHAR(RANDBETWEEN(65;90));CHAR(RANDBETWEEN(65;90)))" table:style-name="ce1">
            <text:p>UKYEPN</text:p>
          </table:table-cell>
          <table:table-cell office:value-type="string" table:style-name="ce1">
            <text:p>OLIVIER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M</text:p>
          </table:table-cell>
          <table:table-cell office:value-type="float" office:value="52" table:formula="of:=IF([.D61] &lt;&gt; &quot;&quot;;YEAR(TODAY()) - [.D61]; &quot;&quot;)" table:style-name="ce5">
            <text:p>52</text:p>
          </table:table-cell>
          <table:table-cell office:value-type="string" office:string-value="V2" table:formula="of:=IF([.F61] &lt;&gt; &quot;&quot;;IF([.E61]=&quot;M&quot;; IF([.F61]&lt;=20;&quot;EH&quot;;IF([.F61]&lt;40;&quot;S&quot;;IF([.F61]&gt;=50;IF([.F61]&gt;= 60;IF([.F61]&gt;=70;&quot;V4&quot;;&quot;V3&quot;);&quot;V2&quot;);&quot;V1&quot;))); IF([.F61]&lt;=20;&quot;ED&quot;;IF([.F61]&lt;40;&quot;D&quot;;IF([.F61]&gt;=50;IF([.F61]&gt;= 60;IF([.F61]&gt;=70;&quot;A4&quot;;&quot;A3&quot;);&quot;A2&quot;);&quot;A1&quot;)))); &quot;&quot; )" table:style-name="ce5">
            <text:p>V2</text:p>
          </table:table-cell>
          <table:table-cell office:value-type="string" table:style-name="ce1">
            <text:p>AXA RUNNING TEAM</text:p>
          </table:table-cell>
          <table:table-cell table:number-columns-repeated="16376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office:string-value="SGJAWJ" table:formula="of:=COM.MICROSOFT.CONCAT(CHAR(RANDBETWEEN(65;90));CHAR(RANDBETWEEN(65;90));CHAR(RANDBETWEEN(65;90));CHAR(RANDBETWEEN(65;90));CHAR(RANDBETWEEN(65;90));CHAR(RANDBETWEEN(65;90)))" table:style-name="ce1">
            <text:p>SGJAWJ</text:p>
          </table:table-cell>
          <table:table-cell office:value-type="string" table:style-name="ce1">
            <text:p>MICHELE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M</text:p>
          </table:table-cell>
          <table:table-cell office:value-type="float" office:value="53" table:formula="of:=IF([.D62] &lt;&gt; &quot;&quot;;YEAR(TODAY()) - [.D62]; &quot;&quot;)" table:style-name="ce5">
            <text:p>53</text:p>
          </table:table-cell>
          <table:table-cell office:value-type="string" office:string-value="V2" table:formula="of:=IF([.F62] &lt;&gt; &quot;&quot;;IF([.E62]=&quot;M&quot;; IF([.F62]&lt;=20;&quot;EH&quot;;IF([.F62]&lt;40;&quot;S&quot;;IF([.F62]&gt;=50;IF([.F62]&gt;= 60;IF([.F62]&gt;=70;&quot;V4&quot;;&quot;V3&quot;);&quot;V2&quot;);&quot;V1&quot;))); IF([.F62]&lt;=20;&quot;ED&quot;;IF([.F62]&lt;40;&quot;D&quot;;IF([.F62]&gt;=50;IF([.F62]&gt;= 60;IF([.F62]&gt;=70;&quot;A4&quot;;&quot;A3&quot;);&quot;A2&quot;);&quot;A1&quot;)))); &quot;&quot; )" table:style-name="ce5">
            <text:p>V2</text:p>
          </table:table-cell>
          <table:table-cell office:value-type="string" table:style-name="ce1">
            <text:p>OBJ</text:p>
          </table:table-cell>
          <table:table-cell table:number-columns-repeated="16376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office:string-value="IIBMVL" table:formula="of:=COM.MICROSOFT.CONCAT(CHAR(RANDBETWEEN(65;90));CHAR(RANDBETWEEN(65;90));CHAR(RANDBETWEEN(65;90));CHAR(RANDBETWEEN(65;90));CHAR(RANDBETWEEN(65;90));CHAR(RANDBETWEEN(65;90)))" table:style-name="ce1">
            <text:p>IIBMVL</text:p>
          </table:table-cell>
          <table:table-cell office:value-type="string" table:style-name="ce1">
            <text:p>CMARENCE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M</text:p>
          </table:table-cell>
          <table:table-cell office:value-type="float" office:value="42" table:formula="of:=IF([.D63] &lt;&gt; &quot;&quot;;YEAR(TODAY()) - [.D63]; &quot;&quot;)" table:style-name="ce5">
            <text:p>42</text:p>
          </table:table-cell>
          <table:table-cell office:value-type="string" office:string-value="V1" table:formula="of:=IF([.F63] &lt;&gt; &quot;&quot;;IF([.E63]=&quot;M&quot;; IF([.F63]&lt;=20;&quot;EH&quot;;IF([.F63]&lt;40;&quot;S&quot;;IF([.F63]&gt;=50;IF([.F63]&gt;= 60;IF([.F63]&gt;=70;&quot;V4&quot;;&quot;V3&quot;);&quot;V2&quot;);&quot;V1&quot;))); IF([.F63]&lt;=20;&quot;ED&quot;;IF([.F63]&lt;40;&quot;D&quot;;IF([.F63]&gt;=50;IF([.F63]&gt;= 60;IF([.F63]&gt;=70;&quot;A4&quot;;&quot;A3&quot;);&quot;A2&quot;);&quot;A1&quot;)))); &quot;&quot; )" table:style-name="ce5">
            <text:p>V1</text:p>
          </table:table-cell>
          <table:table-cell office:value-type="string" table:style-name="ce1">
            <text:p>RIBC</text:p>
          </table:table-cell>
          <table:table-cell table:number-columns-repeated="16376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office:string-value="XHTNTF" table:formula="of:=COM.MICROSOFT.CONCAT(CHAR(RANDBETWEEN(65;90));CHAR(RANDBETWEEN(65;90));CHAR(RANDBETWEEN(65;90));CHAR(RANDBETWEEN(65;90));CHAR(RANDBETWEEN(65;90));CHAR(RANDBETWEEN(65;90)))" table:style-name="ce1">
            <text:p>XHTNTF</text:p>
          </table:table-cell>
          <table:table-cell office:value-type="string" table:style-name="ce1">
            <text:p>PIERRE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M</text:p>
          </table:table-cell>
          <table:table-cell office:value-type="float" office:value="51" table:formula="of:=IF([.D64] &lt;&gt; &quot;&quot;;YEAR(TODAY()) - [.D64]; &quot;&quot;)" table:style-name="ce5">
            <text:p>51</text:p>
          </table:table-cell>
          <table:table-cell office:value-type="string" office:string-value="V2" table:formula="of:=IF([.F64] &lt;&gt; &quot;&quot;;IF([.E64]=&quot;M&quot;; IF([.F64]&lt;=20;&quot;EH&quot;;IF([.F64]&lt;40;&quot;S&quot;;IF([.F64]&gt;=50;IF([.F64]&gt;= 60;IF([.F64]&gt;=70;&quot;V4&quot;;&quot;V3&quot;);&quot;V2&quot;);&quot;V1&quot;))); IF([.F64]&lt;=20;&quot;ED&quot;;IF([.F64]&lt;40;&quot;D&quot;;IF([.F64]&gt;=50;IF([.F64]&gt;= 60;IF([.F64]&gt;=70;&quot;A4&quot;;&quot;A3&quot;);&quot;A2&quot;);&quot;A1&quot;)))); &quot;&quot; )" table:style-name="ce5">
            <text:p>V2</text:p>
          </table:table-cell>
          <table:table-cell office:value-type="string" table:style-name="ce1">
            <text:p>CEPAL</text:p>
          </table:table-cell>
          <table:table-cell table:number-columns-repeated="16376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office:string-value="QBIOCI" table:formula="of:=COM.MICROSOFT.CONCAT(CHAR(RANDBETWEEN(65;90));CHAR(RANDBETWEEN(65;90));CHAR(RANDBETWEEN(65;90));CHAR(RANDBETWEEN(65;90));CHAR(RANDBETWEEN(65;90));CHAR(RANDBETWEEN(65;90)))" table:style-name="ce1">
            <text:p>QBIOCI</text:p>
          </table:table-cell>
          <table:table-cell office:value-type="string" table:style-name="ce1">
            <text:p>RENAUD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M</text:p>
          </table:table-cell>
          <table:table-cell office:value-type="float" office:value="41" table:formula="of:=IF([.D65] &lt;&gt; &quot;&quot;;YEAR(TODAY()) - [.D65]; &quot;&quot;)" table:style-name="ce5">
            <text:p>41</text:p>
          </table:table-cell>
          <table:table-cell office:value-type="string" office:string-value="V1" table:formula="of:=IF([.F65] &lt;&gt; &quot;&quot;;IF([.E65]=&quot;M&quot;; IF([.F65]&lt;=20;&quot;EH&quot;;IF([.F65]&lt;40;&quot;S&quot;;IF([.F65]&gt;=50;IF([.F65]&gt;= 60;IF([.F65]&gt;=70;&quot;V4&quot;;&quot;V3&quot;);&quot;V2&quot;);&quot;V1&quot;))); IF([.F65]&lt;=20;&quot;ED&quot;;IF([.F65]&lt;40;&quot;D&quot;;IF([.F65]&gt;=50;IF([.F65]&gt;= 60;IF([.F65]&gt;=70;&quot;A4&quot;;&quot;A3&quot;);&quot;A2&quot;);&quot;A1&quot;)))); &quot;&quot; )" table:style-name="ce5">
            <text:p>V1</text:p>
          </table:table-cell>
          <table:table-cell office:value-type="string" table:style-name="ce1">
            <text:p>RIBC</text:p>
          </table:table-cell>
          <table:table-cell table:number-columns-repeated="16376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office:string-value="EARLTC" table:formula="of:=COM.MICROSOFT.CONCAT(CHAR(RANDBETWEEN(65;90));CHAR(RANDBETWEEN(65;90));CHAR(RANDBETWEEN(65;90));CHAR(RANDBETWEEN(65;90));CHAR(RANDBETWEEN(65;90));CHAR(RANDBETWEEN(65;90)))" table:style-name="ce1">
            <text:p>EARLTC</text:p>
          </table:table-cell>
          <table:table-cell office:value-type="string" table:style-name="ce1">
            <text:p>HORACIO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M</text:p>
          </table:table-cell>
          <table:table-cell office:value-type="float" office:value="53" table:formula="of:=IF([.D66] &lt;&gt; &quot;&quot;;YEAR(TODAY()) - [.D66]; &quot;&quot;)" table:style-name="ce5">
            <text:p>53</text:p>
          </table:table-cell>
          <table:table-cell office:value-type="string" office:string-value="V2" table:formula="of:=IF([.F66] &lt;&gt; &quot;&quot;;IF([.E66]=&quot;M&quot;; IF([.F66]&lt;=20;&quot;EH&quot;;IF([.F66]&lt;40;&quot;S&quot;;IF([.F66]&gt;=50;IF([.F66]&gt;= 60;IF([.F66]&gt;=70;&quot;V4&quot;;&quot;V3&quot;);&quot;V2&quot;);&quot;V1&quot;))); IF([.F66]&lt;=20;&quot;ED&quot;;IF([.F66]&lt;40;&quot;D&quot;;IF([.F66]&gt;=50;IF([.F66]&gt;= 60;IF([.F66]&gt;=70;&quot;A4&quot;;&quot;A3&quot;);&quot;A2&quot;);&quot;A1&quot;)))); &quot;&quot; )" table:style-name="ce5">
            <text:p>V2</text:p>
          </table:table-cell>
          <table:table-cell office:value-type="string" table:style-name="ce1">
            <text:p>KURISTO</text:p>
          </table:table-cell>
          <table:table-cell table:number-columns-repeated="16376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office:string-value="XXPRHL" table:formula="of:=COM.MICROSOFT.CONCAT(CHAR(RANDBETWEEN(65;90));CHAR(RANDBETWEEN(65;90));CHAR(RANDBETWEEN(65;90));CHAR(RANDBETWEEN(65;90));CHAR(RANDBETWEEN(65;90));CHAR(RANDBETWEEN(65;90)))" table:style-name="ce1">
            <text:p>XXPRHL</text:p>
          </table:table-cell>
          <table:table-cell office:value-type="string" table:style-name="ce1">
            <text:p>BENOIT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M</text:p>
          </table:table-cell>
          <table:table-cell office:value-type="float" office:value="39" table:formula="of:=IF([.D67] &lt;&gt; &quot;&quot;;YEAR(TODAY()) - [.D67]; &quot;&quot;)" table:style-name="ce5">
            <text:p>39</text:p>
          </table:table-cell>
          <table:table-cell office:value-type="string" office:string-value="S" table:formula="of:=IF([.F67] &lt;&gt; &quot;&quot;;IF([.E67]=&quot;M&quot;; IF([.F67]&lt;=20;&quot;EH&quot;;IF([.F67]&lt;40;&quot;S&quot;;IF([.F67]&gt;=50;IF([.F67]&gt;= 60;IF([.F67]&gt;=70;&quot;V4&quot;;&quot;V3&quot;);&quot;V2&quot;);&quot;V1&quot;))); IF([.F67]&lt;=20;&quot;ED&quot;;IF([.F67]&lt;40;&quot;D&quot;;IF([.F67]&gt;=50;IF([.F67]&gt;= 60;IF([.F67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office:string-value="ONVWJM" table:formula="of:=COM.MICROSOFT.CONCAT(CHAR(RANDBETWEEN(65;90));CHAR(RANDBETWEEN(65;90));CHAR(RANDBETWEEN(65;90));CHAR(RANDBETWEEN(65;90));CHAR(RANDBETWEEN(65;90));CHAR(RANDBETWEEN(65;90)))" table:style-name="ce1">
            <text:p>ONVWJM</text:p>
          </table:table-cell>
          <table:table-cell office:value-type="string" table:style-name="ce1">
            <text:p>ILSE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F</text:p>
          </table:table-cell>
          <table:table-cell office:value-type="float" office:value="53" table:formula="of:=IF([.D68] &lt;&gt; &quot;&quot;;YEAR(TODAY()) - [.D68]; &quot;&quot;)" table:style-name="ce5">
            <text:p>53</text:p>
          </table:table-cell>
          <table:table-cell office:value-type="string" office:string-value="A2" table:formula="of:=IF([.F68] &lt;&gt; &quot;&quot;;IF([.E68]=&quot;M&quot;; IF([.F68]&lt;=20;&quot;EH&quot;;IF([.F68]&lt;40;&quot;S&quot;;IF([.F68]&gt;=50;IF([.F68]&gt;= 60;IF([.F68]&gt;=70;&quot;V4&quot;;&quot;V3&quot;);&quot;V2&quot;);&quot;V1&quot;))); IF([.F68]&lt;=20;&quot;ED&quot;;IF([.F68]&lt;40;&quot;D&quot;;IF([.F68]&gt;=50;IF([.F68]&gt;= 60;IF([.F68]&gt;=70;&quot;A4&quot;;&quot;A3&quot;);&quot;A2&quot;);&quot;A1&quot;)))); &quot;&quot; )" table:style-name="ce5">
            <text:p>A2</text:p>
          </table:table-cell>
          <table:table-cell table:number-columns-repeated="16377" table:style-name="ce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office:string-value="OEZHNM" table:formula="of:=COM.MICROSOFT.CONCAT(CHAR(RANDBETWEEN(65;90));CHAR(RANDBETWEEN(65;90));CHAR(RANDBETWEEN(65;90));CHAR(RANDBETWEEN(65;90));CHAR(RANDBETWEEN(65;90));CHAR(RANDBETWEEN(65;90)))" table:style-name="ce1">
            <text:p>OEZHNM</text:p>
          </table:table-cell>
          <table:table-cell office:value-type="string" table:style-name="ce1">
            <text:p>FOUAD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M</text:p>
          </table:table-cell>
          <table:table-cell office:value-type="float" office:value="46" table:formula="of:=IF([.D69] &lt;&gt; &quot;&quot;;YEAR(TODAY()) - [.D69]; &quot;&quot;)" table:style-name="ce5">
            <text:p>46</text:p>
          </table:table-cell>
          <table:table-cell office:value-type="string" office:string-value="V1" table:formula="of:=IF([.F69] &lt;&gt; &quot;&quot;;IF([.E69]=&quot;M&quot;; IF([.F69]&lt;=20;&quot;EH&quot;;IF([.F69]&lt;40;&quot;S&quot;;IF([.F69]&gt;=50;IF([.F69]&gt;= 60;IF([.F69]&gt;=70;&quot;V4&quot;;&quot;V3&quot;);&quot;V2&quot;);&quot;V1&quot;))); IF([.F69]&lt;=20;&quot;ED&quot;;IF([.F69]&lt;40;&quot;D&quot;;IF([.F69]&gt;=50;IF([.F69]&gt;= 60;IF([.F69]&gt;=70;&quot;A4&quot;;&quot;A3&quot;);&quot;A2&quot;);&quot;A1&quot;)))); &quot;&quot; )" table:style-name="ce5">
            <text:p>V1</text:p>
          </table:table-cell>
          <table:table-cell office:value-type="string" table:style-name="ce1">
            <text:p>RIAAC</text:p>
          </table:table-cell>
          <table:table-cell table:number-columns-repeated="16376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office:string-value="PSQUNP" table:formula="of:=COM.MICROSOFT.CONCAT(CHAR(RANDBETWEEN(65;90));CHAR(RANDBETWEEN(65;90));CHAR(RANDBETWEEN(65;90));CHAR(RANDBETWEEN(65;90));CHAR(RANDBETWEEN(65;90));CHAR(RANDBETWEEN(65;90)))" table:style-name="ce1">
            <text:p>PSQUNP</text:p>
          </table:table-cell>
          <table:table-cell office:value-type="string" table:style-name="ce1">
            <text:p>MHAMED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M</text:p>
          </table:table-cell>
          <table:table-cell office:value-type="float" office:value="41" table:formula="of:=IF([.D70] &lt;&gt; &quot;&quot;;YEAR(TODAY()) - [.D70]; &quot;&quot;)" table:style-name="ce5">
            <text:p>41</text:p>
          </table:table-cell>
          <table:table-cell office:value-type="string" office:string-value="V1" table:formula="of:=IF([.F70] &lt;&gt; &quot;&quot;;IF([.E70]=&quot;M&quot;; IF([.F70]&lt;=20;&quot;EH&quot;;IF([.F70]&lt;40;&quot;S&quot;;IF([.F70]&gt;=50;IF([.F70]&gt;= 60;IF([.F70]&gt;=70;&quot;V4&quot;;&quot;V3&quot;);&quot;V2&quot;);&quot;V1&quot;))); IF([.F70]&lt;=20;&quot;ED&quot;;IF([.F70]&lt;40;&quot;D&quot;;IF([.F70]&gt;=50;IF([.F70]&gt;= 60;IF([.F70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office:string-value="BYMFFR" table:formula="of:=COM.MICROSOFT.CONCAT(CHAR(RANDBETWEEN(65;90));CHAR(RANDBETWEEN(65;90));CHAR(RANDBETWEEN(65;90));CHAR(RANDBETWEEN(65;90));CHAR(RANDBETWEEN(65;90));CHAR(RANDBETWEEN(65;90)))" table:style-name="ce1">
            <text:p>BYMFFR</text:p>
          </table:table-cell>
          <table:table-cell office:value-type="string" table:style-name="ce1">
            <text:p>DANIEL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M</text:p>
          </table:table-cell>
          <table:table-cell office:value-type="float" office:value="60" table:formula="of:=IF([.D71] &lt;&gt; &quot;&quot;;YEAR(TODAY()) - [.D71]; &quot;&quot;)" table:style-name="ce5">
            <text:p>60</text:p>
          </table:table-cell>
          <table:table-cell office:value-type="string" office:string-value="V3" table:formula="of:=IF([.F71] &lt;&gt; &quot;&quot;;IF([.E71]=&quot;M&quot;; IF([.F71]&lt;=20;&quot;EH&quot;;IF([.F71]&lt;40;&quot;S&quot;;IF([.F71]&gt;=50;IF([.F71]&gt;= 60;IF([.F71]&gt;=70;&quot;V4&quot;;&quot;V3&quot;);&quot;V2&quot;);&quot;V1&quot;))); IF([.F71]&lt;=20;&quot;ED&quot;;IF([.F71]&lt;40;&quot;D&quot;;IF([.F71]&gt;=50;IF([.F71]&gt;= 60;IF([.F71]&gt;=70;&quot;A4&quot;;&quot;A3&quot;);&quot;A2&quot;);&quot;A1&quot;)))); &quot;&quot; )" table:style-name="ce5">
            <text:p>V3</text:p>
          </table:table-cell>
          <table:table-cell table:number-columns-repeated="16377" table:style-name="ce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office:string-value="OMCBVA" table:formula="of:=COM.MICROSOFT.CONCAT(CHAR(RANDBETWEEN(65;90));CHAR(RANDBETWEEN(65;90));CHAR(RANDBETWEEN(65;90));CHAR(RANDBETWEEN(65;90));CHAR(RANDBETWEEN(65;90));CHAR(RANDBETWEEN(65;90)))" table:style-name="ce1">
            <text:p>OMCBVA</text:p>
          </table:table-cell>
          <table:table-cell office:value-type="string" table:style-name="ce1">
            <text:p>CHRISTOPHE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M</text:p>
          </table:table-cell>
          <table:table-cell office:value-type="float" office:value="45" table:formula="of:=IF([.D72] &lt;&gt; &quot;&quot;;YEAR(TODAY()) - [.D72]; &quot;&quot;)" table:style-name="ce5">
            <text:p>45</text:p>
          </table:table-cell>
          <table:table-cell office:value-type="string" office:string-value="V1" table:formula="of:=IF([.F72] &lt;&gt; &quot;&quot;;IF([.E72]=&quot;M&quot;; IF([.F72]&lt;=20;&quot;EH&quot;;IF([.F72]&lt;40;&quot;S&quot;;IF([.F72]&gt;=50;IF([.F72]&gt;= 60;IF([.F72]&gt;=70;&quot;V4&quot;;&quot;V3&quot;);&quot;V2&quot;);&quot;V1&quot;))); IF([.F72]&lt;=20;&quot;ED&quot;;IF([.F72]&lt;40;&quot;D&quot;;IF([.F72]&gt;=50;IF([.F72]&gt;= 60;IF([.F72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office:string-value="QGRANS" table:formula="of:=COM.MICROSOFT.CONCAT(CHAR(RANDBETWEEN(65;90));CHAR(RANDBETWEEN(65;90));CHAR(RANDBETWEEN(65;90));CHAR(RANDBETWEEN(65;90));CHAR(RANDBETWEEN(65;90));CHAR(RANDBETWEEN(65;90)))" table:style-name="ce1">
            <text:p>QGRANS</text:p>
          </table:table-cell>
          <table:table-cell office:value-type="string" table:style-name="ce1">
            <text:p>BIEZE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M</text:p>
          </table:table-cell>
          <table:table-cell office:value-type="float" office:value="59" table:formula="of:=IF([.D73] &lt;&gt; &quot;&quot;;YEAR(TODAY()) - [.D73]; &quot;&quot;)" table:style-name="ce5">
            <text:p>59</text:p>
          </table:table-cell>
          <table:table-cell office:value-type="string" office:string-value="V2" table:formula="of:=IF([.F73] &lt;&gt; &quot;&quot;;IF([.E73]=&quot;M&quot;; IF([.F73]&lt;=20;&quot;EH&quot;;IF([.F73]&lt;40;&quot;S&quot;;IF([.F73]&gt;=50;IF([.F73]&gt;= 60;IF([.F73]&gt;=70;&quot;V4&quot;;&quot;V3&quot;);&quot;V2&quot;);&quot;V1&quot;))); IF([.F73]&lt;=20;&quot;ED&quot;;IF([.F73]&lt;40;&quot;D&quot;;IF([.F73]&gt;=50;IF([.F73]&gt;= 60;IF([.F73]&gt;=70;&quot;A4&quot;;&quot;A3&quot;);&quot;A2&quot;);&quot;A1&quot;)))); &quot;&quot; )" table:style-name="ce5">
            <text:p>V2</text:p>
          </table:table-cell>
          <table:table-cell office:value-type="string" table:style-name="ce1">
            <text:p>LES GAZELLES DE BRUXELLES</text:p>
          </table:table-cell>
          <table:table-cell table:number-columns-repeated="16376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office:string-value="BJKTGI" table:formula="of:=COM.MICROSOFT.CONCAT(CHAR(RANDBETWEEN(65;90));CHAR(RANDBETWEEN(65;90));CHAR(RANDBETWEEN(65;90));CHAR(RANDBETWEEN(65;90));CHAR(RANDBETWEEN(65;90));CHAR(RANDBETWEEN(65;90)))" table:style-name="ce1">
            <text:p>BJKTGI</text:p>
          </table:table-cell>
          <table:table-cell office:value-type="string" table:style-name="ce1">
            <text:p>PIERRE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M</text:p>
          </table:table-cell>
          <table:table-cell office:value-type="float" office:value="40" table:formula="of:=IF([.D74] &lt;&gt; &quot;&quot;;YEAR(TODAY()) - [.D74]; &quot;&quot;)" table:style-name="ce5">
            <text:p>40</text:p>
          </table:table-cell>
          <table:table-cell office:value-type="string" office:string-value="V1" table:formula="of:=IF([.F74] &lt;&gt; &quot;&quot;;IF([.E74]=&quot;M&quot;; IF([.F74]&lt;=20;&quot;EH&quot;;IF([.F74]&lt;40;&quot;S&quot;;IF([.F74]&gt;=50;IF([.F74]&gt;= 60;IF([.F74]&gt;=70;&quot;V4&quot;;&quot;V3&quot;);&quot;V2&quot;);&quot;V1&quot;))); IF([.F74]&lt;=20;&quot;ED&quot;;IF([.F74]&lt;40;&quot;D&quot;;IF([.F74]&gt;=50;IF([.F74]&gt;= 60;IF([.F74]&gt;=70;&quot;A4&quot;;&quot;A3&quot;);&quot;A2&quot;);&quot;A1&quot;)))); &quot;&quot; )" table:style-name="ce5">
            <text:p>V1</text:p>
          </table:table-cell>
          <table:table-cell office:value-type="string" table:style-name="ce1">
            <text:p>LES GAZELLES DE BRUXELLES</text:p>
          </table:table-cell>
          <table:table-cell table:number-columns-repeated="16376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office:string-value="KSKVWZ" table:formula="of:=COM.MICROSOFT.CONCAT(CHAR(RANDBETWEEN(65;90));CHAR(RANDBETWEEN(65;90));CHAR(RANDBETWEEN(65;90));CHAR(RANDBETWEEN(65;90));CHAR(RANDBETWEEN(65;90));CHAR(RANDBETWEEN(65;90)))" table:style-name="ce1">
            <text:p>KSKVWZ</text:p>
          </table:table-cell>
          <table:table-cell office:value-type="string" table:style-name="ce1">
            <text:p>REDOUAN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M</text:p>
          </table:table-cell>
          <table:table-cell office:value-type="float" office:value="42" table:formula="of:=IF([.D75] &lt;&gt; &quot;&quot;;YEAR(TODAY()) - [.D75]; &quot;&quot;)" table:style-name="ce5">
            <text:p>42</text:p>
          </table:table-cell>
          <table:table-cell office:value-type="string" office:string-value="V1" table:formula="of:=IF([.F75] &lt;&gt; &quot;&quot;;IF([.E75]=&quot;M&quot;; IF([.F75]&lt;=20;&quot;EH&quot;;IF([.F75]&lt;40;&quot;S&quot;;IF([.F75]&gt;=50;IF([.F75]&gt;= 60;IF([.F75]&gt;=70;&quot;V4&quot;;&quot;V3&quot;);&quot;V2&quot;);&quot;V1&quot;))); IF([.F75]&lt;=20;&quot;ED&quot;;IF([.F75]&lt;40;&quot;D&quot;;IF([.F75]&gt;=50;IF([.F75]&gt;= 60;IF([.F75]&gt;=70;&quot;A4&quot;;&quot;A3&quot;);&quot;A2&quot;);&quot;A1&quot;)))); &quot;&quot; )" table:style-name="ce5">
            <text:p>V1</text:p>
          </table:table-cell>
          <table:table-cell office:value-type="string" table:style-name="ce1">
            <text:p>STREET RUN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office:string-value="NTFTCG" table:formula="of:=COM.MICROSOFT.CONCAT(CHAR(RANDBETWEEN(65;90));CHAR(RANDBETWEEN(65;90));CHAR(RANDBETWEEN(65;90));CHAR(RANDBETWEEN(65;90));CHAR(RANDBETWEEN(65;90));CHAR(RANDBETWEEN(65;90)))" table:style-name="ce1">
            <text:p>NTFTCG</text:p>
          </table:table-cell>
          <table:table-cell office:value-type="string" table:style-name="ce1">
            <text:p>BOUJIMA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M</text:p>
          </table:table-cell>
          <table:table-cell office:value-type="float" office:value="50" table:formula="of:=IF([.D76] &lt;&gt; &quot;&quot;;YEAR(TODAY()) - [.D76]; &quot;&quot;)" table:style-name="ce5">
            <text:p>50</text:p>
          </table:table-cell>
          <table:table-cell office:value-type="string" office:string-value="V2" table:formula="of:=IF([.F76] &lt;&gt; &quot;&quot;;IF([.E76]=&quot;M&quot;; IF([.F76]&lt;=20;&quot;EH&quot;;IF([.F76]&lt;40;&quot;S&quot;;IF([.F76]&gt;=50;IF([.F76]&gt;= 60;IF([.F76]&gt;=70;&quot;V4&quot;;&quot;V3&quot;);&quot;V2&quot;);&quot;V1&quot;))); IF([.F76]&lt;=20;&quot;ED&quot;;IF([.F76]&lt;40;&quot;D&quot;;IF([.F76]&gt;=50;IF([.F76]&gt;= 60;IF([.F76]&gt;=70;&quot;A4&quot;;&quot;A3&quot;);&quot;A2&quot;);&quot;A1&quot;)))); &quot;&quot; )" table:style-name="ce5">
            <text:p>V2</text:p>
          </table:table-cell>
          <table:table-cell office:value-type="string" table:style-name="ce1">
            <text:p>STREET RUN</text:p>
          </table:table-cell>
          <table:table-cell table:number-columns-repeated="16376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office:string-value="JWKDPC" table:formula="of:=COM.MICROSOFT.CONCAT(CHAR(RANDBETWEEN(65;90));CHAR(RANDBETWEEN(65;90));CHAR(RANDBETWEEN(65;90));CHAR(RANDBETWEEN(65;90));CHAR(RANDBETWEEN(65;90));CHAR(RANDBETWEEN(65;90)))" table:style-name="ce1">
            <text:p>JWKDPC</text:p>
          </table:table-cell>
          <table:table-cell office:value-type="string" table:style-name="ce1">
            <text:p>DARIO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M</text:p>
          </table:table-cell>
          <table:table-cell office:value-type="float" office:value="49" table:formula="of:=IF([.D77] &lt;&gt; &quot;&quot;;YEAR(TODAY()) - [.D77]; &quot;&quot;)" table:style-name="ce5">
            <text:p>49</text:p>
          </table:table-cell>
          <table:table-cell office:value-type="string" office:string-value="V1" table:formula="of:=IF([.F77] &lt;&gt; &quot;&quot;;IF([.E77]=&quot;M&quot;; IF([.F77]&lt;=20;&quot;EH&quot;;IF([.F77]&lt;40;&quot;S&quot;;IF([.F77]&gt;=50;IF([.F77]&gt;= 60;IF([.F77]&gt;=70;&quot;V4&quot;;&quot;V3&quot;);&quot;V2&quot;);&quot;V1&quot;))); IF([.F77]&lt;=20;&quot;ED&quot;;IF([.F77]&lt;40;&quot;D&quot;;IF([.F77]&gt;=50;IF([.F77]&gt;= 60;IF([.F77]&gt;=70;&quot;A4&quot;;&quot;A3&quot;);&quot;A2&quot;);&quot;A1&quot;)))); &quot;&quot; )" table:style-name="ce5">
            <text:p>V1</text:p>
          </table:table-cell>
          <table:table-cell office:value-type="string" table:style-name="ce1">
            <text:p>AROUSA</text:p>
          </table:table-cell>
          <table:table-cell table:number-columns-repeated="16376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office:string-value="UFMEQS" table:formula="of:=COM.MICROSOFT.CONCAT(CHAR(RANDBETWEEN(65;90));CHAR(RANDBETWEEN(65;90));CHAR(RANDBETWEEN(65;90));CHAR(RANDBETWEEN(65;90));CHAR(RANDBETWEEN(65;90));CHAR(RANDBETWEEN(65;90)))" table:style-name="ce1">
            <text:p>UFMEQS</text:p>
          </table:table-cell>
          <table:table-cell office:value-type="string" table:style-name="ce1">
            <text:p>THIBAULT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M</text:p>
          </table:table-cell>
          <table:table-cell office:value-type="float" office:value="27" table:formula="of:=IF([.D78] &lt;&gt; &quot;&quot;;YEAR(TODAY()) - [.D78]; &quot;&quot;)" table:style-name="ce5">
            <text:p>27</text:p>
          </table:table-cell>
          <table:table-cell office:value-type="string" office:string-value="S" table:formula="of:=IF([.F78] &lt;&gt; &quot;&quot;;IF([.E78]=&quot;M&quot;; IF([.F78]&lt;=20;&quot;EH&quot;;IF([.F78]&lt;40;&quot;S&quot;;IF([.F78]&gt;=50;IF([.F78]&gt;= 60;IF([.F78]&gt;=70;&quot;V4&quot;;&quot;V3&quot;);&quot;V2&quot;);&quot;V1&quot;))); IF([.F78]&lt;=20;&quot;ED&quot;;IF([.F78]&lt;40;&quot;D&quot;;IF([.F78]&gt;=50;IF([.F78]&gt;= 60;IF([.F78]&gt;=70;&quot;A4&quot;;&quot;A3&quot;);&quot;A2&quot;);&quot;A1&quot;)))); &quot;&quot; )" table:style-name="ce5">
            <text:p>S</text:p>
          </table:table-cell>
          <table:table-cell office:value-type="string" table:style-name="ce1">
            <text:p>RESC</text:p>
          </table:table-cell>
          <table:table-cell table:number-columns-repeated="16376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office:string-value="YPCQHY" table:formula="of:=COM.MICROSOFT.CONCAT(CHAR(RANDBETWEEN(65;90));CHAR(RANDBETWEEN(65;90));CHAR(RANDBETWEEN(65;90));CHAR(RANDBETWEEN(65;90));CHAR(RANDBETWEEN(65;90));CHAR(RANDBETWEEN(65;90)))" table:style-name="ce1">
            <text:p>YPCQHY</text:p>
          </table:table-cell>
          <table:table-cell office:value-type="string" table:style-name="ce1">
            <text:p>WILLEM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M</text:p>
          </table:table-cell>
          <table:table-cell office:value-type="float" office:value="57" table:formula="of:=IF([.D79] &lt;&gt; &quot;&quot;;YEAR(TODAY()) - [.D79]; &quot;&quot;)" table:style-name="ce5">
            <text:p>57</text:p>
          </table:table-cell>
          <table:table-cell office:value-type="string" office:string-value="V2" table:formula="of:=IF([.F79] &lt;&gt; &quot;&quot;;IF([.E79]=&quot;M&quot;; IF([.F79]&lt;=20;&quot;EH&quot;;IF([.F79]&lt;40;&quot;S&quot;;IF([.F79]&gt;=50;IF([.F79]&gt;= 60;IF([.F79]&gt;=70;&quot;V4&quot;;&quot;V3&quot;);&quot;V2&quot;);&quot;V1&quot;))); IF([.F79]&lt;=20;&quot;ED&quot;;IF([.F79]&lt;40;&quot;D&quot;;IF([.F79]&gt;=50;IF([.F79]&gt;= 60;IF([.F79]&gt;=70;&quot;A4&quot;;&quot;A3&quot;);&quot;A2&quot;);&quot;A1&quot;)))); &quot;&quot; )" table:style-name="ce5">
            <text:p>V2</text:p>
          </table:table-cell>
          <table:table-cell table:number-columns-repeated="16377" table:style-name="ce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office:string-value="JXKFLV" table:formula="of:=COM.MICROSOFT.CONCAT(CHAR(RANDBETWEEN(65;90));CHAR(RANDBETWEEN(65;90));CHAR(RANDBETWEEN(65;90));CHAR(RANDBETWEEN(65;90));CHAR(RANDBETWEEN(65;90));CHAR(RANDBETWEEN(65;90)))" table:style-name="ce1">
            <text:p>JXKFLV</text:p>
          </table:table-cell>
          <table:table-cell office:value-type="string" table:style-name="ce1">
            <text:p>ARNAUD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M</text:p>
          </table:table-cell>
          <table:table-cell office:value-type="float" office:value="18" table:formula="of:=IF([.D80] &lt;&gt; &quot;&quot;;YEAR(TODAY()) - [.D80]; &quot;&quot;)" table:style-name="ce5">
            <text:p>18</text:p>
          </table:table-cell>
          <table:table-cell office:value-type="string" office:string-value="EH" table:formula="of:=IF([.F80] &lt;&gt; &quot;&quot;;IF([.E80]=&quot;M&quot;; IF([.F80]&lt;=20;&quot;EH&quot;;IF([.F80]&lt;40;&quot;S&quot;;IF([.F80]&gt;=50;IF([.F80]&gt;= 60;IF([.F80]&gt;=70;&quot;V4&quot;;&quot;V3&quot;);&quot;V2&quot;);&quot;V1&quot;))); IF([.F80]&lt;=20;&quot;ED&quot;;IF([.F80]&lt;40;&quot;D&quot;;IF([.F80]&gt;=50;IF([.F80]&gt;= 60;IF([.F80]&gt;=70;&quot;A4&quot;;&quot;A3&quot;);&quot;A2&quot;);&quot;A1&quot;)))); &quot;&quot; )" table:style-name="ce5">
            <text:p>EH</text:p>
          </table:table-cell>
          <table:table-cell table:number-columns-repeated="16377" table:style-name="ce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office:string-value="LLYMTC" table:formula="of:=COM.MICROSOFT.CONCAT(CHAR(RANDBETWEEN(65;90));CHAR(RANDBETWEEN(65;90));CHAR(RANDBETWEEN(65;90));CHAR(RANDBETWEEN(65;90));CHAR(RANDBETWEEN(65;90));CHAR(RANDBETWEEN(65;90)))" table:style-name="ce1">
            <text:p>LLYMTC</text:p>
          </table:table-cell>
          <table:table-cell office:value-type="string" table:style-name="ce1">
            <text:p>JESSICA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F</text:p>
          </table:table-cell>
          <table:table-cell office:value-type="float" office:value="36" table:formula="of:=IF([.D81] &lt;&gt; &quot;&quot;;YEAR(TODAY()) - [.D81]; &quot;&quot;)" table:style-name="ce5">
            <text:p>36</text:p>
          </table:table-cell>
          <table:table-cell office:value-type="string" office:string-value="D" table:formula="of:=IF([.F81] &lt;&gt; &quot;&quot;;IF([.E81]=&quot;M&quot;; IF([.F81]&lt;=20;&quot;EH&quot;;IF([.F81]&lt;40;&quot;S&quot;;IF([.F81]&gt;=50;IF([.F81]&gt;= 60;IF([.F81]&gt;=70;&quot;V4&quot;;&quot;V3&quot;);&quot;V2&quot;);&quot;V1&quot;))); IF([.F81]&lt;=20;&quot;ED&quot;;IF([.F81]&lt;40;&quot;D&quot;;IF([.F81]&gt;=50;IF([.F81]&gt;= 60;IF([.F81]&gt;=70;&quot;A4&quot;;&quot;A3&quot;);&quot;A2&quot;);&quot;A1&quot;)))); &quot;&quot; )" table:style-name="ce5">
            <text:p>D</text:p>
          </table:table-cell>
          <table:table-cell office:value-type="string" table:style-name="ce1">
            <text:p>LDLV</text:p>
          </table:table-cell>
          <table:table-cell table:number-columns-repeated="16376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office:string-value="LJSZJX" table:formula="of:=COM.MICROSOFT.CONCAT(CHAR(RANDBETWEEN(65;90));CHAR(RANDBETWEEN(65;90));CHAR(RANDBETWEEN(65;90));CHAR(RANDBETWEEN(65;90));CHAR(RANDBETWEEN(65;90));CHAR(RANDBETWEEN(65;90)))" table:style-name="ce1">
            <text:p>LJSZJX</text:p>
          </table:table-cell>
          <table:table-cell office:value-type="string" table:style-name="ce1">
            <text:p>VINCENT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M</text:p>
          </table:table-cell>
          <table:table-cell office:value-type="float" office:value="33" table:formula="of:=IF([.D82] &lt;&gt; &quot;&quot;;YEAR(TODAY()) - [.D82]; &quot;&quot;)" table:style-name="ce5">
            <text:p>33</text:p>
          </table:table-cell>
          <table:table-cell office:value-type="string" office:string-value="S" table:formula="of:=IF([.F82] &lt;&gt; &quot;&quot;;IF([.E82]=&quot;M&quot;; IF([.F82]&lt;=20;&quot;EH&quot;;IF([.F82]&lt;40;&quot;S&quot;;IF([.F82]&gt;=50;IF([.F82]&gt;= 60;IF([.F82]&gt;=70;&quot;V4&quot;;&quot;V3&quot;);&quot;V2&quot;);&quot;V1&quot;))); IF([.F82]&lt;=20;&quot;ED&quot;;IF([.F82]&lt;40;&quot;D&quot;;IF([.F82]&gt;=50;IF([.F82]&gt;= 60;IF([.F82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office:string-value="KKAITT" table:formula="of:=COM.MICROSOFT.CONCAT(CHAR(RANDBETWEEN(65;90));CHAR(RANDBETWEEN(65;90));CHAR(RANDBETWEEN(65;90));CHAR(RANDBETWEEN(65;90));CHAR(RANDBETWEEN(65;90));CHAR(RANDBETWEEN(65;90)))" table:style-name="ce1">
            <text:p>KKAITT</text:p>
          </table:table-cell>
          <table:table-cell office:value-type="string" table:style-name="ce1">
            <text:p>BJORN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M</text:p>
          </table:table-cell>
          <table:table-cell office:value-type="float" office:value="34" table:formula="of:=IF([.D83] &lt;&gt; &quot;&quot;;YEAR(TODAY()) - [.D83]; &quot;&quot;)" table:style-name="ce5">
            <text:p>34</text:p>
          </table:table-cell>
          <table:table-cell office:value-type="string" office:string-value="S" table:formula="of:=IF([.F83] &lt;&gt; &quot;&quot;;IF([.E83]=&quot;M&quot;; IF([.F83]&lt;=20;&quot;EH&quot;;IF([.F83]&lt;40;&quot;S&quot;;IF([.F83]&gt;=50;IF([.F83]&gt;= 60;IF([.F83]&gt;=70;&quot;V4&quot;;&quot;V3&quot;);&quot;V2&quot;);&quot;V1&quot;))); IF([.F83]&lt;=20;&quot;ED&quot;;IF([.F83]&lt;40;&quot;D&quot;;IF([.F83]&gt;=50;IF([.F83]&gt;= 60;IF([.F83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office:string-value="DFSLWC" table:formula="of:=COM.MICROSOFT.CONCAT(CHAR(RANDBETWEEN(65;90));CHAR(RANDBETWEEN(65;90));CHAR(RANDBETWEEN(65;90));CHAR(RANDBETWEEN(65;90));CHAR(RANDBETWEEN(65;90));CHAR(RANDBETWEEN(65;90)))" table:style-name="ce1">
            <text:p>DFSLWC</text:p>
          </table:table-cell>
          <table:table-cell office:value-type="string" table:style-name="ce1">
            <text:p>JULIA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F</text:p>
          </table:table-cell>
          <table:table-cell office:value-type="float" office:value="32" table:formula="of:=IF([.D84] &lt;&gt; &quot;&quot;;YEAR(TODAY()) - [.D84]; &quot;&quot;)" table:style-name="ce5">
            <text:p>32</text:p>
          </table:table-cell>
          <table:table-cell office:value-type="string" office:string-value="D" table:formula="of:=IF([.F84] &lt;&gt; &quot;&quot;;IF([.E84]=&quot;M&quot;; IF([.F84]&lt;=20;&quot;EH&quot;;IF([.F84]&lt;40;&quot;S&quot;;IF([.F84]&gt;=50;IF([.F84]&gt;= 60;IF([.F84]&gt;=70;&quot;V4&quot;;&quot;V3&quot;);&quot;V2&quot;);&quot;V1&quot;))); IF([.F84]&lt;=20;&quot;ED&quot;;IF([.F84]&lt;40;&quot;D&quot;;IF([.F84]&gt;=50;IF([.F84]&gt;= 60;IF([.F84]&gt;=70;&quot;A4&quot;;&quot;A3&quot;);&quot;A2&quot;);&quot;A1&quot;)))); &quot;&quot; )" table:style-name="ce5">
            <text:p>D</text:p>
          </table:table-cell>
          <table:table-cell table:number-columns-repeated="16377" table:style-name="ce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office:string-value="AVVXQR" table:formula="of:=COM.MICROSOFT.CONCAT(CHAR(RANDBETWEEN(65;90));CHAR(RANDBETWEEN(65;90));CHAR(RANDBETWEEN(65;90));CHAR(RANDBETWEEN(65;90));CHAR(RANDBETWEEN(65;90));CHAR(RANDBETWEEN(65;90)))" table:style-name="ce1">
            <text:p>AVVXQR</text:p>
          </table:table-cell>
          <table:table-cell office:value-type="string" table:style-name="ce1">
            <text:p>SOPHIE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F</text:p>
          </table:table-cell>
          <table:table-cell office:value-type="float" office:value="42" table:formula="of:=IF([.D85] &lt;&gt; &quot;&quot;;YEAR(TODAY()) - [.D85]; &quot;&quot;)" table:style-name="ce5">
            <text:p>42</text:p>
          </table:table-cell>
          <table:table-cell office:value-type="string" office:string-value="A1" table:formula="of:=IF([.F85] &lt;&gt; &quot;&quot;;IF([.E85]=&quot;M&quot;; IF([.F85]&lt;=20;&quot;EH&quot;;IF([.F85]&lt;40;&quot;S&quot;;IF([.F85]&gt;=50;IF([.F85]&gt;= 60;IF([.F85]&gt;=70;&quot;V4&quot;;&quot;V3&quot;);&quot;V2&quot;);&quot;V1&quot;))); IF([.F85]&lt;=20;&quot;ED&quot;;IF([.F85]&lt;40;&quot;D&quot;;IF([.F85]&gt;=50;IF([.F85]&gt;= 60;IF([.F85]&gt;=70;&quot;A4&quot;;&quot;A3&quot;);&quot;A2&quot;);&quot;A1&quot;)))); &quot;&quot; )" table:style-name="ce5">
            <text:p>A1</text:p>
          </table:table-cell>
          <table:table-cell table:number-columns-repeated="16377" table:style-name="ce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office:string-value="PPIVGT" table:formula="of:=COM.MICROSOFT.CONCAT(CHAR(RANDBETWEEN(65;90));CHAR(RANDBETWEEN(65;90));CHAR(RANDBETWEEN(65;90));CHAR(RANDBETWEEN(65;90));CHAR(RANDBETWEEN(65;90));CHAR(RANDBETWEEN(65;90)))" table:style-name="ce1">
            <text:p>PPIVGT</text:p>
          </table:table-cell>
          <table:table-cell office:value-type="string" table:style-name="ce1">
            <text:p>NICOLAS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M</text:p>
          </table:table-cell>
          <table:table-cell office:value-type="float" office:value="40" table:formula="of:=IF([.D86] &lt;&gt; &quot;&quot;;YEAR(TODAY()) - [.D86]; &quot;&quot;)" table:style-name="ce5">
            <text:p>40</text:p>
          </table:table-cell>
          <table:table-cell office:value-type="string" office:string-value="V1" table:formula="of:=IF([.F86] &lt;&gt; &quot;&quot;;IF([.E86]=&quot;M&quot;; IF([.F86]&lt;=20;&quot;EH&quot;;IF([.F86]&lt;40;&quot;S&quot;;IF([.F86]&gt;=50;IF([.F86]&gt;= 60;IF([.F86]&gt;=70;&quot;V4&quot;;&quot;V3&quot;);&quot;V2&quot;);&quot;V1&quot;))); IF([.F86]&lt;=20;&quot;ED&quot;;IF([.F86]&lt;40;&quot;D&quot;;IF([.F86]&gt;=50;IF([.F86]&gt;= 60;IF([.F86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office:string-value="OXFWTZ" table:formula="of:=COM.MICROSOFT.CONCAT(CHAR(RANDBETWEEN(65;90));CHAR(RANDBETWEEN(65;90));CHAR(RANDBETWEEN(65;90));CHAR(RANDBETWEEN(65;90));CHAR(RANDBETWEEN(65;90));CHAR(RANDBETWEEN(65;90)))" table:style-name="ce1">
            <text:p>OXFWTZ</text:p>
          </table:table-cell>
          <table:table-cell office:value-type="string" table:style-name="ce1">
            <text:p>MAARTEN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M</text:p>
          </table:table-cell>
          <table:table-cell office:value-type="float" office:value="38" table:formula="of:=IF([.D87] &lt;&gt; &quot;&quot;;YEAR(TODAY()) - [.D87]; &quot;&quot;)" table:style-name="ce5">
            <text:p>38</text:p>
          </table:table-cell>
          <table:table-cell office:value-type="string" office:string-value="S" table:formula="of:=IF([.F87] &lt;&gt; &quot;&quot;;IF([.E87]=&quot;M&quot;; IF([.F87]&lt;=20;&quot;EH&quot;;IF([.F87]&lt;40;&quot;S&quot;;IF([.F87]&gt;=50;IF([.F87]&gt;= 60;IF([.F87]&gt;=70;&quot;V4&quot;;&quot;V3&quot;);&quot;V2&quot;);&quot;V1&quot;))); IF([.F87]&lt;=20;&quot;ED&quot;;IF([.F87]&lt;40;&quot;D&quot;;IF([.F87]&gt;=50;IF([.F87]&gt;= 60;IF([.F87]&gt;=70;&quot;A4&quot;;&quot;A3&quot;);&quot;A2&quot;);&quot;A1&quot;)))); &quot;&quot; )" table:style-name="ce5">
            <text:p>S</text:p>
          </table:table-cell>
          <table:table-cell office:value-type="string" table:style-name="ce1">
            <text:p>ATLEMO</text:p>
          </table:table-cell>
          <table:table-cell table:number-columns-repeated="16376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office:string-value="UCGDMH" table:formula="of:=COM.MICROSOFT.CONCAT(CHAR(RANDBETWEEN(65;90));CHAR(RANDBETWEEN(65;90));CHAR(RANDBETWEEN(65;90));CHAR(RANDBETWEEN(65;90));CHAR(RANDBETWEEN(65;90));CHAR(RANDBETWEEN(65;90)))" table:style-name="ce1">
            <text:p>UCGDMH</text:p>
          </table:table-cell>
          <table:table-cell office:value-type="string" table:style-name="ce1">
            <text:p>ADRIEN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M</text:p>
          </table:table-cell>
          <table:table-cell office:value-type="float" office:value="40" table:formula="of:=IF([.D88] &lt;&gt; &quot;&quot;;YEAR(TODAY()) - [.D88]; &quot;&quot;)" table:style-name="ce5">
            <text:p>40</text:p>
          </table:table-cell>
          <table:table-cell office:value-type="string" office:string-value="V1" table:formula="of:=IF([.F88] &lt;&gt; &quot;&quot;;IF([.E88]=&quot;M&quot;; IF([.F88]&lt;=20;&quot;EH&quot;;IF([.F88]&lt;40;&quot;S&quot;;IF([.F88]&gt;=50;IF([.F88]&gt;= 60;IF([.F88]&gt;=70;&quot;V4&quot;;&quot;V3&quot;);&quot;V2&quot;);&quot;V1&quot;))); IF([.F88]&lt;=20;&quot;ED&quot;;IF([.F88]&lt;40;&quot;D&quot;;IF([.F88]&gt;=50;IF([.F88]&gt;= 60;IF([.F88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office:string-value="OIRWRQ" table:formula="of:=COM.MICROSOFT.CONCAT(CHAR(RANDBETWEEN(65;90));CHAR(RANDBETWEEN(65;90));CHAR(RANDBETWEEN(65;90));CHAR(RANDBETWEEN(65;90));CHAR(RANDBETWEEN(65;90));CHAR(RANDBETWEEN(65;90)))" table:style-name="ce1">
            <text:p>OIRWRQ</text:p>
          </table:table-cell>
          <table:table-cell office:value-type="string" table:style-name="ce1">
            <text:p>ALEXANDRE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M</text:p>
          </table:table-cell>
          <table:table-cell office:value-type="float" office:value="59" table:formula="of:=IF([.D89] &lt;&gt; &quot;&quot;;YEAR(TODAY()) - [.D89]; &quot;&quot;)" table:style-name="ce5">
            <text:p>59</text:p>
          </table:table-cell>
          <table:table-cell office:value-type="string" office:string-value="V2" table:formula="of:=IF([.F89] &lt;&gt; &quot;&quot;;IF([.E89]=&quot;M&quot;; IF([.F89]&lt;=20;&quot;EH&quot;;IF([.F89]&lt;40;&quot;S&quot;;IF([.F89]&gt;=50;IF([.F89]&gt;= 60;IF([.F89]&gt;=70;&quot;V4&quot;;&quot;V3&quot;);&quot;V2&quot;);&quot;V1&quot;))); IF([.F89]&lt;=20;&quot;ED&quot;;IF([.F89]&lt;40;&quot;D&quot;;IF([.F89]&gt;=50;IF([.F89]&gt;= 60;IF([.F89]&gt;=70;&quot;A4&quot;;&quot;A3&quot;);&quot;A2&quot;);&quot;A1&quot;)))); &quot;&quot; )" table:style-name="ce5">
            <text:p>V2</text:p>
          </table:table-cell>
          <table:table-cell table:number-columns-repeated="16377" table:style-name="ce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office:string-value="TDUUFZ" table:formula="of:=COM.MICROSOFT.CONCAT(CHAR(RANDBETWEEN(65;90));CHAR(RANDBETWEEN(65;90));CHAR(RANDBETWEEN(65;90));CHAR(RANDBETWEEN(65;90));CHAR(RANDBETWEEN(65;90));CHAR(RANDBETWEEN(65;90)))" table:style-name="ce1">
            <text:p>TDUUFZ</text:p>
          </table:table-cell>
          <table:table-cell office:value-type="string" table:style-name="ce1">
            <text:p>MATTIA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M</text:p>
          </table:table-cell>
          <table:table-cell office:value-type="float" office:value="33" table:formula="of:=IF([.D90] &lt;&gt; &quot;&quot;;YEAR(TODAY()) - [.D90]; &quot;&quot;)" table:style-name="ce5">
            <text:p>33</text:p>
          </table:table-cell>
          <table:table-cell office:value-type="string" office:string-value="S" table:formula="of:=IF([.F90] &lt;&gt; &quot;&quot;;IF([.E90]=&quot;M&quot;; IF([.F90]&lt;=20;&quot;EH&quot;;IF([.F90]&lt;40;&quot;S&quot;;IF([.F90]&gt;=50;IF([.F90]&gt;= 60;IF([.F90]&gt;=70;&quot;V4&quot;;&quot;V3&quot;);&quot;V2&quot;);&quot;V1&quot;))); IF([.F90]&lt;=20;&quot;ED&quot;;IF([.F90]&lt;40;&quot;D&quot;;IF([.F90]&gt;=50;IF([.F90]&gt;= 60;IF([.F90]&gt;=70;&quot;A4&quot;;&quot;A3&quot;);&quot;A2&quot;);&quot;A1&quot;)))); &quot;&quot; )" table:style-name="ce5">
            <text:p>S</text:p>
          </table:table-cell>
          <table:table-cell table:number-columns-repeated="16377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office:string-value="QKXUAA" table:formula="of:=COM.MICROSOFT.CONCAT(CHAR(RANDBETWEEN(65;90));CHAR(RANDBETWEEN(65;90));CHAR(RANDBETWEEN(65;90));CHAR(RANDBETWEEN(65;90));CHAR(RANDBETWEEN(65;90));CHAR(RANDBETWEEN(65;90)))" table:style-name="ce1">
            <text:p>QKXUAA</text:p>
          </table:table-cell>
          <table:table-cell office:value-type="string" table:style-name="ce1">
            <text:p>COLTRI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M</text:p>
          </table:table-cell>
          <table:table-cell office:value-type="float" office:value="38" table:formula="of:=IF([.D91] &lt;&gt; &quot;&quot;;YEAR(TODAY()) - [.D91]; &quot;&quot;)" table:style-name="ce5">
            <text:p>38</text:p>
          </table:table-cell>
          <table:table-cell office:value-type="string" office:string-value="S" table:formula="of:=IF([.F91] &lt;&gt; &quot;&quot;;IF([.E91]=&quot;M&quot;; IF([.F91]&lt;=20;&quot;EH&quot;;IF([.F91]&lt;40;&quot;S&quot;;IF([.F91]&gt;=50;IF([.F91]&gt;= 60;IF([.F91]&gt;=70;&quot;V4&quot;;&quot;V3&quot;);&quot;V2&quot;);&quot;V1&quot;))); IF([.F91]&lt;=20;&quot;ED&quot;;IF([.F91]&lt;40;&quot;D&quot;;IF([.F91]&gt;=50;IF([.F91]&gt;= 60;IF([.F91]&gt;=70;&quot;A4&quot;;&quot;A3&quot;);&quot;A2&quot;);&quot;A1&quot;)))); &quot;&quot; )" table:style-name="ce5">
            <text:p>S</text:p>
          </table:table-cell>
          <table:table-cell office:value-type="string" table:style-name="ce1">
            <text:p>GEMMAYZE RUNNING CLUB</text:p>
          </table:table-cell>
          <table:table-cell table:number-columns-repeated="16376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office:string-value="HUKQZL" table:formula="of:=COM.MICROSOFT.CONCAT(CHAR(RANDBETWEEN(65;90));CHAR(RANDBETWEEN(65;90));CHAR(RANDBETWEEN(65;90));CHAR(RANDBETWEEN(65;90));CHAR(RANDBETWEEN(65;90));CHAR(RANDBETWEEN(65;90)))" table:style-name="ce1">
            <text:p>HUKQZL</text:p>
          </table:table-cell>
          <table:table-cell office:value-type="string" table:style-name="ce1">
            <text:p>KRISTOF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M</text:p>
          </table:table-cell>
          <table:table-cell office:value-type="float" office:value="41" table:formula="of:=IF([.D92] &lt;&gt; &quot;&quot;;YEAR(TODAY()) - [.D92]; &quot;&quot;)" table:style-name="ce5">
            <text:p>41</text:p>
          </table:table-cell>
          <table:table-cell office:value-type="string" office:string-value="V1" table:formula="of:=IF([.F92] &lt;&gt; &quot;&quot;;IF([.E92]=&quot;M&quot;; IF([.F92]&lt;=20;&quot;EH&quot;;IF([.F92]&lt;40;&quot;S&quot;;IF([.F92]&gt;=50;IF([.F92]&gt;= 60;IF([.F92]&gt;=70;&quot;V4&quot;;&quot;V3&quot;);&quot;V2&quot;);&quot;V1&quot;))); IF([.F92]&lt;=20;&quot;ED&quot;;IF([.F92]&lt;40;&quot;D&quot;;IF([.F92]&gt;=50;IF([.F92]&gt;= 60;IF([.F92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office:string-value="HPHQKW" table:formula="of:=COM.MICROSOFT.CONCAT(CHAR(RANDBETWEEN(65;90));CHAR(RANDBETWEEN(65;90));CHAR(RANDBETWEEN(65;90));CHAR(RANDBETWEEN(65;90));CHAR(RANDBETWEEN(65;90));CHAR(RANDBETWEEN(65;90)))" table:style-name="ce1">
            <text:p>HPHQKW</text:p>
          </table:table-cell>
          <table:table-cell office:value-type="string" table:style-name="ce1">
            <text:p>JEROME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M</text:p>
          </table:table-cell>
          <table:table-cell office:value-type="float" office:value="40" table:formula="of:=IF([.D93] &lt;&gt; &quot;&quot;;YEAR(TODAY()) - [.D93]; &quot;&quot;)" table:style-name="ce5">
            <text:p>40</text:p>
          </table:table-cell>
          <table:table-cell office:value-type="string" office:string-value="V1" table:formula="of:=IF([.F93] &lt;&gt; &quot;&quot;;IF([.E93]=&quot;M&quot;; IF([.F93]&lt;=20;&quot;EH&quot;;IF([.F93]&lt;40;&quot;S&quot;;IF([.F93]&gt;=50;IF([.F93]&gt;= 60;IF([.F93]&gt;=70;&quot;V4&quot;;&quot;V3&quot;);&quot;V2&quot;);&quot;V1&quot;))); IF([.F93]&lt;=20;&quot;ED&quot;;IF([.F93]&lt;40;&quot;D&quot;;IF([.F93]&gt;=50;IF([.F93]&gt;= 60;IF([.F93]&gt;=70;&quot;A4&quot;;&quot;A3&quot;);&quot;A2&quot;);&quot;A1&quot;)))); &quot;&quot; )" table:style-name="ce5">
            <text:p>V1</text:p>
          </table:table-cell>
          <table:table-cell table:number-columns-repeated="16377" table:style-name="ce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office:string-value="NXMPBW" table:formula="of:=COM.MICROSOFT.CONCAT(CHAR(RANDBETWEEN(65;90));CHAR(RANDBETWEEN(65;90));CHAR(RANDBETWEEN(65;90));CHAR(RANDBETWEEN(65;90));CHAR(RANDBETWEEN(65;90));CHAR(RANDBETWEEN(65;90)))" table:style-name="ce1">
            <text:p>NXMPBW</text:p>
          </table:table-cell>
          <table:table-cell office:value-type="string" table:style-name="ce1">
            <text:p>GABRIEL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</text:p>
          </table:table-cell>
          <table:table-cell office:value-type="float" office:value="14" table:formula="of:=IF([.D94] &lt;&gt; &quot;&quot;;YEAR(TODAY()) - [.D94]; &quot;&quot;)" table:style-name="ce5">
            <text:p>14</text:p>
          </table:table-cell>
          <table:table-cell office:value-type="string" office:string-value="EH" table:formula="of:=IF([.F94] &lt;&gt; &quot;&quot;;IF([.E94]=&quot;M&quot;; IF([.F94]&lt;=20;&quot;EH&quot;;IF([.F94]&lt;40;&quot;S&quot;;IF([.F94]&gt;=50;IF([.F94]&gt;= 60;IF([.F94]&gt;=70;&quot;V4&quot;;&quot;V3&quot;);&quot;V2&quot;);&quot;V1&quot;))); IF([.F94]&lt;=20;&quot;ED&quot;;IF([.F94]&lt;40;&quot;D&quot;;IF([.F94]&gt;=50;IF([.F94]&gt;= 60;IF([.F94]&gt;=70;&quot;A4&quot;;&quot;A3&quot;);&quot;A2&quot;);&quot;A1&quot;)))); &quot;&quot; )" table:style-name="ce5">
            <text:p>EH</text:p>
          </table:table-cell>
          <table:table-cell office:value-type="string" table:style-name="ce1">
            <text:p>KWB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office:value-type="string" office:string-value="" table:formula="of:=IF([.D95] &lt;&gt; &quot;&quot;;YEAR(TODAY()) - [.D95]; &quot;&quot;)" table:style-name="ce5"/>
          <table:table-cell office:value-type="string" office:string-value="" table:formula="of:=IF([.F95] &lt;&gt; &quot;&quot;;IF([.E95]=&quot;M&quot;; IF([.F95]&lt;=20;&quot;EH&quot;;IF([.F95]&lt;40;&quot;S&quot;;IF([.F95]&gt;=50;IF([.F95]&gt;= 60;IF([.F95]&gt;=70;&quot;V4&quot;;&quot;V3&quot;);&quot;V2&quot;);&quot;V1&quot;))); IF([.F95]&lt;=20;&quot;ED&quot;;IF([.F95]&lt;40;&quot;D&quot;;IF([.F95]&gt;=50;IF([.F95]&gt;= 60;IF([.F95]&gt;=70;&quot;A4&quot;;&quot;A3&quot;);&quot;A2&quot;);&quot;A1&quot;)))); &quot;&quot; )" table:style-name="ce5"/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office:string-value="" table:formula="of:=IF([.D96] &lt;&gt; &quot;&quot;;YEAR(TODAY()) - [.D96]; &quot;&quot;)" table:style-name="ce5"/>
          <table:table-cell office:value-type="string" office:string-value="" table:formula="of:=IF([.F96] &lt;&gt; &quot;&quot;;IF([.E96]=&quot;M&quot;; IF([.F96]&lt;=20;&quot;EH&quot;;IF([.F96]&lt;40;&quot;S&quot;;IF([.F96]&gt;=50;IF([.F96]&gt;= 60;IF([.F96]&gt;=70;&quot;V4&quot;;&quot;V3&quot;);&quot;V2&quot;);&quot;V1&quot;))); IF([.F96]&lt;=20;&quot;ED&quot;;IF([.F96]&lt;40;&quot;D&quot;;IF([.F96]&gt;=50;IF([.F96]&gt;= 60;IF([.F96]&gt;=70;&quot;A4&quot;;&quot;A3&quot;);&quot;A2&quot;);&quot;A1&quot;)))); &quot;&quot; )" table:style-name="ce5"/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office:string-value="" table:formula="of:=IF([.D97] &lt;&gt; &quot;&quot;;YEAR(TODAY()) - [.D97]; &quot;&quot;)" table:style-name="ce5"/>
          <table:table-cell office:value-type="string" office:string-value="" table:formula="of:=IF([.F97] &lt;&gt; &quot;&quot;;IF([.E97]=&quot;M&quot;; IF([.F97]&lt;=20;&quot;EH&quot;;IF([.F97]&lt;40;&quot;S&quot;;IF([.F97]&gt;=50;IF([.F97]&gt;= 60;IF([.F97]&gt;=70;&quot;V4&quot;;&quot;V3&quot;);&quot;V2&quot;);&quot;V1&quot;))); IF([.F97]&lt;=20;&quot;ED&quot;;IF([.F97]&lt;40;&quot;D&quot;;IF([.F97]&gt;=50;IF([.F97]&gt;= 60;IF([.F9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98] &lt;&gt; &quot;&quot;;YEAR(TODAY()) - [.D98]; &quot;&quot;)" table:style-name="ce5"/>
          <table:table-cell office:value-type="string" office:string-value="" table:formula="of:=IF([.F98] &lt;&gt; &quot;&quot;;IF([.E98]=&quot;M&quot;; IF([.F98]&lt;=20;&quot;EH&quot;;IF([.F98]&lt;40;&quot;S&quot;;IF([.F98]&gt;=50;IF([.F98]&gt;= 60;IF([.F98]&gt;=70;&quot;V4&quot;;&quot;V3&quot;);&quot;V2&quot;);&quot;V1&quot;))); IF([.F98]&lt;=20;&quot;ED&quot;;IF([.F98]&lt;40;&quot;D&quot;;IF([.F98]&gt;=50;IF([.F98]&gt;= 60;IF([.F9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99] &lt;&gt; &quot;&quot;;YEAR(TODAY()) - [.D99]; &quot;&quot;)" table:style-name="ce5"/>
          <table:table-cell office:value-type="string" office:string-value="" table:formula="of:=IF([.F99] &lt;&gt; &quot;&quot;;IF([.E99]=&quot;M&quot;; IF([.F99]&lt;=20;&quot;EH&quot;;IF([.F99]&lt;40;&quot;S&quot;;IF([.F99]&gt;=50;IF([.F99]&gt;= 60;IF([.F99]&gt;=70;&quot;V4&quot;;&quot;V3&quot;);&quot;V2&quot;);&quot;V1&quot;))); IF([.F99]&lt;=20;&quot;ED&quot;;IF([.F99]&lt;40;&quot;D&quot;;IF([.F99]&gt;=50;IF([.F99]&gt;= 60;IF([.F9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0] &lt;&gt; &quot;&quot;;YEAR(TODAY()) - [.D100]; &quot;&quot;)" table:style-name="ce5"/>
          <table:table-cell office:value-type="string" office:string-value="" table:formula="of:=IF([.F100] &lt;&gt; &quot;&quot;;IF([.E100]=&quot;M&quot;; IF([.F100]&lt;=20;&quot;EH&quot;;IF([.F100]&lt;40;&quot;S&quot;;IF([.F100]&gt;=50;IF([.F100]&gt;= 60;IF([.F100]&gt;=70;&quot;V4&quot;;&quot;V3&quot;);&quot;V2&quot;);&quot;V1&quot;))); IF([.F100]&lt;=20;&quot;ED&quot;;IF([.F100]&lt;40;&quot;D&quot;;IF([.F100]&gt;=50;IF([.F100]&gt;= 60;IF([.F10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1] &lt;&gt; &quot;&quot;;YEAR(TODAY()) - [.D101]; &quot;&quot;)" table:style-name="ce5"/>
          <table:table-cell office:value-type="string" office:string-value="" table:formula="of:=IF([.F101] &lt;&gt; &quot;&quot;;IF([.E101]=&quot;M&quot;; IF([.F101]&lt;=20;&quot;EH&quot;;IF([.F101]&lt;40;&quot;S&quot;;IF([.F101]&gt;=50;IF([.F101]&gt;= 60;IF([.F101]&gt;=70;&quot;V4&quot;;&quot;V3&quot;);&quot;V2&quot;);&quot;V1&quot;))); IF([.F101]&lt;=20;&quot;ED&quot;;IF([.F101]&lt;40;&quot;D&quot;;IF([.F101]&gt;=50;IF([.F101]&gt;= 60;IF([.F10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2] &lt;&gt; &quot;&quot;;YEAR(TODAY()) - [.D102]; &quot;&quot;)" table:style-name="ce5"/>
          <table:table-cell office:value-type="string" office:string-value="" table:formula="of:=IF([.F102] &lt;&gt; &quot;&quot;;IF([.E102]=&quot;M&quot;; IF([.F102]&lt;=20;&quot;EH&quot;;IF([.F102]&lt;40;&quot;S&quot;;IF([.F102]&gt;=50;IF([.F102]&gt;= 60;IF([.F102]&gt;=70;&quot;V4&quot;;&quot;V3&quot;);&quot;V2&quot;);&quot;V1&quot;))); IF([.F102]&lt;=20;&quot;ED&quot;;IF([.F102]&lt;40;&quot;D&quot;;IF([.F102]&gt;=50;IF([.F102]&gt;= 60;IF([.F10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3] &lt;&gt; &quot;&quot;;YEAR(TODAY()) - [.D103]; &quot;&quot;)" table:style-name="ce5"/>
          <table:table-cell office:value-type="string" office:string-value="" table:formula="of:=IF([.F103] &lt;&gt; &quot;&quot;;IF([.E103]=&quot;M&quot;; IF([.F103]&lt;=20;&quot;EH&quot;;IF([.F103]&lt;40;&quot;S&quot;;IF([.F103]&gt;=50;IF([.F103]&gt;= 60;IF([.F103]&gt;=70;&quot;V4&quot;;&quot;V3&quot;);&quot;V2&quot;);&quot;V1&quot;))); IF([.F103]&lt;=20;&quot;ED&quot;;IF([.F103]&lt;40;&quot;D&quot;;IF([.F103]&gt;=50;IF([.F103]&gt;= 60;IF([.F10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4] &lt;&gt; &quot;&quot;;YEAR(TODAY()) - [.D104]; &quot;&quot;)" table:style-name="ce5"/>
          <table:table-cell office:value-type="string" office:string-value="" table:formula="of:=IF([.F104] &lt;&gt; &quot;&quot;;IF([.E104]=&quot;M&quot;; IF([.F104]&lt;=20;&quot;EH&quot;;IF([.F104]&lt;40;&quot;S&quot;;IF([.F104]&gt;=50;IF([.F104]&gt;= 60;IF([.F104]&gt;=70;&quot;V4&quot;;&quot;V3&quot;);&quot;V2&quot;);&quot;V1&quot;))); IF([.F104]&lt;=20;&quot;ED&quot;;IF([.F104]&lt;40;&quot;D&quot;;IF([.F104]&gt;=50;IF([.F104]&gt;= 60;IF([.F10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5] &lt;&gt; &quot;&quot;;YEAR(TODAY()) - [.D105]; &quot;&quot;)" table:style-name="ce5"/>
          <table:table-cell office:value-type="string" office:string-value="" table:formula="of:=IF([.F105] &lt;&gt; &quot;&quot;;IF([.E105]=&quot;M&quot;; IF([.F105]&lt;=20;&quot;EH&quot;;IF([.F105]&lt;40;&quot;S&quot;;IF([.F105]&gt;=50;IF([.F105]&gt;= 60;IF([.F105]&gt;=70;&quot;V4&quot;;&quot;V3&quot;);&quot;V2&quot;);&quot;V1&quot;))); IF([.F105]&lt;=20;&quot;ED&quot;;IF([.F105]&lt;40;&quot;D&quot;;IF([.F105]&gt;=50;IF([.F105]&gt;= 60;IF([.F10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6] &lt;&gt; &quot;&quot;;YEAR(TODAY()) - [.D106]; &quot;&quot;)" table:style-name="ce5"/>
          <table:table-cell office:value-type="string" office:string-value="" table:formula="of:=IF([.F106] &lt;&gt; &quot;&quot;;IF([.E106]=&quot;M&quot;; IF([.F106]&lt;=20;&quot;EH&quot;;IF([.F106]&lt;40;&quot;S&quot;;IF([.F106]&gt;=50;IF([.F106]&gt;= 60;IF([.F106]&gt;=70;&quot;V4&quot;;&quot;V3&quot;);&quot;V2&quot;);&quot;V1&quot;))); IF([.F106]&lt;=20;&quot;ED&quot;;IF([.F106]&lt;40;&quot;D&quot;;IF([.F106]&gt;=50;IF([.F106]&gt;= 60;IF([.F10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7] &lt;&gt; &quot;&quot;;YEAR(TODAY()) - [.D107]; &quot;&quot;)" table:style-name="ce5"/>
          <table:table-cell office:value-type="string" office:string-value="" table:formula="of:=IF([.F107] &lt;&gt; &quot;&quot;;IF([.E107]=&quot;M&quot;; IF([.F107]&lt;=20;&quot;EH&quot;;IF([.F107]&lt;40;&quot;S&quot;;IF([.F107]&gt;=50;IF([.F107]&gt;= 60;IF([.F107]&gt;=70;&quot;V4&quot;;&quot;V3&quot;);&quot;V2&quot;);&quot;V1&quot;))); IF([.F107]&lt;=20;&quot;ED&quot;;IF([.F107]&lt;40;&quot;D&quot;;IF([.F107]&gt;=50;IF([.F107]&gt;= 60;IF([.F10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8] &lt;&gt; &quot;&quot;;YEAR(TODAY()) - [.D108]; &quot;&quot;)" table:style-name="ce5"/>
          <table:table-cell office:value-type="string" office:string-value="" table:formula="of:=IF([.F108] &lt;&gt; &quot;&quot;;IF([.E108]=&quot;M&quot;; IF([.F108]&lt;=20;&quot;EH&quot;;IF([.F108]&lt;40;&quot;S&quot;;IF([.F108]&gt;=50;IF([.F108]&gt;= 60;IF([.F108]&gt;=70;&quot;V4&quot;;&quot;V3&quot;);&quot;V2&quot;);&quot;V1&quot;))); IF([.F108]&lt;=20;&quot;ED&quot;;IF([.F108]&lt;40;&quot;D&quot;;IF([.F108]&gt;=50;IF([.F108]&gt;= 60;IF([.F10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09] &lt;&gt; &quot;&quot;;YEAR(TODAY()) - [.D109]; &quot;&quot;)" table:style-name="ce5"/>
          <table:table-cell office:value-type="string" office:string-value="" table:formula="of:=IF([.F109] &lt;&gt; &quot;&quot;;IF([.E109]=&quot;M&quot;; IF([.F109]&lt;=20;&quot;EH&quot;;IF([.F109]&lt;40;&quot;S&quot;;IF([.F109]&gt;=50;IF([.F109]&gt;= 60;IF([.F109]&gt;=70;&quot;V4&quot;;&quot;V3&quot;);&quot;V2&quot;);&quot;V1&quot;))); IF([.F109]&lt;=20;&quot;ED&quot;;IF([.F109]&lt;40;&quot;D&quot;;IF([.F109]&gt;=50;IF([.F109]&gt;= 60;IF([.F10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0] &lt;&gt; &quot;&quot;;YEAR(TODAY()) - [.D110]; &quot;&quot;)" table:style-name="ce5"/>
          <table:table-cell office:value-type="string" office:string-value="" table:formula="of:=IF([.F110] &lt;&gt; &quot;&quot;;IF([.E110]=&quot;M&quot;; IF([.F110]&lt;=20;&quot;EH&quot;;IF([.F110]&lt;40;&quot;S&quot;;IF([.F110]&gt;=50;IF([.F110]&gt;= 60;IF([.F110]&gt;=70;&quot;V4&quot;;&quot;V3&quot;);&quot;V2&quot;);&quot;V1&quot;))); IF([.F110]&lt;=20;&quot;ED&quot;;IF([.F110]&lt;40;&quot;D&quot;;IF([.F110]&gt;=50;IF([.F110]&gt;= 60;IF([.F11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1] &lt;&gt; &quot;&quot;;YEAR(TODAY()) - [.D111]; &quot;&quot;)" table:style-name="ce5"/>
          <table:table-cell office:value-type="string" office:string-value="" table:formula="of:=IF([.F111] &lt;&gt; &quot;&quot;;IF([.E111]=&quot;M&quot;; IF([.F111]&lt;=20;&quot;EH&quot;;IF([.F111]&lt;40;&quot;S&quot;;IF([.F111]&gt;=50;IF([.F111]&gt;= 60;IF([.F111]&gt;=70;&quot;V4&quot;;&quot;V3&quot;);&quot;V2&quot;);&quot;V1&quot;))); IF([.F111]&lt;=20;&quot;ED&quot;;IF([.F111]&lt;40;&quot;D&quot;;IF([.F111]&gt;=50;IF([.F111]&gt;= 60;IF([.F11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2] &lt;&gt; &quot;&quot;;YEAR(TODAY()) - [.D112]; &quot;&quot;)" table:style-name="ce5"/>
          <table:table-cell office:value-type="string" office:string-value="" table:formula="of:=IF([.F112] &lt;&gt; &quot;&quot;;IF([.E112]=&quot;M&quot;; IF([.F112]&lt;=20;&quot;EH&quot;;IF([.F112]&lt;40;&quot;S&quot;;IF([.F112]&gt;=50;IF([.F112]&gt;= 60;IF([.F112]&gt;=70;&quot;V4&quot;;&quot;V3&quot;);&quot;V2&quot;);&quot;V1&quot;))); IF([.F112]&lt;=20;&quot;ED&quot;;IF([.F112]&lt;40;&quot;D&quot;;IF([.F112]&gt;=50;IF([.F112]&gt;= 60;IF([.F11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3] &lt;&gt; &quot;&quot;;YEAR(TODAY()) - [.D113]; &quot;&quot;)" table:style-name="ce5"/>
          <table:table-cell office:value-type="string" office:string-value="" table:formula="of:=IF([.F113] &lt;&gt; &quot;&quot;;IF([.E113]=&quot;M&quot;; IF([.F113]&lt;=20;&quot;EH&quot;;IF([.F113]&lt;40;&quot;S&quot;;IF([.F113]&gt;=50;IF([.F113]&gt;= 60;IF([.F113]&gt;=70;&quot;V4&quot;;&quot;V3&quot;);&quot;V2&quot;);&quot;V1&quot;))); IF([.F113]&lt;=20;&quot;ED&quot;;IF([.F113]&lt;40;&quot;D&quot;;IF([.F113]&gt;=50;IF([.F113]&gt;= 60;IF([.F11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4] &lt;&gt; &quot;&quot;;YEAR(TODAY()) - [.D114]; &quot;&quot;)" table:style-name="ce5"/>
          <table:table-cell office:value-type="string" office:string-value="" table:formula="of:=IF([.F114] &lt;&gt; &quot;&quot;;IF([.E114]=&quot;M&quot;; IF([.F114]&lt;=20;&quot;EH&quot;;IF([.F114]&lt;40;&quot;S&quot;;IF([.F114]&gt;=50;IF([.F114]&gt;= 60;IF([.F114]&gt;=70;&quot;V4&quot;;&quot;V3&quot;);&quot;V2&quot;);&quot;V1&quot;))); IF([.F114]&lt;=20;&quot;ED&quot;;IF([.F114]&lt;40;&quot;D&quot;;IF([.F114]&gt;=50;IF([.F114]&gt;= 60;IF([.F11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5] &lt;&gt; &quot;&quot;;YEAR(TODAY()) - [.D115]; &quot;&quot;)" table:style-name="ce5"/>
          <table:table-cell office:value-type="string" office:string-value="" table:formula="of:=IF([.F115] &lt;&gt; &quot;&quot;;IF([.E115]=&quot;M&quot;; IF([.F115]&lt;=20;&quot;EH&quot;;IF([.F115]&lt;40;&quot;S&quot;;IF([.F115]&gt;=50;IF([.F115]&gt;= 60;IF([.F115]&gt;=70;&quot;V4&quot;;&quot;V3&quot;);&quot;V2&quot;);&quot;V1&quot;))); IF([.F115]&lt;=20;&quot;ED&quot;;IF([.F115]&lt;40;&quot;D&quot;;IF([.F115]&gt;=50;IF([.F115]&gt;= 60;IF([.F11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6] &lt;&gt; &quot;&quot;;YEAR(TODAY()) - [.D116]; &quot;&quot;)" table:style-name="ce5"/>
          <table:table-cell office:value-type="string" office:string-value="" table:formula="of:=IF([.F116] &lt;&gt; &quot;&quot;;IF([.E116]=&quot;M&quot;; IF([.F116]&lt;=20;&quot;EH&quot;;IF([.F116]&lt;40;&quot;S&quot;;IF([.F116]&gt;=50;IF([.F116]&gt;= 60;IF([.F116]&gt;=70;&quot;V4&quot;;&quot;V3&quot;);&quot;V2&quot;);&quot;V1&quot;))); IF([.F116]&lt;=20;&quot;ED&quot;;IF([.F116]&lt;40;&quot;D&quot;;IF([.F116]&gt;=50;IF([.F116]&gt;= 60;IF([.F11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7] &lt;&gt; &quot;&quot;;YEAR(TODAY()) - [.D117]; &quot;&quot;)" table:style-name="ce5"/>
          <table:table-cell office:value-type="string" office:string-value="" table:formula="of:=IF([.F117] &lt;&gt; &quot;&quot;;IF([.E117]=&quot;M&quot;; IF([.F117]&lt;=20;&quot;EH&quot;;IF([.F117]&lt;40;&quot;S&quot;;IF([.F117]&gt;=50;IF([.F117]&gt;= 60;IF([.F117]&gt;=70;&quot;V4&quot;;&quot;V3&quot;);&quot;V2&quot;);&quot;V1&quot;))); IF([.F117]&lt;=20;&quot;ED&quot;;IF([.F117]&lt;40;&quot;D&quot;;IF([.F117]&gt;=50;IF([.F117]&gt;= 60;IF([.F11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8] &lt;&gt; &quot;&quot;;YEAR(TODAY()) - [.D118]; &quot;&quot;)" table:style-name="ce5"/>
          <table:table-cell office:value-type="string" office:string-value="" table:formula="of:=IF([.F118] &lt;&gt; &quot;&quot;;IF([.E118]=&quot;M&quot;; IF([.F118]&lt;=20;&quot;EH&quot;;IF([.F118]&lt;40;&quot;S&quot;;IF([.F118]&gt;=50;IF([.F118]&gt;= 60;IF([.F118]&gt;=70;&quot;V4&quot;;&quot;V3&quot;);&quot;V2&quot;);&quot;V1&quot;))); IF([.F118]&lt;=20;&quot;ED&quot;;IF([.F118]&lt;40;&quot;D&quot;;IF([.F118]&gt;=50;IF([.F118]&gt;= 60;IF([.F11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19] &lt;&gt; &quot;&quot;;YEAR(TODAY()) - [.D119]; &quot;&quot;)" table:style-name="ce5"/>
          <table:table-cell office:value-type="string" office:string-value="" table:formula="of:=IF([.F119] &lt;&gt; &quot;&quot;;IF([.E119]=&quot;M&quot;; IF([.F119]&lt;=20;&quot;EH&quot;;IF([.F119]&lt;40;&quot;S&quot;;IF([.F119]&gt;=50;IF([.F119]&gt;= 60;IF([.F119]&gt;=70;&quot;V4&quot;;&quot;V3&quot;);&quot;V2&quot;);&quot;V1&quot;))); IF([.F119]&lt;=20;&quot;ED&quot;;IF([.F119]&lt;40;&quot;D&quot;;IF([.F119]&gt;=50;IF([.F119]&gt;= 60;IF([.F11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0] &lt;&gt; &quot;&quot;;YEAR(TODAY()) - [.D120]; &quot;&quot;)" table:style-name="ce5"/>
          <table:table-cell office:value-type="string" office:string-value="" table:formula="of:=IF([.F120] &lt;&gt; &quot;&quot;;IF([.E120]=&quot;M&quot;; IF([.F120]&lt;=20;&quot;EH&quot;;IF([.F120]&lt;40;&quot;S&quot;;IF([.F120]&gt;=50;IF([.F120]&gt;= 60;IF([.F120]&gt;=70;&quot;V4&quot;;&quot;V3&quot;);&quot;V2&quot;);&quot;V1&quot;))); IF([.F120]&lt;=20;&quot;ED&quot;;IF([.F120]&lt;40;&quot;D&quot;;IF([.F120]&gt;=50;IF([.F120]&gt;= 60;IF([.F12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1] &lt;&gt; &quot;&quot;;YEAR(TODAY()) - [.D121]; &quot;&quot;)" table:style-name="ce5"/>
          <table:table-cell office:value-type="string" office:string-value="" table:formula="of:=IF([.F121] &lt;&gt; &quot;&quot;;IF([.E121]=&quot;M&quot;; IF([.F121]&lt;=20;&quot;EH&quot;;IF([.F121]&lt;40;&quot;S&quot;;IF([.F121]&gt;=50;IF([.F121]&gt;= 60;IF([.F121]&gt;=70;&quot;V4&quot;;&quot;V3&quot;);&quot;V2&quot;);&quot;V1&quot;))); IF([.F121]&lt;=20;&quot;ED&quot;;IF([.F121]&lt;40;&quot;D&quot;;IF([.F121]&gt;=50;IF([.F121]&gt;= 60;IF([.F12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2] &lt;&gt; &quot;&quot;;YEAR(TODAY()) - [.D122]; &quot;&quot;)" table:style-name="ce5"/>
          <table:table-cell office:value-type="string" office:string-value="" table:formula="of:=IF([.F122] &lt;&gt; &quot;&quot;;IF([.E122]=&quot;M&quot;; IF([.F122]&lt;=20;&quot;EH&quot;;IF([.F122]&lt;40;&quot;S&quot;;IF([.F122]&gt;=50;IF([.F122]&gt;= 60;IF([.F122]&gt;=70;&quot;V4&quot;;&quot;V3&quot;);&quot;V2&quot;);&quot;V1&quot;))); IF([.F122]&lt;=20;&quot;ED&quot;;IF([.F122]&lt;40;&quot;D&quot;;IF([.F122]&gt;=50;IF([.F122]&gt;= 60;IF([.F12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3] &lt;&gt; &quot;&quot;;YEAR(TODAY()) - [.D123]; &quot;&quot;)" table:style-name="ce5"/>
          <table:table-cell office:value-type="string" office:string-value="" table:formula="of:=IF([.F123] &lt;&gt; &quot;&quot;;IF([.E123]=&quot;M&quot;; IF([.F123]&lt;=20;&quot;EH&quot;;IF([.F123]&lt;40;&quot;S&quot;;IF([.F123]&gt;=50;IF([.F123]&gt;= 60;IF([.F123]&gt;=70;&quot;V4&quot;;&quot;V3&quot;);&quot;V2&quot;);&quot;V1&quot;))); IF([.F123]&lt;=20;&quot;ED&quot;;IF([.F123]&lt;40;&quot;D&quot;;IF([.F123]&gt;=50;IF([.F123]&gt;= 60;IF([.F12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4] &lt;&gt; &quot;&quot;;YEAR(TODAY()) - [.D124]; &quot;&quot;)" table:style-name="ce5"/>
          <table:table-cell office:value-type="string" office:string-value="" table:formula="of:=IF([.F124] &lt;&gt; &quot;&quot;;IF([.E124]=&quot;M&quot;; IF([.F124]&lt;=20;&quot;EH&quot;;IF([.F124]&lt;40;&quot;S&quot;;IF([.F124]&gt;=50;IF([.F124]&gt;= 60;IF([.F124]&gt;=70;&quot;V4&quot;;&quot;V3&quot;);&quot;V2&quot;);&quot;V1&quot;))); IF([.F124]&lt;=20;&quot;ED&quot;;IF([.F124]&lt;40;&quot;D&quot;;IF([.F124]&gt;=50;IF([.F124]&gt;= 60;IF([.F12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5] &lt;&gt; &quot;&quot;;YEAR(TODAY()) - [.D125]; &quot;&quot;)" table:style-name="ce5"/>
          <table:table-cell office:value-type="string" office:string-value="" table:formula="of:=IF([.F125] &lt;&gt; &quot;&quot;;IF([.E125]=&quot;M&quot;; IF([.F125]&lt;=20;&quot;EH&quot;;IF([.F125]&lt;40;&quot;S&quot;;IF([.F125]&gt;=50;IF([.F125]&gt;= 60;IF([.F125]&gt;=70;&quot;V4&quot;;&quot;V3&quot;);&quot;V2&quot;);&quot;V1&quot;))); IF([.F125]&lt;=20;&quot;ED&quot;;IF([.F125]&lt;40;&quot;D&quot;;IF([.F125]&gt;=50;IF([.F125]&gt;= 60;IF([.F12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6] &lt;&gt; &quot;&quot;;YEAR(TODAY()) - [.D126]; &quot;&quot;)" table:style-name="ce5"/>
          <table:table-cell office:value-type="string" office:string-value="" table:formula="of:=IF([.F126] &lt;&gt; &quot;&quot;;IF([.E126]=&quot;M&quot;; IF([.F126]&lt;=20;&quot;EH&quot;;IF([.F126]&lt;40;&quot;S&quot;;IF([.F126]&gt;=50;IF([.F126]&gt;= 60;IF([.F126]&gt;=70;&quot;V4&quot;;&quot;V3&quot;);&quot;V2&quot;);&quot;V1&quot;))); IF([.F126]&lt;=20;&quot;ED&quot;;IF([.F126]&lt;40;&quot;D&quot;;IF([.F126]&gt;=50;IF([.F126]&gt;= 60;IF([.F12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7] &lt;&gt; &quot;&quot;;YEAR(TODAY()) - [.D127]; &quot;&quot;)" table:style-name="ce5"/>
          <table:table-cell office:value-type="string" office:string-value="" table:formula="of:=IF([.F127] &lt;&gt; &quot;&quot;;IF([.E127]=&quot;M&quot;; IF([.F127]&lt;=20;&quot;EH&quot;;IF([.F127]&lt;40;&quot;S&quot;;IF([.F127]&gt;=50;IF([.F127]&gt;= 60;IF([.F127]&gt;=70;&quot;V4&quot;;&quot;V3&quot;);&quot;V2&quot;);&quot;V1&quot;))); IF([.F127]&lt;=20;&quot;ED&quot;;IF([.F127]&lt;40;&quot;D&quot;;IF([.F127]&gt;=50;IF([.F127]&gt;= 60;IF([.F12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8] &lt;&gt; &quot;&quot;;YEAR(TODAY()) - [.D128]; &quot;&quot;)" table:style-name="ce5"/>
          <table:table-cell office:value-type="string" office:string-value="" table:formula="of:=IF([.F128] &lt;&gt; &quot;&quot;;IF([.E128]=&quot;M&quot;; IF([.F128]&lt;=20;&quot;EH&quot;;IF([.F128]&lt;40;&quot;S&quot;;IF([.F128]&gt;=50;IF([.F128]&gt;= 60;IF([.F128]&gt;=70;&quot;V4&quot;;&quot;V3&quot;);&quot;V2&quot;);&quot;V1&quot;))); IF([.F128]&lt;=20;&quot;ED&quot;;IF([.F128]&lt;40;&quot;D&quot;;IF([.F128]&gt;=50;IF([.F128]&gt;= 60;IF([.F12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29] &lt;&gt; &quot;&quot;;YEAR(TODAY()) - [.D129]; &quot;&quot;)" table:style-name="ce5"/>
          <table:table-cell office:value-type="string" office:string-value="" table:formula="of:=IF([.F129] &lt;&gt; &quot;&quot;;IF([.E129]=&quot;M&quot;; IF([.F129]&lt;=20;&quot;EH&quot;;IF([.F129]&lt;40;&quot;S&quot;;IF([.F129]&gt;=50;IF([.F129]&gt;= 60;IF([.F129]&gt;=70;&quot;V4&quot;;&quot;V3&quot;);&quot;V2&quot;);&quot;V1&quot;))); IF([.F129]&lt;=20;&quot;ED&quot;;IF([.F129]&lt;40;&quot;D&quot;;IF([.F129]&gt;=50;IF([.F129]&gt;= 60;IF([.F12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0] &lt;&gt; &quot;&quot;;YEAR(TODAY()) - [.D130]; &quot;&quot;)" table:style-name="ce5"/>
          <table:table-cell office:value-type="string" office:string-value="" table:formula="of:=IF([.F130] &lt;&gt; &quot;&quot;;IF([.E130]=&quot;M&quot;; IF([.F130]&lt;=20;&quot;EH&quot;;IF([.F130]&lt;40;&quot;S&quot;;IF([.F130]&gt;=50;IF([.F130]&gt;= 60;IF([.F130]&gt;=70;&quot;V4&quot;;&quot;V3&quot;);&quot;V2&quot;);&quot;V1&quot;))); IF([.F130]&lt;=20;&quot;ED&quot;;IF([.F130]&lt;40;&quot;D&quot;;IF([.F130]&gt;=50;IF([.F130]&gt;= 60;IF([.F13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1] &lt;&gt; &quot;&quot;;YEAR(TODAY()) - [.D131]; &quot;&quot;)" table:style-name="ce5"/>
          <table:table-cell office:value-type="string" office:string-value="" table:formula="of:=IF([.F131] &lt;&gt; &quot;&quot;;IF([.E131]=&quot;M&quot;; IF([.F131]&lt;=20;&quot;EH&quot;;IF([.F131]&lt;40;&quot;S&quot;;IF([.F131]&gt;=50;IF([.F131]&gt;= 60;IF([.F131]&gt;=70;&quot;V4&quot;;&quot;V3&quot;);&quot;V2&quot;);&quot;V1&quot;))); IF([.F131]&lt;=20;&quot;ED&quot;;IF([.F131]&lt;40;&quot;D&quot;;IF([.F131]&gt;=50;IF([.F131]&gt;= 60;IF([.F13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2] &lt;&gt; &quot;&quot;;YEAR(TODAY()) - [.D132]; &quot;&quot;)" table:style-name="ce5"/>
          <table:table-cell office:value-type="string" office:string-value="" table:formula="of:=IF([.F132] &lt;&gt; &quot;&quot;;IF([.E132]=&quot;M&quot;; IF([.F132]&lt;=20;&quot;EH&quot;;IF([.F132]&lt;40;&quot;S&quot;;IF([.F132]&gt;=50;IF([.F132]&gt;= 60;IF([.F132]&gt;=70;&quot;V4&quot;;&quot;V3&quot;);&quot;V2&quot;);&quot;V1&quot;))); IF([.F132]&lt;=20;&quot;ED&quot;;IF([.F132]&lt;40;&quot;D&quot;;IF([.F132]&gt;=50;IF([.F132]&gt;= 60;IF([.F13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3] &lt;&gt; &quot;&quot;;YEAR(TODAY()) - [.D133]; &quot;&quot;)" table:style-name="ce5"/>
          <table:table-cell office:value-type="string" office:string-value="" table:formula="of:=IF([.F133] &lt;&gt; &quot;&quot;;IF([.E133]=&quot;M&quot;; IF([.F133]&lt;=20;&quot;EH&quot;;IF([.F133]&lt;40;&quot;S&quot;;IF([.F133]&gt;=50;IF([.F133]&gt;= 60;IF([.F133]&gt;=70;&quot;V4&quot;;&quot;V3&quot;);&quot;V2&quot;);&quot;V1&quot;))); IF([.F133]&lt;=20;&quot;ED&quot;;IF([.F133]&lt;40;&quot;D&quot;;IF([.F133]&gt;=50;IF([.F133]&gt;= 60;IF([.F13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4] &lt;&gt; &quot;&quot;;YEAR(TODAY()) - [.D134]; &quot;&quot;)" table:style-name="ce5"/>
          <table:table-cell office:value-type="string" office:string-value="" table:formula="of:=IF([.F134] &lt;&gt; &quot;&quot;;IF([.E134]=&quot;M&quot;; IF([.F134]&lt;=20;&quot;EH&quot;;IF([.F134]&lt;40;&quot;S&quot;;IF([.F134]&gt;=50;IF([.F134]&gt;= 60;IF([.F134]&gt;=70;&quot;V4&quot;;&quot;V3&quot;);&quot;V2&quot;);&quot;V1&quot;))); IF([.F134]&lt;=20;&quot;ED&quot;;IF([.F134]&lt;40;&quot;D&quot;;IF([.F134]&gt;=50;IF([.F134]&gt;= 60;IF([.F13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5] &lt;&gt; &quot;&quot;;YEAR(TODAY()) - [.D135]; &quot;&quot;)" table:style-name="ce5"/>
          <table:table-cell office:value-type="string" office:string-value="" table:formula="of:=IF([.F135] &lt;&gt; &quot;&quot;;IF([.E135]=&quot;M&quot;; IF([.F135]&lt;=20;&quot;EH&quot;;IF([.F135]&lt;40;&quot;S&quot;;IF([.F135]&gt;=50;IF([.F135]&gt;= 60;IF([.F135]&gt;=70;&quot;V4&quot;;&quot;V3&quot;);&quot;V2&quot;);&quot;V1&quot;))); IF([.F135]&lt;=20;&quot;ED&quot;;IF([.F135]&lt;40;&quot;D&quot;;IF([.F135]&gt;=50;IF([.F135]&gt;= 60;IF([.F13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6] &lt;&gt; &quot;&quot;;YEAR(TODAY()) - [.D136]; &quot;&quot;)" table:style-name="ce5"/>
          <table:table-cell office:value-type="string" office:string-value="" table:formula="of:=IF([.F136] &lt;&gt; &quot;&quot;;IF([.E136]=&quot;M&quot;; IF([.F136]&lt;=20;&quot;EH&quot;;IF([.F136]&lt;40;&quot;S&quot;;IF([.F136]&gt;=50;IF([.F136]&gt;= 60;IF([.F136]&gt;=70;&quot;V4&quot;;&quot;V3&quot;);&quot;V2&quot;);&quot;V1&quot;))); IF([.F136]&lt;=20;&quot;ED&quot;;IF([.F136]&lt;40;&quot;D&quot;;IF([.F136]&gt;=50;IF([.F136]&gt;= 60;IF([.F13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7] &lt;&gt; &quot;&quot;;YEAR(TODAY()) - [.D137]; &quot;&quot;)" table:style-name="ce5"/>
          <table:table-cell office:value-type="string" office:string-value="" table:formula="of:=IF([.F137] &lt;&gt; &quot;&quot;;IF([.E137]=&quot;M&quot;; IF([.F137]&lt;=20;&quot;EH&quot;;IF([.F137]&lt;40;&quot;S&quot;;IF([.F137]&gt;=50;IF([.F137]&gt;= 60;IF([.F137]&gt;=70;&quot;V4&quot;;&quot;V3&quot;);&quot;V2&quot;);&quot;V1&quot;))); IF([.F137]&lt;=20;&quot;ED&quot;;IF([.F137]&lt;40;&quot;D&quot;;IF([.F137]&gt;=50;IF([.F137]&gt;= 60;IF([.F13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8] &lt;&gt; &quot;&quot;;YEAR(TODAY()) - [.D138]; &quot;&quot;)" table:style-name="ce5"/>
          <table:table-cell office:value-type="string" office:string-value="" table:formula="of:=IF([.F138] &lt;&gt; &quot;&quot;;IF([.E138]=&quot;M&quot;; IF([.F138]&lt;=20;&quot;EH&quot;;IF([.F138]&lt;40;&quot;S&quot;;IF([.F138]&gt;=50;IF([.F138]&gt;= 60;IF([.F138]&gt;=70;&quot;V4&quot;;&quot;V3&quot;);&quot;V2&quot;);&quot;V1&quot;))); IF([.F138]&lt;=20;&quot;ED&quot;;IF([.F138]&lt;40;&quot;D&quot;;IF([.F138]&gt;=50;IF([.F138]&gt;= 60;IF([.F13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39] &lt;&gt; &quot;&quot;;YEAR(TODAY()) - [.D139]; &quot;&quot;)" table:style-name="ce5"/>
          <table:table-cell office:value-type="string" office:string-value="" table:formula="of:=IF([.F139] &lt;&gt; &quot;&quot;;IF([.E139]=&quot;M&quot;; IF([.F139]&lt;=20;&quot;EH&quot;;IF([.F139]&lt;40;&quot;S&quot;;IF([.F139]&gt;=50;IF([.F139]&gt;= 60;IF([.F139]&gt;=70;&quot;V4&quot;;&quot;V3&quot;);&quot;V2&quot;);&quot;V1&quot;))); IF([.F139]&lt;=20;&quot;ED&quot;;IF([.F139]&lt;40;&quot;D&quot;;IF([.F139]&gt;=50;IF([.F139]&gt;= 60;IF([.F13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0] &lt;&gt; &quot;&quot;;YEAR(TODAY()) - [.D140]; &quot;&quot;)" table:style-name="ce5"/>
          <table:table-cell office:value-type="string" office:string-value="" table:formula="of:=IF([.F140] &lt;&gt; &quot;&quot;;IF([.E140]=&quot;M&quot;; IF([.F140]&lt;=20;&quot;EH&quot;;IF([.F140]&lt;40;&quot;S&quot;;IF([.F140]&gt;=50;IF([.F140]&gt;= 60;IF([.F140]&gt;=70;&quot;V4&quot;;&quot;V3&quot;);&quot;V2&quot;);&quot;V1&quot;))); IF([.F140]&lt;=20;&quot;ED&quot;;IF([.F140]&lt;40;&quot;D&quot;;IF([.F140]&gt;=50;IF([.F140]&gt;= 60;IF([.F14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1] &lt;&gt; &quot;&quot;;YEAR(TODAY()) - [.D141]; &quot;&quot;)" table:style-name="ce5"/>
          <table:table-cell office:value-type="string" office:string-value="" table:formula="of:=IF([.F141] &lt;&gt; &quot;&quot;;IF([.E141]=&quot;M&quot;; IF([.F141]&lt;=20;&quot;EH&quot;;IF([.F141]&lt;40;&quot;S&quot;;IF([.F141]&gt;=50;IF([.F141]&gt;= 60;IF([.F141]&gt;=70;&quot;V4&quot;;&quot;V3&quot;);&quot;V2&quot;);&quot;V1&quot;))); IF([.F141]&lt;=20;&quot;ED&quot;;IF([.F141]&lt;40;&quot;D&quot;;IF([.F141]&gt;=50;IF([.F141]&gt;= 60;IF([.F14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2] &lt;&gt; &quot;&quot;;YEAR(TODAY()) - [.D142]; &quot;&quot;)" table:style-name="ce5"/>
          <table:table-cell office:value-type="string" office:string-value="" table:formula="of:=IF([.F142] &lt;&gt; &quot;&quot;;IF([.E142]=&quot;M&quot;; IF([.F142]&lt;=20;&quot;EH&quot;;IF([.F142]&lt;40;&quot;S&quot;;IF([.F142]&gt;=50;IF([.F142]&gt;= 60;IF([.F142]&gt;=70;&quot;V4&quot;;&quot;V3&quot;);&quot;V2&quot;);&quot;V1&quot;))); IF([.F142]&lt;=20;&quot;ED&quot;;IF([.F142]&lt;40;&quot;D&quot;;IF([.F142]&gt;=50;IF([.F142]&gt;= 60;IF([.F14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3] &lt;&gt; &quot;&quot;;YEAR(TODAY()) - [.D143]; &quot;&quot;)" table:style-name="ce5"/>
          <table:table-cell office:value-type="string" office:string-value="" table:formula="of:=IF([.F143] &lt;&gt; &quot;&quot;;IF([.E143]=&quot;M&quot;; IF([.F143]&lt;=20;&quot;EH&quot;;IF([.F143]&lt;40;&quot;S&quot;;IF([.F143]&gt;=50;IF([.F143]&gt;= 60;IF([.F143]&gt;=70;&quot;V4&quot;;&quot;V3&quot;);&quot;V2&quot;);&quot;V1&quot;))); IF([.F143]&lt;=20;&quot;ED&quot;;IF([.F143]&lt;40;&quot;D&quot;;IF([.F143]&gt;=50;IF([.F143]&gt;= 60;IF([.F14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4] &lt;&gt; &quot;&quot;;YEAR(TODAY()) - [.D144]; &quot;&quot;)" table:style-name="ce5"/>
          <table:table-cell office:value-type="string" office:string-value="" table:formula="of:=IF([.F144] &lt;&gt; &quot;&quot;;IF([.E144]=&quot;M&quot;; IF([.F144]&lt;=20;&quot;EH&quot;;IF([.F144]&lt;40;&quot;S&quot;;IF([.F144]&gt;=50;IF([.F144]&gt;= 60;IF([.F144]&gt;=70;&quot;V4&quot;;&quot;V3&quot;);&quot;V2&quot;);&quot;V1&quot;))); IF([.F144]&lt;=20;&quot;ED&quot;;IF([.F144]&lt;40;&quot;D&quot;;IF([.F144]&gt;=50;IF([.F144]&gt;= 60;IF([.F14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5] &lt;&gt; &quot;&quot;;YEAR(TODAY()) - [.D145]; &quot;&quot;)" table:style-name="ce5"/>
          <table:table-cell office:value-type="string" office:string-value="" table:formula="of:=IF([.F145] &lt;&gt; &quot;&quot;;IF([.E145]=&quot;M&quot;; IF([.F145]&lt;=20;&quot;EH&quot;;IF([.F145]&lt;40;&quot;S&quot;;IF([.F145]&gt;=50;IF([.F145]&gt;= 60;IF([.F145]&gt;=70;&quot;V4&quot;;&quot;V3&quot;);&quot;V2&quot;);&quot;V1&quot;))); IF([.F145]&lt;=20;&quot;ED&quot;;IF([.F145]&lt;40;&quot;D&quot;;IF([.F145]&gt;=50;IF([.F145]&gt;= 60;IF([.F14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6] &lt;&gt; &quot;&quot;;YEAR(TODAY()) - [.D146]; &quot;&quot;)" table:style-name="ce5"/>
          <table:table-cell office:value-type="string" office:string-value="" table:formula="of:=IF([.F146] &lt;&gt; &quot;&quot;;IF([.E146]=&quot;M&quot;; IF([.F146]&lt;=20;&quot;EH&quot;;IF([.F146]&lt;40;&quot;S&quot;;IF([.F146]&gt;=50;IF([.F146]&gt;= 60;IF([.F146]&gt;=70;&quot;V4&quot;;&quot;V3&quot;);&quot;V2&quot;);&quot;V1&quot;))); IF([.F146]&lt;=20;&quot;ED&quot;;IF([.F146]&lt;40;&quot;D&quot;;IF([.F146]&gt;=50;IF([.F146]&gt;= 60;IF([.F14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7] &lt;&gt; &quot;&quot;;YEAR(TODAY()) - [.D147]; &quot;&quot;)" table:style-name="ce5"/>
          <table:table-cell office:value-type="string" office:string-value="" table:formula="of:=IF([.F147] &lt;&gt; &quot;&quot;;IF([.E147]=&quot;M&quot;; IF([.F147]&lt;=20;&quot;EH&quot;;IF([.F147]&lt;40;&quot;S&quot;;IF([.F147]&gt;=50;IF([.F147]&gt;= 60;IF([.F147]&gt;=70;&quot;V4&quot;;&quot;V3&quot;);&quot;V2&quot;);&quot;V1&quot;))); IF([.F147]&lt;=20;&quot;ED&quot;;IF([.F147]&lt;40;&quot;D&quot;;IF([.F147]&gt;=50;IF([.F147]&gt;= 60;IF([.F14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8] &lt;&gt; &quot;&quot;;YEAR(TODAY()) - [.D148]; &quot;&quot;)" table:style-name="ce5"/>
          <table:table-cell office:value-type="string" office:string-value="" table:formula="of:=IF([.F148] &lt;&gt; &quot;&quot;;IF([.E148]=&quot;M&quot;; IF([.F148]&lt;=20;&quot;EH&quot;;IF([.F148]&lt;40;&quot;S&quot;;IF([.F148]&gt;=50;IF([.F148]&gt;= 60;IF([.F148]&gt;=70;&quot;V4&quot;;&quot;V3&quot;);&quot;V2&quot;);&quot;V1&quot;))); IF([.F148]&lt;=20;&quot;ED&quot;;IF([.F148]&lt;40;&quot;D&quot;;IF([.F148]&gt;=50;IF([.F148]&gt;= 60;IF([.F14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49] &lt;&gt; &quot;&quot;;YEAR(TODAY()) - [.D149]; &quot;&quot;)" table:style-name="ce5"/>
          <table:table-cell office:value-type="string" office:string-value="" table:formula="of:=IF([.F149] &lt;&gt; &quot;&quot;;IF([.E149]=&quot;M&quot;; IF([.F149]&lt;=20;&quot;EH&quot;;IF([.F149]&lt;40;&quot;S&quot;;IF([.F149]&gt;=50;IF([.F149]&gt;= 60;IF([.F149]&gt;=70;&quot;V4&quot;;&quot;V3&quot;);&quot;V2&quot;);&quot;V1&quot;))); IF([.F149]&lt;=20;&quot;ED&quot;;IF([.F149]&lt;40;&quot;D&quot;;IF([.F149]&gt;=50;IF([.F149]&gt;= 60;IF([.F14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0] &lt;&gt; &quot;&quot;;YEAR(TODAY()) - [.D150]; &quot;&quot;)" table:style-name="ce5"/>
          <table:table-cell office:value-type="string" office:string-value="" table:formula="of:=IF([.F150] &lt;&gt; &quot;&quot;;IF([.E150]=&quot;M&quot;; IF([.F150]&lt;=20;&quot;EH&quot;;IF([.F150]&lt;40;&quot;S&quot;;IF([.F150]&gt;=50;IF([.F150]&gt;= 60;IF([.F150]&gt;=70;&quot;V4&quot;;&quot;V3&quot;);&quot;V2&quot;);&quot;V1&quot;))); IF([.F150]&lt;=20;&quot;ED&quot;;IF([.F150]&lt;40;&quot;D&quot;;IF([.F150]&gt;=50;IF([.F150]&gt;= 60;IF([.F15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1] &lt;&gt; &quot;&quot;;YEAR(TODAY()) - [.D151]; &quot;&quot;)" table:style-name="ce5"/>
          <table:table-cell office:value-type="string" office:string-value="" table:formula="of:=IF([.F151] &lt;&gt; &quot;&quot;;IF([.E151]=&quot;M&quot;; IF([.F151]&lt;=20;&quot;EH&quot;;IF([.F151]&lt;40;&quot;S&quot;;IF([.F151]&gt;=50;IF([.F151]&gt;= 60;IF([.F151]&gt;=70;&quot;V4&quot;;&quot;V3&quot;);&quot;V2&quot;);&quot;V1&quot;))); IF([.F151]&lt;=20;&quot;ED&quot;;IF([.F151]&lt;40;&quot;D&quot;;IF([.F151]&gt;=50;IF([.F151]&gt;= 60;IF([.F15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2] &lt;&gt; &quot;&quot;;YEAR(TODAY()) - [.D152]; &quot;&quot;)" table:style-name="ce5"/>
          <table:table-cell office:value-type="string" office:string-value="" table:formula="of:=IF([.F152] &lt;&gt; &quot;&quot;;IF([.E152]=&quot;M&quot;; IF([.F152]&lt;=20;&quot;EH&quot;;IF([.F152]&lt;40;&quot;S&quot;;IF([.F152]&gt;=50;IF([.F152]&gt;= 60;IF([.F152]&gt;=70;&quot;V4&quot;;&quot;V3&quot;);&quot;V2&quot;);&quot;V1&quot;))); IF([.F152]&lt;=20;&quot;ED&quot;;IF([.F152]&lt;40;&quot;D&quot;;IF([.F152]&gt;=50;IF([.F152]&gt;= 60;IF([.F15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3] &lt;&gt; &quot;&quot;;YEAR(TODAY()) - [.D153]; &quot;&quot;)" table:style-name="ce5"/>
          <table:table-cell office:value-type="string" office:string-value="" table:formula="of:=IF([.F153] &lt;&gt; &quot;&quot;;IF([.E153]=&quot;M&quot;; IF([.F153]&lt;=20;&quot;EH&quot;;IF([.F153]&lt;40;&quot;S&quot;;IF([.F153]&gt;=50;IF([.F153]&gt;= 60;IF([.F153]&gt;=70;&quot;V4&quot;;&quot;V3&quot;);&quot;V2&quot;);&quot;V1&quot;))); IF([.F153]&lt;=20;&quot;ED&quot;;IF([.F153]&lt;40;&quot;D&quot;;IF([.F153]&gt;=50;IF([.F153]&gt;= 60;IF([.F15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4] &lt;&gt; &quot;&quot;;YEAR(TODAY()) - [.D154]; &quot;&quot;)" table:style-name="ce5"/>
          <table:table-cell office:value-type="string" office:string-value="" table:formula="of:=IF([.F154] &lt;&gt; &quot;&quot;;IF([.E154]=&quot;M&quot;; IF([.F154]&lt;=20;&quot;EH&quot;;IF([.F154]&lt;40;&quot;S&quot;;IF([.F154]&gt;=50;IF([.F154]&gt;= 60;IF([.F154]&gt;=70;&quot;V4&quot;;&quot;V3&quot;);&quot;V2&quot;);&quot;V1&quot;))); IF([.F154]&lt;=20;&quot;ED&quot;;IF([.F154]&lt;40;&quot;D&quot;;IF([.F154]&gt;=50;IF([.F154]&gt;= 60;IF([.F15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5] &lt;&gt; &quot;&quot;;YEAR(TODAY()) - [.D155]; &quot;&quot;)" table:style-name="ce5"/>
          <table:table-cell office:value-type="string" office:string-value="" table:formula="of:=IF([.F155] &lt;&gt; &quot;&quot;;IF([.E155]=&quot;M&quot;; IF([.F155]&lt;=20;&quot;EH&quot;;IF([.F155]&lt;40;&quot;S&quot;;IF([.F155]&gt;=50;IF([.F155]&gt;= 60;IF([.F155]&gt;=70;&quot;V4&quot;;&quot;V3&quot;);&quot;V2&quot;);&quot;V1&quot;))); IF([.F155]&lt;=20;&quot;ED&quot;;IF([.F155]&lt;40;&quot;D&quot;;IF([.F155]&gt;=50;IF([.F155]&gt;= 60;IF([.F15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6] &lt;&gt; &quot;&quot;;YEAR(TODAY()) - [.D156]; &quot;&quot;)" table:style-name="ce5"/>
          <table:table-cell office:value-type="string" office:string-value="" table:formula="of:=IF([.F156] &lt;&gt; &quot;&quot;;IF([.E156]=&quot;M&quot;; IF([.F156]&lt;=20;&quot;EH&quot;;IF([.F156]&lt;40;&quot;S&quot;;IF([.F156]&gt;=50;IF([.F156]&gt;= 60;IF([.F156]&gt;=70;&quot;V4&quot;;&quot;V3&quot;);&quot;V2&quot;);&quot;V1&quot;))); IF([.F156]&lt;=20;&quot;ED&quot;;IF([.F156]&lt;40;&quot;D&quot;;IF([.F156]&gt;=50;IF([.F156]&gt;= 60;IF([.F15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7] &lt;&gt; &quot;&quot;;YEAR(TODAY()) - [.D157]; &quot;&quot;)" table:style-name="ce5"/>
          <table:table-cell office:value-type="string" office:string-value="" table:formula="of:=IF([.F157] &lt;&gt; &quot;&quot;;IF([.E157]=&quot;M&quot;; IF([.F157]&lt;=20;&quot;EH&quot;;IF([.F157]&lt;40;&quot;S&quot;;IF([.F157]&gt;=50;IF([.F157]&gt;= 60;IF([.F157]&gt;=70;&quot;V4&quot;;&quot;V3&quot;);&quot;V2&quot;);&quot;V1&quot;))); IF([.F157]&lt;=20;&quot;ED&quot;;IF([.F157]&lt;40;&quot;D&quot;;IF([.F157]&gt;=50;IF([.F157]&gt;= 60;IF([.F15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8] &lt;&gt; &quot;&quot;;YEAR(TODAY()) - [.D158]; &quot;&quot;)" table:style-name="ce5"/>
          <table:table-cell office:value-type="string" office:string-value="" table:formula="of:=IF([.F158] &lt;&gt; &quot;&quot;;IF([.E158]=&quot;M&quot;; IF([.F158]&lt;=20;&quot;EH&quot;;IF([.F158]&lt;40;&quot;S&quot;;IF([.F158]&gt;=50;IF([.F158]&gt;= 60;IF([.F158]&gt;=70;&quot;V4&quot;;&quot;V3&quot;);&quot;V2&quot;);&quot;V1&quot;))); IF([.F158]&lt;=20;&quot;ED&quot;;IF([.F158]&lt;40;&quot;D&quot;;IF([.F158]&gt;=50;IF([.F158]&gt;= 60;IF([.F15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59] &lt;&gt; &quot;&quot;;YEAR(TODAY()) - [.D159]; &quot;&quot;)" table:style-name="ce5"/>
          <table:table-cell office:value-type="string" office:string-value="" table:formula="of:=IF([.F159] &lt;&gt; &quot;&quot;;IF([.E159]=&quot;M&quot;; IF([.F159]&lt;=20;&quot;EH&quot;;IF([.F159]&lt;40;&quot;S&quot;;IF([.F159]&gt;=50;IF([.F159]&gt;= 60;IF([.F159]&gt;=70;&quot;V4&quot;;&quot;V3&quot;);&quot;V2&quot;);&quot;V1&quot;))); IF([.F159]&lt;=20;&quot;ED&quot;;IF([.F159]&lt;40;&quot;D&quot;;IF([.F159]&gt;=50;IF([.F159]&gt;= 60;IF([.F15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0] &lt;&gt; &quot;&quot;;YEAR(TODAY()) - [.D160]; &quot;&quot;)" table:style-name="ce5"/>
          <table:table-cell office:value-type="string" office:string-value="" table:formula="of:=IF([.F160] &lt;&gt; &quot;&quot;;IF([.E160]=&quot;M&quot;; IF([.F160]&lt;=20;&quot;EH&quot;;IF([.F160]&lt;40;&quot;S&quot;;IF([.F160]&gt;=50;IF([.F160]&gt;= 60;IF([.F160]&gt;=70;&quot;V4&quot;;&quot;V3&quot;);&quot;V2&quot;);&quot;V1&quot;))); IF([.F160]&lt;=20;&quot;ED&quot;;IF([.F160]&lt;40;&quot;D&quot;;IF([.F160]&gt;=50;IF([.F160]&gt;= 60;IF([.F16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1] &lt;&gt; &quot;&quot;;YEAR(TODAY()) - [.D161]; &quot;&quot;)" table:style-name="ce5"/>
          <table:table-cell office:value-type="string" office:string-value="" table:formula="of:=IF([.F161] &lt;&gt; &quot;&quot;;IF([.E161]=&quot;M&quot;; IF([.F161]&lt;=20;&quot;EH&quot;;IF([.F161]&lt;40;&quot;S&quot;;IF([.F161]&gt;=50;IF([.F161]&gt;= 60;IF([.F161]&gt;=70;&quot;V4&quot;;&quot;V3&quot;);&quot;V2&quot;);&quot;V1&quot;))); IF([.F161]&lt;=20;&quot;ED&quot;;IF([.F161]&lt;40;&quot;D&quot;;IF([.F161]&gt;=50;IF([.F161]&gt;= 60;IF([.F16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2] &lt;&gt; &quot;&quot;;YEAR(TODAY()) - [.D162]; &quot;&quot;)" table:style-name="ce5"/>
          <table:table-cell office:value-type="string" office:string-value="" table:formula="of:=IF([.F162] &lt;&gt; &quot;&quot;;IF([.E162]=&quot;M&quot;; IF([.F162]&lt;=20;&quot;EH&quot;;IF([.F162]&lt;40;&quot;S&quot;;IF([.F162]&gt;=50;IF([.F162]&gt;= 60;IF([.F162]&gt;=70;&quot;V4&quot;;&quot;V3&quot;);&quot;V2&quot;);&quot;V1&quot;))); IF([.F162]&lt;=20;&quot;ED&quot;;IF([.F162]&lt;40;&quot;D&quot;;IF([.F162]&gt;=50;IF([.F162]&gt;= 60;IF([.F16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3] &lt;&gt; &quot;&quot;;YEAR(TODAY()) - [.D163]; &quot;&quot;)" table:style-name="ce5"/>
          <table:table-cell office:value-type="string" office:string-value="" table:formula="of:=IF([.F163] &lt;&gt; &quot;&quot;;IF([.E163]=&quot;M&quot;; IF([.F163]&lt;=20;&quot;EH&quot;;IF([.F163]&lt;40;&quot;S&quot;;IF([.F163]&gt;=50;IF([.F163]&gt;= 60;IF([.F163]&gt;=70;&quot;V4&quot;;&quot;V3&quot;);&quot;V2&quot;);&quot;V1&quot;))); IF([.F163]&lt;=20;&quot;ED&quot;;IF([.F163]&lt;40;&quot;D&quot;;IF([.F163]&gt;=50;IF([.F163]&gt;= 60;IF([.F16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4] &lt;&gt; &quot;&quot;;YEAR(TODAY()) - [.D164]; &quot;&quot;)" table:style-name="ce5"/>
          <table:table-cell office:value-type="string" office:string-value="" table:formula="of:=IF([.F164] &lt;&gt; &quot;&quot;;IF([.E164]=&quot;M&quot;; IF([.F164]&lt;=20;&quot;EH&quot;;IF([.F164]&lt;40;&quot;S&quot;;IF([.F164]&gt;=50;IF([.F164]&gt;= 60;IF([.F164]&gt;=70;&quot;V4&quot;;&quot;V3&quot;);&quot;V2&quot;);&quot;V1&quot;))); IF([.F164]&lt;=20;&quot;ED&quot;;IF([.F164]&lt;40;&quot;D&quot;;IF([.F164]&gt;=50;IF([.F164]&gt;= 60;IF([.F16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5] &lt;&gt; &quot;&quot;;YEAR(TODAY()) - [.D165]; &quot;&quot;)" table:style-name="ce5"/>
          <table:table-cell office:value-type="string" office:string-value="" table:formula="of:=IF([.F165] &lt;&gt; &quot;&quot;;IF([.E165]=&quot;M&quot;; IF([.F165]&lt;=20;&quot;EH&quot;;IF([.F165]&lt;40;&quot;S&quot;;IF([.F165]&gt;=50;IF([.F165]&gt;= 60;IF([.F165]&gt;=70;&quot;V4&quot;;&quot;V3&quot;);&quot;V2&quot;);&quot;V1&quot;))); IF([.F165]&lt;=20;&quot;ED&quot;;IF([.F165]&lt;40;&quot;D&quot;;IF([.F165]&gt;=50;IF([.F165]&gt;= 60;IF([.F16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6] &lt;&gt; &quot;&quot;;YEAR(TODAY()) - [.D166]; &quot;&quot;)" table:style-name="ce5"/>
          <table:table-cell office:value-type="string" office:string-value="" table:formula="of:=IF([.F166] &lt;&gt; &quot;&quot;;IF([.E166]=&quot;M&quot;; IF([.F166]&lt;=20;&quot;EH&quot;;IF([.F166]&lt;40;&quot;S&quot;;IF([.F166]&gt;=50;IF([.F166]&gt;= 60;IF([.F166]&gt;=70;&quot;V4&quot;;&quot;V3&quot;);&quot;V2&quot;);&quot;V1&quot;))); IF([.F166]&lt;=20;&quot;ED&quot;;IF([.F166]&lt;40;&quot;D&quot;;IF([.F166]&gt;=50;IF([.F166]&gt;= 60;IF([.F16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7] &lt;&gt; &quot;&quot;;YEAR(TODAY()) - [.D167]; &quot;&quot;)" table:style-name="ce5"/>
          <table:table-cell office:value-type="string" office:string-value="" table:formula="of:=IF([.F167] &lt;&gt; &quot;&quot;;IF([.E167]=&quot;M&quot;; IF([.F167]&lt;=20;&quot;EH&quot;;IF([.F167]&lt;40;&quot;S&quot;;IF([.F167]&gt;=50;IF([.F167]&gt;= 60;IF([.F167]&gt;=70;&quot;V4&quot;;&quot;V3&quot;);&quot;V2&quot;);&quot;V1&quot;))); IF([.F167]&lt;=20;&quot;ED&quot;;IF([.F167]&lt;40;&quot;D&quot;;IF([.F167]&gt;=50;IF([.F167]&gt;= 60;IF([.F16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8] &lt;&gt; &quot;&quot;;YEAR(TODAY()) - [.D168]; &quot;&quot;)" table:style-name="ce5"/>
          <table:table-cell office:value-type="string" office:string-value="" table:formula="of:=IF([.F168] &lt;&gt; &quot;&quot;;IF([.E168]=&quot;M&quot;; IF([.F168]&lt;=20;&quot;EH&quot;;IF([.F168]&lt;40;&quot;S&quot;;IF([.F168]&gt;=50;IF([.F168]&gt;= 60;IF([.F168]&gt;=70;&quot;V4&quot;;&quot;V3&quot;);&quot;V2&quot;);&quot;V1&quot;))); IF([.F168]&lt;=20;&quot;ED&quot;;IF([.F168]&lt;40;&quot;D&quot;;IF([.F168]&gt;=50;IF([.F168]&gt;= 60;IF([.F16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69] &lt;&gt; &quot;&quot;;YEAR(TODAY()) - [.D169]; &quot;&quot;)" table:style-name="ce5"/>
          <table:table-cell office:value-type="string" office:string-value="" table:formula="of:=IF([.F169] &lt;&gt; &quot;&quot;;IF([.E169]=&quot;M&quot;; IF([.F169]&lt;=20;&quot;EH&quot;;IF([.F169]&lt;40;&quot;S&quot;;IF([.F169]&gt;=50;IF([.F169]&gt;= 60;IF([.F169]&gt;=70;&quot;V4&quot;;&quot;V3&quot;);&quot;V2&quot;);&quot;V1&quot;))); IF([.F169]&lt;=20;&quot;ED&quot;;IF([.F169]&lt;40;&quot;D&quot;;IF([.F169]&gt;=50;IF([.F169]&gt;= 60;IF([.F16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0] &lt;&gt; &quot;&quot;;YEAR(TODAY()) - [.D170]; &quot;&quot;)" table:style-name="ce5"/>
          <table:table-cell office:value-type="string" office:string-value="" table:formula="of:=IF([.F170] &lt;&gt; &quot;&quot;;IF([.E170]=&quot;M&quot;; IF([.F170]&lt;=20;&quot;EH&quot;;IF([.F170]&lt;40;&quot;S&quot;;IF([.F170]&gt;=50;IF([.F170]&gt;= 60;IF([.F170]&gt;=70;&quot;V4&quot;;&quot;V3&quot;);&quot;V2&quot;);&quot;V1&quot;))); IF([.F170]&lt;=20;&quot;ED&quot;;IF([.F170]&lt;40;&quot;D&quot;;IF([.F170]&gt;=50;IF([.F170]&gt;= 60;IF([.F17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1] &lt;&gt; &quot;&quot;;YEAR(TODAY()) - [.D171]; &quot;&quot;)" table:style-name="ce5"/>
          <table:table-cell office:value-type="string" office:string-value="" table:formula="of:=IF([.F171] &lt;&gt; &quot;&quot;;IF([.E171]=&quot;M&quot;; IF([.F171]&lt;=20;&quot;EH&quot;;IF([.F171]&lt;40;&quot;S&quot;;IF([.F171]&gt;=50;IF([.F171]&gt;= 60;IF([.F171]&gt;=70;&quot;V4&quot;;&quot;V3&quot;);&quot;V2&quot;);&quot;V1&quot;))); IF([.F171]&lt;=20;&quot;ED&quot;;IF([.F171]&lt;40;&quot;D&quot;;IF([.F171]&gt;=50;IF([.F171]&gt;= 60;IF([.F17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2] &lt;&gt; &quot;&quot;;YEAR(TODAY()) - [.D172]; &quot;&quot;)" table:style-name="ce5"/>
          <table:table-cell office:value-type="string" office:string-value="" table:formula="of:=IF([.F172] &lt;&gt; &quot;&quot;;IF([.E172]=&quot;M&quot;; IF([.F172]&lt;=20;&quot;EH&quot;;IF([.F172]&lt;40;&quot;S&quot;;IF([.F172]&gt;=50;IF([.F172]&gt;= 60;IF([.F172]&gt;=70;&quot;V4&quot;;&quot;V3&quot;);&quot;V2&quot;);&quot;V1&quot;))); IF([.F172]&lt;=20;&quot;ED&quot;;IF([.F172]&lt;40;&quot;D&quot;;IF([.F172]&gt;=50;IF([.F172]&gt;= 60;IF([.F17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3] &lt;&gt; &quot;&quot;;YEAR(TODAY()) - [.D173]; &quot;&quot;)" table:style-name="ce5"/>
          <table:table-cell office:value-type="string" office:string-value="" table:formula="of:=IF([.F173] &lt;&gt; &quot;&quot;;IF([.E173]=&quot;M&quot;; IF([.F173]&lt;=20;&quot;EH&quot;;IF([.F173]&lt;40;&quot;S&quot;;IF([.F173]&gt;=50;IF([.F173]&gt;= 60;IF([.F173]&gt;=70;&quot;V4&quot;;&quot;V3&quot;);&quot;V2&quot;);&quot;V1&quot;))); IF([.F173]&lt;=20;&quot;ED&quot;;IF([.F173]&lt;40;&quot;D&quot;;IF([.F173]&gt;=50;IF([.F173]&gt;= 60;IF([.F17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4] &lt;&gt; &quot;&quot;;YEAR(TODAY()) - [.D174]; &quot;&quot;)" table:style-name="ce5"/>
          <table:table-cell office:value-type="string" office:string-value="" table:formula="of:=IF([.F174] &lt;&gt; &quot;&quot;;IF([.E174]=&quot;M&quot;; IF([.F174]&lt;=20;&quot;EH&quot;;IF([.F174]&lt;40;&quot;S&quot;;IF([.F174]&gt;=50;IF([.F174]&gt;= 60;IF([.F174]&gt;=70;&quot;V4&quot;;&quot;V3&quot;);&quot;V2&quot;);&quot;V1&quot;))); IF([.F174]&lt;=20;&quot;ED&quot;;IF([.F174]&lt;40;&quot;D&quot;;IF([.F174]&gt;=50;IF([.F174]&gt;= 60;IF([.F17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5] &lt;&gt; &quot;&quot;;YEAR(TODAY()) - [.D175]; &quot;&quot;)" table:style-name="ce5"/>
          <table:table-cell office:value-type="string" office:string-value="" table:formula="of:=IF([.F175] &lt;&gt; &quot;&quot;;IF([.E175]=&quot;M&quot;; IF([.F175]&lt;=20;&quot;EH&quot;;IF([.F175]&lt;40;&quot;S&quot;;IF([.F175]&gt;=50;IF([.F175]&gt;= 60;IF([.F175]&gt;=70;&quot;V4&quot;;&quot;V3&quot;);&quot;V2&quot;);&quot;V1&quot;))); IF([.F175]&lt;=20;&quot;ED&quot;;IF([.F175]&lt;40;&quot;D&quot;;IF([.F175]&gt;=50;IF([.F175]&gt;= 60;IF([.F17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6] &lt;&gt; &quot;&quot;;YEAR(TODAY()) - [.D176]; &quot;&quot;)" table:style-name="ce5"/>
          <table:table-cell office:value-type="string" office:string-value="" table:formula="of:=IF([.F176] &lt;&gt; &quot;&quot;;IF([.E176]=&quot;M&quot;; IF([.F176]&lt;=20;&quot;EH&quot;;IF([.F176]&lt;40;&quot;S&quot;;IF([.F176]&gt;=50;IF([.F176]&gt;= 60;IF([.F176]&gt;=70;&quot;V4&quot;;&quot;V3&quot;);&quot;V2&quot;);&quot;V1&quot;))); IF([.F176]&lt;=20;&quot;ED&quot;;IF([.F176]&lt;40;&quot;D&quot;;IF([.F176]&gt;=50;IF([.F176]&gt;= 60;IF([.F17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7] &lt;&gt; &quot;&quot;;YEAR(TODAY()) - [.D177]; &quot;&quot;)" table:style-name="ce5"/>
          <table:table-cell office:value-type="string" office:string-value="" table:formula="of:=IF([.F177] &lt;&gt; &quot;&quot;;IF([.E177]=&quot;M&quot;; IF([.F177]&lt;=20;&quot;EH&quot;;IF([.F177]&lt;40;&quot;S&quot;;IF([.F177]&gt;=50;IF([.F177]&gt;= 60;IF([.F177]&gt;=70;&quot;V4&quot;;&quot;V3&quot;);&quot;V2&quot;);&quot;V1&quot;))); IF([.F177]&lt;=20;&quot;ED&quot;;IF([.F177]&lt;40;&quot;D&quot;;IF([.F177]&gt;=50;IF([.F177]&gt;= 60;IF([.F17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8] &lt;&gt; &quot;&quot;;YEAR(TODAY()) - [.D178]; &quot;&quot;)" table:style-name="ce5"/>
          <table:table-cell office:value-type="string" office:string-value="" table:formula="of:=IF([.F178] &lt;&gt; &quot;&quot;;IF([.E178]=&quot;M&quot;; IF([.F178]&lt;=20;&quot;EH&quot;;IF([.F178]&lt;40;&quot;S&quot;;IF([.F178]&gt;=50;IF([.F178]&gt;= 60;IF([.F178]&gt;=70;&quot;V4&quot;;&quot;V3&quot;);&quot;V2&quot;);&quot;V1&quot;))); IF([.F178]&lt;=20;&quot;ED&quot;;IF([.F178]&lt;40;&quot;D&quot;;IF([.F178]&gt;=50;IF([.F178]&gt;= 60;IF([.F17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79] &lt;&gt; &quot;&quot;;YEAR(TODAY()) - [.D179]; &quot;&quot;)" table:style-name="ce5"/>
          <table:table-cell office:value-type="string" office:string-value="" table:formula="of:=IF([.F179] &lt;&gt; &quot;&quot;;IF([.E179]=&quot;M&quot;; IF([.F179]&lt;=20;&quot;EH&quot;;IF([.F179]&lt;40;&quot;S&quot;;IF([.F179]&gt;=50;IF([.F179]&gt;= 60;IF([.F179]&gt;=70;&quot;V4&quot;;&quot;V3&quot;);&quot;V2&quot;);&quot;V1&quot;))); IF([.F179]&lt;=20;&quot;ED&quot;;IF([.F179]&lt;40;&quot;D&quot;;IF([.F179]&gt;=50;IF([.F179]&gt;= 60;IF([.F17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0] &lt;&gt; &quot;&quot;;YEAR(TODAY()) - [.D180]; &quot;&quot;)" table:style-name="ce5"/>
          <table:table-cell office:value-type="string" office:string-value="" table:formula="of:=IF([.F180] &lt;&gt; &quot;&quot;;IF([.E180]=&quot;M&quot;; IF([.F180]&lt;=20;&quot;EH&quot;;IF([.F180]&lt;40;&quot;S&quot;;IF([.F180]&gt;=50;IF([.F180]&gt;= 60;IF([.F180]&gt;=70;&quot;V4&quot;;&quot;V3&quot;);&quot;V2&quot;);&quot;V1&quot;))); IF([.F180]&lt;=20;&quot;ED&quot;;IF([.F180]&lt;40;&quot;D&quot;;IF([.F180]&gt;=50;IF([.F180]&gt;= 60;IF([.F18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1] &lt;&gt; &quot;&quot;;YEAR(TODAY()) - [.D181]; &quot;&quot;)" table:style-name="ce5"/>
          <table:table-cell office:value-type="string" office:string-value="" table:formula="of:=IF([.F181] &lt;&gt; &quot;&quot;;IF([.E181]=&quot;M&quot;; IF([.F181]&lt;=20;&quot;EH&quot;;IF([.F181]&lt;40;&quot;S&quot;;IF([.F181]&gt;=50;IF([.F181]&gt;= 60;IF([.F181]&gt;=70;&quot;V4&quot;;&quot;V3&quot;);&quot;V2&quot;);&quot;V1&quot;))); IF([.F181]&lt;=20;&quot;ED&quot;;IF([.F181]&lt;40;&quot;D&quot;;IF([.F181]&gt;=50;IF([.F181]&gt;= 60;IF([.F18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2] &lt;&gt; &quot;&quot;;YEAR(TODAY()) - [.D182]; &quot;&quot;)" table:style-name="ce5"/>
          <table:table-cell office:value-type="string" office:string-value="" table:formula="of:=IF([.F182] &lt;&gt; &quot;&quot;;IF([.E182]=&quot;M&quot;; IF([.F182]&lt;=20;&quot;EH&quot;;IF([.F182]&lt;40;&quot;S&quot;;IF([.F182]&gt;=50;IF([.F182]&gt;= 60;IF([.F182]&gt;=70;&quot;V4&quot;;&quot;V3&quot;);&quot;V2&quot;);&quot;V1&quot;))); IF([.F182]&lt;=20;&quot;ED&quot;;IF([.F182]&lt;40;&quot;D&quot;;IF([.F182]&gt;=50;IF([.F182]&gt;= 60;IF([.F18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3] &lt;&gt; &quot;&quot;;YEAR(TODAY()) - [.D183]; &quot;&quot;)" table:style-name="ce5"/>
          <table:table-cell office:value-type="string" office:string-value="" table:formula="of:=IF([.F183] &lt;&gt; &quot;&quot;;IF([.E183]=&quot;M&quot;; IF([.F183]&lt;=20;&quot;EH&quot;;IF([.F183]&lt;40;&quot;S&quot;;IF([.F183]&gt;=50;IF([.F183]&gt;= 60;IF([.F183]&gt;=70;&quot;V4&quot;;&quot;V3&quot;);&quot;V2&quot;);&quot;V1&quot;))); IF([.F183]&lt;=20;&quot;ED&quot;;IF([.F183]&lt;40;&quot;D&quot;;IF([.F183]&gt;=50;IF([.F183]&gt;= 60;IF([.F18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4] &lt;&gt; &quot;&quot;;YEAR(TODAY()) - [.D184]; &quot;&quot;)" table:style-name="ce5"/>
          <table:table-cell office:value-type="string" office:string-value="" table:formula="of:=IF([.F184] &lt;&gt; &quot;&quot;;IF([.E184]=&quot;M&quot;; IF([.F184]&lt;=20;&quot;EH&quot;;IF([.F184]&lt;40;&quot;S&quot;;IF([.F184]&gt;=50;IF([.F184]&gt;= 60;IF([.F184]&gt;=70;&quot;V4&quot;;&quot;V3&quot;);&quot;V2&quot;);&quot;V1&quot;))); IF([.F184]&lt;=20;&quot;ED&quot;;IF([.F184]&lt;40;&quot;D&quot;;IF([.F184]&gt;=50;IF([.F184]&gt;= 60;IF([.F18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5] &lt;&gt; &quot;&quot;;YEAR(TODAY()) - [.D185]; &quot;&quot;)" table:style-name="ce5"/>
          <table:table-cell office:value-type="string" office:string-value="" table:formula="of:=IF([.F185] &lt;&gt; &quot;&quot;;IF([.E185]=&quot;M&quot;; IF([.F185]&lt;=20;&quot;EH&quot;;IF([.F185]&lt;40;&quot;S&quot;;IF([.F185]&gt;=50;IF([.F185]&gt;= 60;IF([.F185]&gt;=70;&quot;V4&quot;;&quot;V3&quot;);&quot;V2&quot;);&quot;V1&quot;))); IF([.F185]&lt;=20;&quot;ED&quot;;IF([.F185]&lt;40;&quot;D&quot;;IF([.F185]&gt;=50;IF([.F185]&gt;= 60;IF([.F18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6] &lt;&gt; &quot;&quot;;YEAR(TODAY()) - [.D186]; &quot;&quot;)" table:style-name="ce5"/>
          <table:table-cell office:value-type="string" office:string-value="" table:formula="of:=IF([.F186] &lt;&gt; &quot;&quot;;IF([.E186]=&quot;M&quot;; IF([.F186]&lt;=20;&quot;EH&quot;;IF([.F186]&lt;40;&quot;S&quot;;IF([.F186]&gt;=50;IF([.F186]&gt;= 60;IF([.F186]&gt;=70;&quot;V4&quot;;&quot;V3&quot;);&quot;V2&quot;);&quot;V1&quot;))); IF([.F186]&lt;=20;&quot;ED&quot;;IF([.F186]&lt;40;&quot;D&quot;;IF([.F186]&gt;=50;IF([.F186]&gt;= 60;IF([.F18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7] &lt;&gt; &quot;&quot;;YEAR(TODAY()) - [.D187]; &quot;&quot;)" table:style-name="ce5"/>
          <table:table-cell office:value-type="string" office:string-value="" table:formula="of:=IF([.F187] &lt;&gt; &quot;&quot;;IF([.E187]=&quot;M&quot;; IF([.F187]&lt;=20;&quot;EH&quot;;IF([.F187]&lt;40;&quot;S&quot;;IF([.F187]&gt;=50;IF([.F187]&gt;= 60;IF([.F187]&gt;=70;&quot;V4&quot;;&quot;V3&quot;);&quot;V2&quot;);&quot;V1&quot;))); IF([.F187]&lt;=20;&quot;ED&quot;;IF([.F187]&lt;40;&quot;D&quot;;IF([.F187]&gt;=50;IF([.F187]&gt;= 60;IF([.F18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8] &lt;&gt; &quot;&quot;;YEAR(TODAY()) - [.D188]; &quot;&quot;)" table:style-name="ce5"/>
          <table:table-cell office:value-type="string" office:string-value="" table:formula="of:=IF([.F188] &lt;&gt; &quot;&quot;;IF([.E188]=&quot;M&quot;; IF([.F188]&lt;=20;&quot;EH&quot;;IF([.F188]&lt;40;&quot;S&quot;;IF([.F188]&gt;=50;IF([.F188]&gt;= 60;IF([.F188]&gt;=70;&quot;V4&quot;;&quot;V3&quot;);&quot;V2&quot;);&quot;V1&quot;))); IF([.F188]&lt;=20;&quot;ED&quot;;IF([.F188]&lt;40;&quot;D&quot;;IF([.F188]&gt;=50;IF([.F188]&gt;= 60;IF([.F18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89] &lt;&gt; &quot;&quot;;YEAR(TODAY()) - [.D189]; &quot;&quot;)" table:style-name="ce5"/>
          <table:table-cell office:value-type="string" office:string-value="" table:formula="of:=IF([.F189] &lt;&gt; &quot;&quot;;IF([.E189]=&quot;M&quot;; IF([.F189]&lt;=20;&quot;EH&quot;;IF([.F189]&lt;40;&quot;S&quot;;IF([.F189]&gt;=50;IF([.F189]&gt;= 60;IF([.F189]&gt;=70;&quot;V4&quot;;&quot;V3&quot;);&quot;V2&quot;);&quot;V1&quot;))); IF([.F189]&lt;=20;&quot;ED&quot;;IF([.F189]&lt;40;&quot;D&quot;;IF([.F189]&gt;=50;IF([.F189]&gt;= 60;IF([.F18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0] &lt;&gt; &quot;&quot;;YEAR(TODAY()) - [.D190]; &quot;&quot;)" table:style-name="ce5"/>
          <table:table-cell office:value-type="string" office:string-value="" table:formula="of:=IF([.F190] &lt;&gt; &quot;&quot;;IF([.E190]=&quot;M&quot;; IF([.F190]&lt;=20;&quot;EH&quot;;IF([.F190]&lt;40;&quot;S&quot;;IF([.F190]&gt;=50;IF([.F190]&gt;= 60;IF([.F190]&gt;=70;&quot;V4&quot;;&quot;V3&quot;);&quot;V2&quot;);&quot;V1&quot;))); IF([.F190]&lt;=20;&quot;ED&quot;;IF([.F190]&lt;40;&quot;D&quot;;IF([.F190]&gt;=50;IF([.F190]&gt;= 60;IF([.F19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1] &lt;&gt; &quot;&quot;;YEAR(TODAY()) - [.D191]; &quot;&quot;)" table:style-name="ce5"/>
          <table:table-cell office:value-type="string" office:string-value="" table:formula="of:=IF([.F191] &lt;&gt; &quot;&quot;;IF([.E191]=&quot;M&quot;; IF([.F191]&lt;=20;&quot;EH&quot;;IF([.F191]&lt;40;&quot;S&quot;;IF([.F191]&gt;=50;IF([.F191]&gt;= 60;IF([.F191]&gt;=70;&quot;V4&quot;;&quot;V3&quot;);&quot;V2&quot;);&quot;V1&quot;))); IF([.F191]&lt;=20;&quot;ED&quot;;IF([.F191]&lt;40;&quot;D&quot;;IF([.F191]&gt;=50;IF([.F191]&gt;= 60;IF([.F19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2] &lt;&gt; &quot;&quot;;YEAR(TODAY()) - [.D192]; &quot;&quot;)" table:style-name="ce5"/>
          <table:table-cell office:value-type="string" office:string-value="" table:formula="of:=IF([.F192] &lt;&gt; &quot;&quot;;IF([.E192]=&quot;M&quot;; IF([.F192]&lt;=20;&quot;EH&quot;;IF([.F192]&lt;40;&quot;S&quot;;IF([.F192]&gt;=50;IF([.F192]&gt;= 60;IF([.F192]&gt;=70;&quot;V4&quot;;&quot;V3&quot;);&quot;V2&quot;);&quot;V1&quot;))); IF([.F192]&lt;=20;&quot;ED&quot;;IF([.F192]&lt;40;&quot;D&quot;;IF([.F192]&gt;=50;IF([.F192]&gt;= 60;IF([.F19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3] &lt;&gt; &quot;&quot;;YEAR(TODAY()) - [.D193]; &quot;&quot;)" table:style-name="ce5"/>
          <table:table-cell office:value-type="string" office:string-value="" table:formula="of:=IF([.F193] &lt;&gt; &quot;&quot;;IF([.E193]=&quot;M&quot;; IF([.F193]&lt;=20;&quot;EH&quot;;IF([.F193]&lt;40;&quot;S&quot;;IF([.F193]&gt;=50;IF([.F193]&gt;= 60;IF([.F193]&gt;=70;&quot;V4&quot;;&quot;V3&quot;);&quot;V2&quot;);&quot;V1&quot;))); IF([.F193]&lt;=20;&quot;ED&quot;;IF([.F193]&lt;40;&quot;D&quot;;IF([.F193]&gt;=50;IF([.F193]&gt;= 60;IF([.F19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4] &lt;&gt; &quot;&quot;;YEAR(TODAY()) - [.D194]; &quot;&quot;)" table:style-name="ce5"/>
          <table:table-cell office:value-type="string" office:string-value="" table:formula="of:=IF([.F194] &lt;&gt; &quot;&quot;;IF([.E194]=&quot;M&quot;; IF([.F194]&lt;=20;&quot;EH&quot;;IF([.F194]&lt;40;&quot;S&quot;;IF([.F194]&gt;=50;IF([.F194]&gt;= 60;IF([.F194]&gt;=70;&quot;V4&quot;;&quot;V3&quot;);&quot;V2&quot;);&quot;V1&quot;))); IF([.F194]&lt;=20;&quot;ED&quot;;IF([.F194]&lt;40;&quot;D&quot;;IF([.F194]&gt;=50;IF([.F194]&gt;= 60;IF([.F19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5] &lt;&gt; &quot;&quot;;YEAR(TODAY()) - [.D195]; &quot;&quot;)" table:style-name="ce5"/>
          <table:table-cell office:value-type="string" office:string-value="" table:formula="of:=IF([.F195] &lt;&gt; &quot;&quot;;IF([.E195]=&quot;M&quot;; IF([.F195]&lt;=20;&quot;EH&quot;;IF([.F195]&lt;40;&quot;S&quot;;IF([.F195]&gt;=50;IF([.F195]&gt;= 60;IF([.F195]&gt;=70;&quot;V4&quot;;&quot;V3&quot;);&quot;V2&quot;);&quot;V1&quot;))); IF([.F195]&lt;=20;&quot;ED&quot;;IF([.F195]&lt;40;&quot;D&quot;;IF([.F195]&gt;=50;IF([.F195]&gt;= 60;IF([.F19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6] &lt;&gt; &quot;&quot;;YEAR(TODAY()) - [.D196]; &quot;&quot;)" table:style-name="ce5"/>
          <table:table-cell office:value-type="string" office:string-value="" table:formula="of:=IF([.F196] &lt;&gt; &quot;&quot;;IF([.E196]=&quot;M&quot;; IF([.F196]&lt;=20;&quot;EH&quot;;IF([.F196]&lt;40;&quot;S&quot;;IF([.F196]&gt;=50;IF([.F196]&gt;= 60;IF([.F196]&gt;=70;&quot;V4&quot;;&quot;V3&quot;);&quot;V2&quot;);&quot;V1&quot;))); IF([.F196]&lt;=20;&quot;ED&quot;;IF([.F196]&lt;40;&quot;D&quot;;IF([.F196]&gt;=50;IF([.F196]&gt;= 60;IF([.F19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7] &lt;&gt; &quot;&quot;;YEAR(TODAY()) - [.D197]; &quot;&quot;)" table:style-name="ce5"/>
          <table:table-cell office:value-type="string" office:string-value="" table:formula="of:=IF([.F197] &lt;&gt; &quot;&quot;;IF([.E197]=&quot;M&quot;; IF([.F197]&lt;=20;&quot;EH&quot;;IF([.F197]&lt;40;&quot;S&quot;;IF([.F197]&gt;=50;IF([.F197]&gt;= 60;IF([.F197]&gt;=70;&quot;V4&quot;;&quot;V3&quot;);&quot;V2&quot;);&quot;V1&quot;))); IF([.F197]&lt;=20;&quot;ED&quot;;IF([.F197]&lt;40;&quot;D&quot;;IF([.F197]&gt;=50;IF([.F197]&gt;= 60;IF([.F19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8] &lt;&gt; &quot;&quot;;YEAR(TODAY()) - [.D198]; &quot;&quot;)" table:style-name="ce5"/>
          <table:table-cell office:value-type="string" office:string-value="" table:formula="of:=IF([.F198] &lt;&gt; &quot;&quot;;IF([.E198]=&quot;M&quot;; IF([.F198]&lt;=20;&quot;EH&quot;;IF([.F198]&lt;40;&quot;S&quot;;IF([.F198]&gt;=50;IF([.F198]&gt;= 60;IF([.F198]&gt;=70;&quot;V4&quot;;&quot;V3&quot;);&quot;V2&quot;);&quot;V1&quot;))); IF([.F198]&lt;=20;&quot;ED&quot;;IF([.F198]&lt;40;&quot;D&quot;;IF([.F198]&gt;=50;IF([.F198]&gt;= 60;IF([.F19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199] &lt;&gt; &quot;&quot;;YEAR(TODAY()) - [.D199]; &quot;&quot;)" table:style-name="ce5"/>
          <table:table-cell office:value-type="string" office:string-value="" table:formula="of:=IF([.F199] &lt;&gt; &quot;&quot;;IF([.E199]=&quot;M&quot;; IF([.F199]&lt;=20;&quot;EH&quot;;IF([.F199]&lt;40;&quot;S&quot;;IF([.F199]&gt;=50;IF([.F199]&gt;= 60;IF([.F199]&gt;=70;&quot;V4&quot;;&quot;V3&quot;);&quot;V2&quot;);&quot;V1&quot;))); IF([.F199]&lt;=20;&quot;ED&quot;;IF([.F199]&lt;40;&quot;D&quot;;IF([.F199]&gt;=50;IF([.F199]&gt;= 60;IF([.F19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0] &lt;&gt; &quot;&quot;;YEAR(TODAY()) - [.D200]; &quot;&quot;)" table:style-name="ce5"/>
          <table:table-cell office:value-type="string" office:string-value="" table:formula="of:=IF([.F200] &lt;&gt; &quot;&quot;;IF([.E200]=&quot;M&quot;; IF([.F200]&lt;=20;&quot;EH&quot;;IF([.F200]&lt;40;&quot;S&quot;;IF([.F200]&gt;=50;IF([.F200]&gt;= 60;IF([.F200]&gt;=70;&quot;V4&quot;;&quot;V3&quot;);&quot;V2&quot;);&quot;V1&quot;))); IF([.F200]&lt;=20;&quot;ED&quot;;IF([.F200]&lt;40;&quot;D&quot;;IF([.F200]&gt;=50;IF([.F200]&gt;= 60;IF([.F20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1] &lt;&gt; &quot;&quot;;YEAR(TODAY()) - [.D201]; &quot;&quot;)" table:style-name="ce5"/>
          <table:table-cell office:value-type="string" office:string-value="" table:formula="of:=IF([.F201] &lt;&gt; &quot;&quot;;IF([.E201]=&quot;M&quot;; IF([.F201]&lt;=20;&quot;EH&quot;;IF([.F201]&lt;40;&quot;S&quot;;IF([.F201]&gt;=50;IF([.F201]&gt;= 60;IF([.F201]&gt;=70;&quot;V4&quot;;&quot;V3&quot;);&quot;V2&quot;);&quot;V1&quot;))); IF([.F201]&lt;=20;&quot;ED&quot;;IF([.F201]&lt;40;&quot;D&quot;;IF([.F201]&gt;=50;IF([.F201]&gt;= 60;IF([.F20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2] &lt;&gt; &quot;&quot;;YEAR(TODAY()) - [.D202]; &quot;&quot;)" table:style-name="ce5"/>
          <table:table-cell office:value-type="string" office:string-value="" table:formula="of:=IF([.F202] &lt;&gt; &quot;&quot;;IF([.E202]=&quot;M&quot;; IF([.F202]&lt;=20;&quot;EH&quot;;IF([.F202]&lt;40;&quot;S&quot;;IF([.F202]&gt;=50;IF([.F202]&gt;= 60;IF([.F202]&gt;=70;&quot;V4&quot;;&quot;V3&quot;);&quot;V2&quot;);&quot;V1&quot;))); IF([.F202]&lt;=20;&quot;ED&quot;;IF([.F202]&lt;40;&quot;D&quot;;IF([.F202]&gt;=50;IF([.F202]&gt;= 60;IF([.F20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3] &lt;&gt; &quot;&quot;;YEAR(TODAY()) - [.D203]; &quot;&quot;)" table:style-name="ce5"/>
          <table:table-cell office:value-type="string" office:string-value="" table:formula="of:=IF([.F203] &lt;&gt; &quot;&quot;;IF([.E203]=&quot;M&quot;; IF([.F203]&lt;=20;&quot;EH&quot;;IF([.F203]&lt;40;&quot;S&quot;;IF([.F203]&gt;=50;IF([.F203]&gt;= 60;IF([.F203]&gt;=70;&quot;V4&quot;;&quot;V3&quot;);&quot;V2&quot;);&quot;V1&quot;))); IF([.F203]&lt;=20;&quot;ED&quot;;IF([.F203]&lt;40;&quot;D&quot;;IF([.F203]&gt;=50;IF([.F203]&gt;= 60;IF([.F20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4] &lt;&gt; &quot;&quot;;YEAR(TODAY()) - [.D204]; &quot;&quot;)" table:style-name="ce5"/>
          <table:table-cell office:value-type="string" office:string-value="" table:formula="of:=IF([.F204] &lt;&gt; &quot;&quot;;IF([.E204]=&quot;M&quot;; IF([.F204]&lt;=20;&quot;EH&quot;;IF([.F204]&lt;40;&quot;S&quot;;IF([.F204]&gt;=50;IF([.F204]&gt;= 60;IF([.F204]&gt;=70;&quot;V4&quot;;&quot;V3&quot;);&quot;V2&quot;);&quot;V1&quot;))); IF([.F204]&lt;=20;&quot;ED&quot;;IF([.F204]&lt;40;&quot;D&quot;;IF([.F204]&gt;=50;IF([.F204]&gt;= 60;IF([.F20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5] &lt;&gt; &quot;&quot;;YEAR(TODAY()) - [.D205]; &quot;&quot;)" table:style-name="ce5"/>
          <table:table-cell office:value-type="string" office:string-value="" table:formula="of:=IF([.F205] &lt;&gt; &quot;&quot;;IF([.E205]=&quot;M&quot;; IF([.F205]&lt;=20;&quot;EH&quot;;IF([.F205]&lt;40;&quot;S&quot;;IF([.F205]&gt;=50;IF([.F205]&gt;= 60;IF([.F205]&gt;=70;&quot;V4&quot;;&quot;V3&quot;);&quot;V2&quot;);&quot;V1&quot;))); IF([.F205]&lt;=20;&quot;ED&quot;;IF([.F205]&lt;40;&quot;D&quot;;IF([.F205]&gt;=50;IF([.F205]&gt;= 60;IF([.F20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6] &lt;&gt; &quot;&quot;;YEAR(TODAY()) - [.D206]; &quot;&quot;)" table:style-name="ce5"/>
          <table:table-cell office:value-type="string" office:string-value="" table:formula="of:=IF([.F206] &lt;&gt; &quot;&quot;;IF([.E206]=&quot;M&quot;; IF([.F206]&lt;=20;&quot;EH&quot;;IF([.F206]&lt;40;&quot;S&quot;;IF([.F206]&gt;=50;IF([.F206]&gt;= 60;IF([.F206]&gt;=70;&quot;V4&quot;;&quot;V3&quot;);&quot;V2&quot;);&quot;V1&quot;))); IF([.F206]&lt;=20;&quot;ED&quot;;IF([.F206]&lt;40;&quot;D&quot;;IF([.F206]&gt;=50;IF([.F206]&gt;= 60;IF([.F20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7] &lt;&gt; &quot;&quot;;YEAR(TODAY()) - [.D207]; &quot;&quot;)" table:style-name="ce5"/>
          <table:table-cell office:value-type="string" office:string-value="" table:formula="of:=IF([.F207] &lt;&gt; &quot;&quot;;IF([.E207]=&quot;M&quot;; IF([.F207]&lt;=20;&quot;EH&quot;;IF([.F207]&lt;40;&quot;S&quot;;IF([.F207]&gt;=50;IF([.F207]&gt;= 60;IF([.F207]&gt;=70;&quot;V4&quot;;&quot;V3&quot;);&quot;V2&quot;);&quot;V1&quot;))); IF([.F207]&lt;=20;&quot;ED&quot;;IF([.F207]&lt;40;&quot;D&quot;;IF([.F207]&gt;=50;IF([.F207]&gt;= 60;IF([.F20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8] &lt;&gt; &quot;&quot;;YEAR(TODAY()) - [.D208]; &quot;&quot;)" table:style-name="ce5"/>
          <table:table-cell office:value-type="string" office:string-value="" table:formula="of:=IF([.F208] &lt;&gt; &quot;&quot;;IF([.E208]=&quot;M&quot;; IF([.F208]&lt;=20;&quot;EH&quot;;IF([.F208]&lt;40;&quot;S&quot;;IF([.F208]&gt;=50;IF([.F208]&gt;= 60;IF([.F208]&gt;=70;&quot;V4&quot;;&quot;V3&quot;);&quot;V2&quot;);&quot;V1&quot;))); IF([.F208]&lt;=20;&quot;ED&quot;;IF([.F208]&lt;40;&quot;D&quot;;IF([.F208]&gt;=50;IF([.F208]&gt;= 60;IF([.F20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09] &lt;&gt; &quot;&quot;;YEAR(TODAY()) - [.D209]; &quot;&quot;)" table:style-name="ce5"/>
          <table:table-cell office:value-type="string" office:string-value="" table:formula="of:=IF([.F209] &lt;&gt; &quot;&quot;;IF([.E209]=&quot;M&quot;; IF([.F209]&lt;=20;&quot;EH&quot;;IF([.F209]&lt;40;&quot;S&quot;;IF([.F209]&gt;=50;IF([.F209]&gt;= 60;IF([.F209]&gt;=70;&quot;V4&quot;;&quot;V3&quot;);&quot;V2&quot;);&quot;V1&quot;))); IF([.F209]&lt;=20;&quot;ED&quot;;IF([.F209]&lt;40;&quot;D&quot;;IF([.F209]&gt;=50;IF([.F209]&gt;= 60;IF([.F20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0] &lt;&gt; &quot;&quot;;YEAR(TODAY()) - [.D210]; &quot;&quot;)" table:style-name="ce5"/>
          <table:table-cell office:value-type="string" office:string-value="" table:formula="of:=IF([.F210] &lt;&gt; &quot;&quot;;IF([.E210]=&quot;M&quot;; IF([.F210]&lt;=20;&quot;EH&quot;;IF([.F210]&lt;40;&quot;S&quot;;IF([.F210]&gt;=50;IF([.F210]&gt;= 60;IF([.F210]&gt;=70;&quot;V4&quot;;&quot;V3&quot;);&quot;V2&quot;);&quot;V1&quot;))); IF([.F210]&lt;=20;&quot;ED&quot;;IF([.F210]&lt;40;&quot;D&quot;;IF([.F210]&gt;=50;IF([.F210]&gt;= 60;IF([.F21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1] &lt;&gt; &quot;&quot;;YEAR(TODAY()) - [.D211]; &quot;&quot;)" table:style-name="ce5"/>
          <table:table-cell office:value-type="string" office:string-value="" table:formula="of:=IF([.F211] &lt;&gt; &quot;&quot;;IF([.E211]=&quot;M&quot;; IF([.F211]&lt;=20;&quot;EH&quot;;IF([.F211]&lt;40;&quot;S&quot;;IF([.F211]&gt;=50;IF([.F211]&gt;= 60;IF([.F211]&gt;=70;&quot;V4&quot;;&quot;V3&quot;);&quot;V2&quot;);&quot;V1&quot;))); IF([.F211]&lt;=20;&quot;ED&quot;;IF([.F211]&lt;40;&quot;D&quot;;IF([.F211]&gt;=50;IF([.F211]&gt;= 60;IF([.F21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2] &lt;&gt; &quot;&quot;;YEAR(TODAY()) - [.D212]; &quot;&quot;)" table:style-name="ce5"/>
          <table:table-cell office:value-type="string" office:string-value="" table:formula="of:=IF([.F212] &lt;&gt; &quot;&quot;;IF([.E212]=&quot;M&quot;; IF([.F212]&lt;=20;&quot;EH&quot;;IF([.F212]&lt;40;&quot;S&quot;;IF([.F212]&gt;=50;IF([.F212]&gt;= 60;IF([.F212]&gt;=70;&quot;V4&quot;;&quot;V3&quot;);&quot;V2&quot;);&quot;V1&quot;))); IF([.F212]&lt;=20;&quot;ED&quot;;IF([.F212]&lt;40;&quot;D&quot;;IF([.F212]&gt;=50;IF([.F212]&gt;= 60;IF([.F212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3] &lt;&gt; &quot;&quot;;YEAR(TODAY()) - [.D213]; &quot;&quot;)" table:style-name="ce5"/>
          <table:table-cell office:value-type="string" office:string-value="" table:formula="of:=IF([.F213] &lt;&gt; &quot;&quot;;IF([.E213]=&quot;M&quot;; IF([.F213]&lt;=20;&quot;EH&quot;;IF([.F213]&lt;40;&quot;S&quot;;IF([.F213]&gt;=50;IF([.F213]&gt;= 60;IF([.F213]&gt;=70;&quot;V4&quot;;&quot;V3&quot;);&quot;V2&quot;);&quot;V1&quot;))); IF([.F213]&lt;=20;&quot;ED&quot;;IF([.F213]&lt;40;&quot;D&quot;;IF([.F213]&gt;=50;IF([.F213]&gt;= 60;IF([.F213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4] &lt;&gt; &quot;&quot;;YEAR(TODAY()) - [.D214]; &quot;&quot;)" table:style-name="ce5"/>
          <table:table-cell office:value-type="string" office:string-value="" table:formula="of:=IF([.F214] &lt;&gt; &quot;&quot;;IF([.E214]=&quot;M&quot;; IF([.F214]&lt;=20;&quot;EH&quot;;IF([.F214]&lt;40;&quot;S&quot;;IF([.F214]&gt;=50;IF([.F214]&gt;= 60;IF([.F214]&gt;=70;&quot;V4&quot;;&quot;V3&quot;);&quot;V2&quot;);&quot;V1&quot;))); IF([.F214]&lt;=20;&quot;ED&quot;;IF([.F214]&lt;40;&quot;D&quot;;IF([.F214]&gt;=50;IF([.F214]&gt;= 60;IF([.F214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5] &lt;&gt; &quot;&quot;;YEAR(TODAY()) - [.D215]; &quot;&quot;)" table:style-name="ce5"/>
          <table:table-cell office:value-type="string" office:string-value="" table:formula="of:=IF([.F215] &lt;&gt; &quot;&quot;;IF([.E215]=&quot;M&quot;; IF([.F215]&lt;=20;&quot;EH&quot;;IF([.F215]&lt;40;&quot;S&quot;;IF([.F215]&gt;=50;IF([.F215]&gt;= 60;IF([.F215]&gt;=70;&quot;V4&quot;;&quot;V3&quot;);&quot;V2&quot;);&quot;V1&quot;))); IF([.F215]&lt;=20;&quot;ED&quot;;IF([.F215]&lt;40;&quot;D&quot;;IF([.F215]&gt;=50;IF([.F215]&gt;= 60;IF([.F215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6] &lt;&gt; &quot;&quot;;YEAR(TODAY()) - [.D216]; &quot;&quot;)" table:style-name="ce5"/>
          <table:table-cell office:value-type="string" office:string-value="" table:formula="of:=IF([.F216] &lt;&gt; &quot;&quot;;IF([.E216]=&quot;M&quot;; IF([.F216]&lt;=20;&quot;EH&quot;;IF([.F216]&lt;40;&quot;S&quot;;IF([.F216]&gt;=50;IF([.F216]&gt;= 60;IF([.F216]&gt;=70;&quot;V4&quot;;&quot;V3&quot;);&quot;V2&quot;);&quot;V1&quot;))); IF([.F216]&lt;=20;&quot;ED&quot;;IF([.F216]&lt;40;&quot;D&quot;;IF([.F216]&gt;=50;IF([.F216]&gt;= 60;IF([.F216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7] &lt;&gt; &quot;&quot;;YEAR(TODAY()) - [.D217]; &quot;&quot;)" table:style-name="ce5"/>
          <table:table-cell office:value-type="string" office:string-value="" table:formula="of:=IF([.F217] &lt;&gt; &quot;&quot;;IF([.E217]=&quot;M&quot;; IF([.F217]&lt;=20;&quot;EH&quot;;IF([.F217]&lt;40;&quot;S&quot;;IF([.F217]&gt;=50;IF([.F217]&gt;= 60;IF([.F217]&gt;=70;&quot;V4&quot;;&quot;V3&quot;);&quot;V2&quot;);&quot;V1&quot;))); IF([.F217]&lt;=20;&quot;ED&quot;;IF([.F217]&lt;40;&quot;D&quot;;IF([.F217]&gt;=50;IF([.F217]&gt;= 60;IF([.F217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8] &lt;&gt; &quot;&quot;;YEAR(TODAY()) - [.D218]; &quot;&quot;)" table:style-name="ce5"/>
          <table:table-cell office:value-type="string" office:string-value="" table:formula="of:=IF([.F218] &lt;&gt; &quot;&quot;;IF([.E218]=&quot;M&quot;; IF([.F218]&lt;=20;&quot;EH&quot;;IF([.F218]&lt;40;&quot;S&quot;;IF([.F218]&gt;=50;IF([.F218]&gt;= 60;IF([.F218]&gt;=70;&quot;V4&quot;;&quot;V3&quot;);&quot;V2&quot;);&quot;V1&quot;))); IF([.F218]&lt;=20;&quot;ED&quot;;IF([.F218]&lt;40;&quot;D&quot;;IF([.F218]&gt;=50;IF([.F218]&gt;= 60;IF([.F218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19] &lt;&gt; &quot;&quot;;YEAR(TODAY()) - [.D219]; &quot;&quot;)" table:style-name="ce5"/>
          <table:table-cell office:value-type="string" office:string-value="" table:formula="of:=IF([.F219] &lt;&gt; &quot;&quot;;IF([.E219]=&quot;M&quot;; IF([.F219]&lt;=20;&quot;EH&quot;;IF([.F219]&lt;40;&quot;S&quot;;IF([.F219]&gt;=50;IF([.F219]&gt;= 60;IF([.F219]&gt;=70;&quot;V4&quot;;&quot;V3&quot;);&quot;V2&quot;);&quot;V1&quot;))); IF([.F219]&lt;=20;&quot;ED&quot;;IF([.F219]&lt;40;&quot;D&quot;;IF([.F219]&gt;=50;IF([.F219]&gt;= 60;IF([.F219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20] &lt;&gt; &quot;&quot;;YEAR(TODAY()) - [.D220]; &quot;&quot;)" table:style-name="ce5"/>
          <table:table-cell office:value-type="string" office:string-value="" table:formula="of:=IF([.F220] &lt;&gt; &quot;&quot;;IF([.E220]=&quot;M&quot;; IF([.F220]&lt;=20;&quot;EH&quot;;IF([.F220]&lt;40;&quot;S&quot;;IF([.F220]&gt;=50;IF([.F220]&gt;= 60;IF([.F220]&gt;=70;&quot;V4&quot;;&quot;V3&quot;);&quot;V2&quot;);&quot;V1&quot;))); IF([.F220]&lt;=20;&quot;ED&quot;;IF([.F220]&lt;40;&quot;D&quot;;IF([.F220]&gt;=50;IF([.F220]&gt;= 60;IF([.F220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21] &lt;&gt; &quot;&quot;;YEAR(TODAY()) - [.D221]; &quot;&quot;)" table:style-name="ce5"/>
          <table:table-cell office:value-type="string" office:string-value="" table:formula="of:=IF([.F221] &lt;&gt; &quot;&quot;;IF([.E221]=&quot;M&quot;; IF([.F221]&lt;=20;&quot;EH&quot;;IF([.F221]&lt;40;&quot;S&quot;;IF([.F221]&gt;=50;IF([.F221]&gt;= 60;IF([.F221]&gt;=70;&quot;V4&quot;;&quot;V3&quot;);&quot;V2&quot;);&quot;V1&quot;))); IF([.F221]&lt;=20;&quot;ED&quot;;IF([.F221]&lt;40;&quot;D&quot;;IF([.F221]&gt;=50;IF([.F221]&gt;= 60;IF([.F221]&gt;=70;&quot;A4&quot;;&quot;A3&quot;);&quot;A2&quot;);&quot;A1&quot;)))); &quot;&quot; )" table:style-name="ce5"/>
          <table:table-cell table:number-columns-repeated="16377"/>
        </table:table-row>
        <table:table-row table:style-name="ro2">
          <table:table-cell table:number-columns-repeated="5"/>
          <table:table-cell office:value-type="string" office:string-value="" table:formula="of:=IF([.D222] &lt;&gt; &quot;&quot;;YEAR(TODAY()) - [.D222]; &quot;&quot;)" table:style-name="ce5"/>
          <table:table-cell office:value-type="string" office:string-value="" table:formula="of:=IF([.F222] &lt;&gt; &quot;&quot;;IF([.E222]=&quot;M&quot;; IF([.F222]&lt;=20;&quot;EH&quot;;IF([.F222]&lt;40;&quot;S&quot;;IF([.F222]&gt;=50;IF([.F222]&gt;= 60;IF([.F222]&gt;=70;&quot;V4&quot;;&quot;V3&quot;);&quot;V2&quot;);&quot;V1&quot;))); IF([.F222]&lt;=20;&quot;ED&quot;;IF([.F222]&lt;40;&quot;D&quot;;IF([.F222]&gt;=50;IF([.F222]&gt;= 60;IF([.F222]&gt;=70;&quot;A4&quot;;&quot;A3&quot;);&quot;A2&quot;);&quot;A1&quot;)))); &quot;&quot; )" table:style-name="ce5"/>
          <table:table-cell table:number-columns-repeated="16377"/>
        </table:table-row>
        <table:table-row table:number-rows-repeated="1048354" table:style-name="ro3">
          <table:table-cell table:number-columns-repeated="16384"/>
        </table:table-row>
        <table:named-expressions>
          <table:named-range table:name="_xlnm._FilterDatabase" table:cell-range-address="Sheet1.$B$1:Sheet1.$B$1048576" table:base-cell-address="Sheet1.$A$1"/>
        </table:named-expressions>
      </table:table>
      <table:database-ranges>
        <table:database-range table:target-range-address="Sheet1.B1:Sheet1.B1048576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Crappe Nicolas (100)</dc:creator>
    <meta:creation-date>2018-06-14T18:31:32Z</meta:creation-date>
    <dc:date>2019-04-12T11:26:52Z</dc:date>
    <meta:editing-cycles>8</meta:editing-cycles>
    <meta:editing-duration>PT318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